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6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start" fo:margin-left="0cm"/>
      <style:text-properties fo:color="#25396E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3"/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7" style:family="table-cell" style:parent-style-name="Default" style:data-style-name="N3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start" fo:margin-left="0cm"/>
      <style:text-properties fo:color="#25396E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F0F0F0"/>
    </style:style>
    <style:style style:name="ce21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o1" style:family="table-column">
      <style:table-column-properties fo:break-before="auto" style:column-width="6.49816666666667cm"/>
    </style:style>
    <style:style style:name="co2" style:family="table-column">
      <style:table-column-properties fo:break-before="auto" style:column-width="0.8255cm"/>
    </style:style>
    <style:style style:name="co3" style:family="table-column">
      <style:table-column-properties fo:break-before="auto" style:column-width="3.25966666666667cm"/>
    </style:style>
    <style:style style:name="co4" style:family="table-column">
      <style:table-column-properties fo:break-before="auto" style:column-width="0.592666666666667cm"/>
    </style:style>
    <style:style style:name="co5" style:family="table-column">
      <style:table-column-properties fo:break-before="auto" style:column-width="2.0955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3.683cm"/>
    </style:style>
    <style:style style:name="co9" style:family="table-column">
      <style:table-column-properties fo:break-before="auto" style:column-width="3.8735cm"/>
    </style:style>
    <style:style style:name="co10" style:family="table-column">
      <style:table-column-properties fo:break-before="auto" style:column-width="3.4925cm"/>
    </style:style>
    <style:style style:name="co11" style:family="table-column">
      <style:table-column-properties fo:break-before="auto" style:column-width="4.3815cm"/>
    </style:style>
    <style:style style:name="co12" style:family="table-column">
      <style:table-column-properties fo:break-before="auto" style:column-width="2.94216666666667cm"/>
    </style:style>
    <style:style style:name="co13" style:family="table-column">
      <style:table-column-properties fo:break-before="auto" style:column-width="4.55083333333333cm"/>
    </style:style>
    <style:style style:name="co14" style:family="table-column">
      <style:table-column-properties fo:break-before="auto" style:column-width="2.07433333333333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70.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29.25pt" style:use-optimal-row-height="false" fo:break-before="auto"/>
    </style:style>
    <style:style style:name="ro1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ntitativo_Fisico_Pessoal_S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7" table:default-cell-style-name="ce1"/>
        <table:table-row table:style-name="ro1">
          <table:table-cell table:number-columns-repeated="17" table:style-name="ce2"/>
          <table:table-cell table:number-columns-repeated="16367"/>
        </table:table-row>
        <table:table-row table:style-name="ro2">
          <table:table-cell table:number-columns-repeated="8" table:style-name="ce2"/>
          <table:table-cell table:number-columns-spanned="4" table:number-rows-spanned="1" table:style-name="ce12"/>
          <table:covered-table-cell table:number-columns-repeated="3"/>
          <table:table-cell table:number-columns-repeated="5" table:style-name="ce2"/>
          <table:table-cell table:number-columns-repeated="16367"/>
        </table:table-row>
        <table:table-row table:style-name="ro3">
          <table:table-cell table:number-columns-repeated="3" table:style-name="ce2"/>
          <table:table-cell office:value-type="string" table:number-columns-spanned="12" table:number-rows-spanned="1" table:style-name="ce13">
            <text:p>TABELA 1 - PODERES EXECUTIVO, LEGISLATIVO E JUDICIÁRIO - DPU - MPU - EMPRESAS ESTATAIS DEPENDENTES DA UNIÃO</text:p>
          </table:table-cell>
          <table:covered-table-cell table:number-columns-repeated="11"/>
          <table:table-cell table:number-columns-repeated="2" table:style-name="ce2"/>
          <table:table-cell table:number-columns-repeated="16367"/>
        </table:table-row>
        <table:table-row table:style-name="ro4">
          <table:table-cell table:number-columns-repeated="17" table:style-name="ce2"/>
          <table:table-cell table:number-columns-repeated="16367"/>
        </table:table-row>
        <table:table-row table:style-name="ro5">
          <table:table-cell office:value-type="string" table:number-columns-spanned="9" table:number-rows-spanned="1" table:style-name="ce14">
            <text:p>PODER/ÓRGÃO/UNIDADE: MINISTÉRIO PÚBLICO DA UNIÃO - MPU</text:p>
          </table:table-cell>
          <table:covered-table-cell table:number-columns-repeated="8"/>
          <table:table-cell table:number-columns-repeated="6" table:style-name="ce2"/>
          <table:table-cell office:value-type="date" office:date-value="2021-08-01T00:00:00" table:style-name="ce3">
            <text:p>ago/21</text:p>
          </table:table-cell>
          <table:table-cell table:number-columns-repeated="16368" table:style-name="ce1"/>
        </table:table-row>
        <table:table-row table:style-name="ro6">
          <table:table-cell office:value-type="string" table:number-columns-spanned="7" table:number-rows-spanned="2" table:style-name="ce15">
            <text:p>DADOS DO CARGO</text:p>
          </table:table-cell>
          <table:covered-table-cell table:number-columns-repeated="6"/>
          <table:table-cell office:value-type="string" table:number-columns-spanned="5" table:number-rows-spanned="1" table:style-name="ce15">
            <text:p>ATIVO</text:p>
          </table:table-cell>
          <table:covered-table-cell table:number-columns-repeated="4"/>
          <table:table-cell office:value-type="string" table:number-columns-spanned="3" table:number-rows-spanned="1" table:style-name="ce15">
            <text:p>INATIVOS</text:p>
          </table:table-cell>
          <table:covered-table-cell table:number-columns-repeated="2"/>
          <table:table-cell office:value-type="string" table:number-columns-spanned="1" table:number-rows-spanned="3" table:style-name="ce15">
            <text:p>BENEFICIÁRIO<text:s/></text:p>
            <text:p>DE PENSÃO</text:p>
          </table:table-cell>
          <table:table-cell table:style-name="ce2"/>
          <table:table-cell table:number-columns-repeated="16367"/>
        </table:table-row>
        <table:table-row table:style-name="ro5">
          <table:covered-table-cell/>
          <table:covered-table-cell table:number-columns-repeated="6"/>
          <table:table-cell office:value-type="string" table:number-columns-spanned="3" table:number-rows-spanned="1" table:style-name="ce15">
            <text:p>OCUPADOS</text:p>
          </table:table-cell>
          <table:covered-table-cell table:number-columns-repeated="2"/>
          <table:table-cell office:value-type="string" table:number-columns-spanned="1" table:number-rows-spanned="2" table:style-name="ce15">
            <text:p>VAGOS</text:p>
          </table:table-cell>
          <table:table-cell office:value-type="string" table:number-columns-spanned="1" table:number-rows-spanned="2" table:style-name="ce15">
            <text:p>TOTAL</text:p>
          </table:table-cell>
          <table:table-cell office:value-type="string" table:number-columns-spanned="1" table:number-rows-spanned="2" table:style-name="ce15">
            <text:p>APOSENTADORIA</text:p>
          </table:table-cell>
          <table:table-cell office:value-type="string" table:number-columns-spanned="1" table:number-rows-spanned="2" table:style-name="ce15">
            <text:p>INSTITUIDOR</text:p>
            <text:p>DE PENSÃO</text:p>
          </table:table-cell>
          <table:table-cell office:value-type="string" table:style-name="ce4">
            <text:p>TOTAL</text:p>
          </table:table-cell>
          <table:covered-table-cell/>
          <table:table-cell table:style-name="ce2"/>
          <table:table-cell table:number-columns-repeated="16367"/>
        </table:table-row>
        <table:table-row table:style-name="ro7">
          <table:table-cell office:value-type="string" table:number-columns-spanned="2" table:number-rows-spanned="1" table:style-name="ce15">
            <text:p>PLANO/</text:p>
            <text:p>CARREIRA</text:p>
            <text:p/>
          </table:table-cell>
          <table:covered-table-cell/>
          <table:table-cell office:value-type="string" table:number-columns-spanned="2" table:number-rows-spanned="1" table:style-name="ce15">
            <text:p>NÍVEL/</text:p>
            <text:p>ESCOLARIDADE</text:p>
          </table:table-cell>
          <table:covered-table-cell/>
          <table:table-cell office:value-type="string" table:number-columns-spanned="2" table:number-rows-spanned="1" table:style-name="ce15">
            <text:p>CLASSE</text:p>
            <text:p/>
            <text:p/>
          </table:table-cell>
          <table:covered-table-cell/>
          <table:table-cell office:value-type="string" table:style-name="ce4">
            <text:p>PADRÃO/</text:p>
            <text:p>NÍVEL/</text:p>
            <text:p>REFERÊNCIA</text:p>
          </table:table-cell>
          <table:table-cell office:value-type="string" table:style-name="ce4">
            <text:p>ESTÁVEIS</text:p>
          </table:table-cell>
          <table:table-cell office:value-type="string" table:style-name="ce4">
            <text:p>NÃO<text:s/></text:p>
            <text:p>ESTÁVEIS</text:p>
          </table:table-cell>
          <table:table-cell office:value-type="string" table:style-name="ce4">
            <text:p>SUBTOTAL</text:p>
          </table:table-cell>
          <table:covered-table-cell/>
          <table:covered-table-cell/>
          <table:covered-table-cell/>
          <table:covered-table-cell/>
          <table:table-cell table:style-name="ce4"/>
          <table:covered-table-cell/>
          <table:table-cell table:style-name="ce2"/>
          <table:table-cell table:number-columns-repeated="16367"/>
        </table:table-row>
        <table:table-row table:style-name="ro8">
          <table:table-cell office:value-type="string" table:number-columns-spanned="2" table:number-rows-spanned="14" table:style-name="ce16">
            <text:p>ANALISTA</text:p>
          </table:table-cell>
          <table:covered-table-cell/>
          <table:table-cell office:value-type="string" table:number-columns-spanned="2" table:number-rows-spanned="13" table:style-name="ce16">
            <text:p>SUPERIOR</text:p>
          </table:table-cell>
          <table:covered-table-cell/>
          <table:table-cell office:value-type="string" table:number-columns-spanned="2" table:number-rows-spanned="5" table:style-name="ce16">
            <text:p>C</text:p>
          </table:table-cell>
          <table:covered-table-cell/>
          <table:table-cell office:value-type="string" table:style-name="ce5">
            <text:p>13</text:p>
          </table:table-cell>
          <table:table-cell office:value-type="float" office:value="2191" table:formula="of:=['file:///C:/Users/User/Desktop/SUBPLAN/PORTAL%20DA%20TRANSPAR%CANCIA/PORTARIAS%20SOF/2021/Agosto/1%20-%20MPF/anexo_I_servidores_2021_ods.ods'#Anexo_1_Tabela_1_Quantitativo_F.E10]+['file:///C:/Users/User/Desktop/SUBPLAN/PORTAL%20DA%20TRANSPAR%CANCIA/PORTARIAS%20SOF/2021/Agosto/2%20-%20MPM/Anexo-I-tabela-1-Quantitativo_Fisico_Pessoal_Servidores-DAP.ods'#Quantitativo_Fisico_Pessoal.E7]+['file:///C:/Users/User/Desktop/SUBPLAN/PORTAL%20DA%20TRANSPAR%CANCIA/PORTARIAS%20SOF/2021/Agosto/3%20-%20MPDFT/anexo_i_-_tabela_1.xls'#Quantitativo_Fisico_Pessoal_Ser.E9]+['file:///C:/Users/User/Desktop/SUBPLAN/PORTAL%20DA%20TRANSPAR%CANCIA/PORTARIAS%20SOF/2021/Agosto/4%20-%20MPT/Anexo_1_Tabela_1_Quantitativo_Servidores_2021_08_MPT.ods'#Anexo_1_Tabela_1_Quantitativo_S.E11]+['file:///C:/Users/User/Desktop/SUBPLAN/PORTAL%20DA%20TRANSPAR%CANCIA/PORTARIAS%20SOF/2021/Agosto/5%20-%20ESMPU/AnexoIServidoresESMPUAGO2021.ods'#Quantitativo_Fisico_Pessoal_Ser.E9]" table:style-name="ce6">
            <text:p>2191</text:p>
          </table:table-cell>
          <table:table-cell office:value-type="float" office:value="3" table:formula="of:=['file:///C:/Users/User/Desktop/SUBPLAN/PORTAL%20DA%20TRANSPAR%CANCIA/PORTARIAS%20SOF/2021/Agosto/1%20-%20MPF/anexo_I_servidores_2021_ods.ods'#Anexo_1_Tabela_1_Quantitativo_F.F10]+['file:///C:/Users/User/Desktop/SUBPLAN/PORTAL%20DA%20TRANSPAR%CANCIA/PORTARIAS%20SOF/2021/Agosto/2%20-%20MPM/Anexo-I-tabela-1-Quantitativo_Fisico_Pessoal_Servidores-DAP.ods'#Quantitativo_Fisico_Pessoal.F7]+['file:///C:/Users/User/Desktop/SUBPLAN/PORTAL%20DA%20TRANSPAR%CANCIA/PORTARIAS%20SOF/2021/Agosto/3%20-%20MPDFT/anexo_i_-_tabela_1.xls'#Quantitativo_Fisico_Pessoal_Ser.F9]+['file:///C:/Users/User/Desktop/SUBPLAN/PORTAL%20DA%20TRANSPAR%CANCIA/PORTARIAS%20SOF/2021/Agosto/4%20-%20MPT/Anexo_1_Tabela_1_Quantitativo_Servidores_2021_08_MPT.ods'#Anexo_1_Tabela_1_Quantitativo_S.F11]+['file:///C:/Users/User/Desktop/SUBPLAN/PORTAL%20DA%20TRANSPAR%CANCIA/PORTARIAS%20SOF/2021/Agosto/5%20-%20ESMPU/AnexoIServidoresESMPUAGO2021.ods'#Quantitativo_Fisico_Pessoal_Ser.F9]" table:style-name="ce6">
            <text:p>3</text:p>
          </table:table-cell>
          <table:table-cell office:value-type="float" office:value="2194" table:formula="of:=[.H9]+[.I9]" table:style-name="ce7">
            <text:p>2.194</text:p>
          </table:table-cell>
          <table:table-cell office:value-type="float" office:value="2209" table:formula="of:=['file:///C:/Users/User/Desktop/SUBPLAN/PORTAL%20DA%20TRANSPAR%CANCIA/PORTARIAS%20SOF/2021/Agosto/1%20-%20MPF/anexo_I_servidores_2021_ods.ods'#Anexo_1_Tabela_1_Quantitativo_F.$H$24]+['file:///C:/Users/User/Desktop/SUBPLAN/PORTAL%20DA%20TRANSPAR%CANCIA/PORTARIAS%20SOF/2021/Agosto/2%20-%20MPM/Anexo-I-tabela-1-Quantitativo_Fisico_Pessoal_Servidores-DAP.ods'#Quantitativo_Fisico_Pessoal.$H$20]+['file:///C:/Users/User/Desktop/SUBPLAN/PORTAL%20DA%20TRANSPAR%CANCIA/PORTARIAS%20SOF/2021/Agosto/3%20-%20MPDFT/anexo_i_-_tabela_1.xls'#Quantitativo_Fisico_Pessoal_Ser.$H$22]+['file:///C:/Users/User/Desktop/SUBPLAN/PORTAL%20DA%20TRANSPAR%CANCIA/PORTARIAS%20SOF/2021/Agosto/4%20-%20MPT/Anexo_1_Tabela_1_Quantitativo_Servidores_2021_08_MPT.ods'#Anexo_1_Tabela_1_Quantitativo_S.$H$24]+['file:///C:/Users/User/Desktop/SUBPLAN/PORTAL%20DA%20TRANSPAR%CANCIA/PORTARIAS%20SOF/2021/Agosto/5%20-%20ESMPU/AnexoIServidoresESMPUAGO2021.ods'#Quantitativo_Fisico_Pessoal_Ser.$H$22]" table:number-columns-spanned="1" table:number-rows-spanned="13" table:style-name="ce17">
            <text:p>2.209</text:p>
          </table:table-cell>
          <table:table-cell office:value-type="float" office:value="7133" table:formula="of:=[.K9]+[.J22]" table:number-columns-spanned="1" table:number-rows-spanned="13" table:style-name="ce18">
            <text:p>7.133</text:p>
          </table:table-cell>
          <table:table-cell office:value-type="float" office:value="352" table:formula="of:=['file:///C:/Users/User/Desktop/SUBPLAN/PORTAL%20DA%20TRANSPAR%CANCIA/PORTARIAS%20SOF/2021/Agosto/1%20-%20MPF/anexo_I_servidores_2021_ods.ods'#Anexo_1_Tabela_1_Quantitativo_F.J10]+['file:///C:/Users/User/Desktop/SUBPLAN/PORTAL%20DA%20TRANSPAR%CANCIA/PORTARIAS%20SOF/2021/Agosto/2%20-%20MPM/Anexo-I-tabela-1-Quantitativo_Fisico_Pessoal_Servidores-DAP.ods'#Quantitativo_Fisico_Pessoal.J7]+['file:///C:/Users/User/Desktop/SUBPLAN/PORTAL%20DA%20TRANSPAR%CANCIA/PORTARIAS%20SOF/2021/Agosto/3%20-%20MPDFT/anexo_i_-_tabela_1.xls'#Quantitativo_Fisico_Pessoal_Ser.J9]+['file:///C:/Users/User/Desktop/SUBPLAN/PORTAL%20DA%20TRANSPAR%CANCIA/PORTARIAS%20SOF/2021/Agosto/4%20-%20MPT/Anexo_1_Tabela_1_Quantitativo_Servidores_2021_08_MPT.ods'#Anexo_1_Tabela_1_Quantitativo_S.J11]+['file:///C:/Users/User/Desktop/SUBPLAN/PORTAL%20DA%20TRANSPAR%CANCIA/PORTARIAS%20SOF/2021/Agosto/5%20-%20ESMPU/AnexoIServidoresESMPUAGO2021.ods'#Quantitativo_Fisico_Pessoal_Ser.J9]" table:style-name="ce6">
            <text:p>352</text:p>
          </table:table-cell>
          <table:table-cell office:value-type="float" office:value="49" table:formula="of:=['file:///C:/Users/User/Desktop/SUBPLAN/PORTAL%20DA%20TRANSPAR%CANCIA/PORTARIAS%20SOF/2021/Agosto/1%20-%20MPF/anexo_I_servidores_2021_ods.ods'#Anexo_1_Tabela_1_Quantitativo_F.K10]+['file:///C:/Users/User/Desktop/SUBPLAN/PORTAL%20DA%20TRANSPAR%CANCIA/PORTARIAS%20SOF/2021/Agosto/2%20-%20MPM/Anexo-I-tabela-1-Quantitativo_Fisico_Pessoal_Servidores-DAP.ods'#Quantitativo_Fisico_Pessoal.K7]+['file:///C:/Users/User/Desktop/SUBPLAN/PORTAL%20DA%20TRANSPAR%CANCIA/PORTARIAS%20SOF/2021/Agosto/3%20-%20MPDFT/anexo_i_-_tabela_1.xls'#Quantitativo_Fisico_Pessoal_Ser.K9]+['file:///C:/Users/User/Desktop/SUBPLAN/PORTAL%20DA%20TRANSPAR%CANCIA/PORTARIAS%20SOF/2021/Agosto/4%20-%20MPT/Anexo_1_Tabela_1_Quantitativo_Servidores_2021_08_MPT.ods'#Anexo_1_Tabela_1_Quantitativo_S.K11]+['file:///C:/Users/User/Desktop/SUBPLAN/PORTAL%20DA%20TRANSPAR%CANCIA/PORTARIAS%20SOF/2021/Agosto/5%20-%20ESMPU/AnexoIServidoresESMPUAGO2021.ods'#Quantitativo_Fisico_Pessoal_Ser.K9]" table:style-name="ce6">
            <text:p>49</text:p>
          </table:table-cell>
          <table:table-cell office:value-type="float" office:value="401" table:formula="of:=[.M9]+[.N9]" table:style-name="ce7">
            <text:p>401</text:p>
          </table:table-cell>
          <table:table-cell office:value-type="float" office:value="60" table:formula="of:=['file:///C:/Users/User/Desktop/SUBPLAN/PORTAL%20DA%20TRANSPAR%CANCIA/PORTARIAS%20SOF/2021/Agosto/1%20-%20MPF/anexo_I_servidores_2021_ods.ods'#Anexo_1_Tabela_1_Quantitativo_F.M10]+['file:///C:/Users/User/Desktop/SUBPLAN/PORTAL%20DA%20TRANSPAR%CANCIA/PORTARIAS%20SOF/2021/Agosto/2%20-%20MPM/Anexo-I-tabela-1-Quantitativo_Fisico_Pessoal_Servidores-DAP.ods'#Quantitativo_Fisico_Pessoal.M7]+['file:///C:/Users/User/Desktop/SUBPLAN/PORTAL%20DA%20TRANSPAR%CANCIA/PORTARIAS%20SOF/2021/Agosto/3%20-%20MPDFT/anexo_i_-_tabela_1.xls'#Quantitativo_Fisico_Pessoal_Ser.M9]+['file:///C:/Users/User/Desktop/SUBPLAN/PORTAL%20DA%20TRANSPAR%CANCIA/PORTARIAS%20SOF/2021/Agosto/4%20-%20MPT/Anexo_1_Tabela_1_Quantitativo_Servidores_2021_08_MPT.ods'#Anexo_1_Tabela_1_Quantitativo_S.M11]+['file:///C:/Users/User/Desktop/SUBPLAN/PORTAL%20DA%20TRANSPAR%CANCIA/PORTARIAS%20SOF/2021/Agosto/5%20-%20ESMPU/AnexoIServidoresESMPUAGO2021.ods'#Quantitativo_Fisico_Pessoal_Ser.M9]" table:style-name="ce6">
            <text:p>6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261" table:formula="of:=['file:///C:/Users/User/Desktop/SUBPLAN/PORTAL%20DA%20TRANSPAR%CANCIA/PORTARIAS%20SOF/2021/Agosto/1%20-%20MPF/anexo_I_servidores_2021_ods.ods'#Anexo_1_Tabela_1_Quantitativo_F.E11]+['file:///C:/Users/User/Desktop/SUBPLAN/PORTAL%20DA%20TRANSPAR%CANCIA/PORTARIAS%20SOF/2021/Agosto/2%20-%20MPM/Anexo-I-tabela-1-Quantitativo_Fisico_Pessoal_Servidores-DAP.ods'#Quantitativo_Fisico_Pessoal.E8]+['file:///C:/Users/User/Desktop/SUBPLAN/PORTAL%20DA%20TRANSPAR%CANCIA/PORTARIAS%20SOF/2021/Agosto/3%20-%20MPDFT/anexo_i_-_tabela_1.xls'#Quantitativo_Fisico_Pessoal_Ser.E10]+['file:///C:/Users/User/Desktop/SUBPLAN/PORTAL%20DA%20TRANSPAR%CANCIA/PORTARIAS%20SOF/2021/Agosto/4%20-%20MPT/Anexo_1_Tabela_1_Quantitativo_Servidores_2021_08_MPT.ods'#Anexo_1_Tabela_1_Quantitativo_S.E12]+['file:///C:/Users/User/Desktop/SUBPLAN/PORTAL%20DA%20TRANSPAR%CANCIA/PORTARIAS%20SOF/2021/Agosto/5%20-%20ESMPU/AnexoIServidoresESMPUAGO2021.ods'#Quantitativo_Fisico_Pessoal_Ser.E10]" table:style-name="ce6">
            <text:p>261</text:p>
          </table:table-cell>
          <table:table-cell office:value-type="float" office:value="0" table:formula="of:=['file:///C:/Users/User/Desktop/SUBPLAN/PORTAL%20DA%20TRANSPAR%CANCIA/PORTARIAS%20SOF/2021/Agosto/1%20-%20MPF/anexo_I_servidores_2021_ods.ods'#Anexo_1_Tabela_1_Quantitativo_F.F11]+['file:///C:/Users/User/Desktop/SUBPLAN/PORTAL%20DA%20TRANSPAR%CANCIA/PORTARIAS%20SOF/2021/Agosto/2%20-%20MPM/Anexo-I-tabela-1-Quantitativo_Fisico_Pessoal_Servidores-DAP.ods'#Quantitativo_Fisico_Pessoal.F8]+['file:///C:/Users/User/Desktop/SUBPLAN/PORTAL%20DA%20TRANSPAR%CANCIA/PORTARIAS%20SOF/2021/Agosto/3%20-%20MPDFT/anexo_i_-_tabela_1.xls'#Quantitativo_Fisico_Pessoal_Ser.F10]+['file:///C:/Users/User/Desktop/SUBPLAN/PORTAL%20DA%20TRANSPAR%CANCIA/PORTARIAS%20SOF/2021/Agosto/4%20-%20MPT/Anexo_1_Tabela_1_Quantitativo_Servidores_2021_08_MPT.ods'#Anexo_1_Tabela_1_Quantitativo_S.F12]+['file:///C:/Users/User/Desktop/SUBPLAN/PORTAL%20DA%20TRANSPAR%CANCIA/PORTARIAS%20SOF/2021/Agosto/5%20-%20ESMPU/AnexoIServidoresESMPUAGO2021.ods'#Quantitativo_Fisico_Pessoal_Ser.F10]" table:style-name="ce6">
            <text:p>0</text:p>
          </table:table-cell>
          <table:table-cell office:value-type="float" office:value="261" table:formula="of:=[.H10]+[.I10]" table:style-name="ce7">
            <text:p>261</text:p>
          </table:table-cell>
          <table:covered-table-cell/>
          <table:covered-table-cell/>
          <table:table-cell office:value-type="float" office:value="0" table:formula="of:=['file:///C:/Users/User/Desktop/SUBPLAN/PORTAL%20DA%20TRANSPAR%CANCIA/PORTARIAS%20SOF/2021/Agosto/1%20-%20MPF/anexo_I_servidores_2021_ods.ods'#Anexo_1_Tabela_1_Quantitativo_F.J11]+['file:///C:/Users/User/Desktop/SUBPLAN/PORTAL%20DA%20TRANSPAR%CANCIA/PORTARIAS%20SOF/2021/Agosto/2%20-%20MPM/Anexo-I-tabela-1-Quantitativo_Fisico_Pessoal_Servidores-DAP.ods'#Quantitativo_Fisico_Pessoal.J8]+['file:///C:/Users/User/Desktop/SUBPLAN/PORTAL%20DA%20TRANSPAR%CANCIA/PORTARIAS%20SOF/2021/Agosto/3%20-%20MPDFT/anexo_i_-_tabela_1.xls'#Quantitativo_Fisico_Pessoal_Ser.J10]+['file:///C:/Users/User/Desktop/SUBPLAN/PORTAL%20DA%20TRANSPAR%CANCIA/PORTARIAS%20SOF/2021/Agosto/4%20-%20MPT/Anexo_1_Tabela_1_Quantitativo_Servidores_2021_08_MPT.ods'#Anexo_1_Tabela_1_Quantitativo_S.J12]+['file:///C:/Users/User/Desktop/SUBPLAN/PORTAL%20DA%20TRANSPAR%CANCIA/PORTARIAS%20SOF/2021/Agosto/5%20-%20ESMPU/AnexoIServidoresESMPUAGO2021.ods'#Quantitativo_Fisico_Pessoal_Ser.J10]" table:style-name="ce6">
            <text:p>0</text:p>
          </table:table-cell>
          <table:table-cell office:value-type="float" office:value="1" table:formula="of:=['file:///C:/Users/User/Desktop/SUBPLAN/PORTAL%20DA%20TRANSPAR%CANCIA/PORTARIAS%20SOF/2021/Agosto/1%20-%20MPF/anexo_I_servidores_2021_ods.ods'#Anexo_1_Tabela_1_Quantitativo_F.K11]+['file:///C:/Users/User/Desktop/SUBPLAN/PORTAL%20DA%20TRANSPAR%CANCIA/PORTARIAS%20SOF/2021/Agosto/2%20-%20MPM/Anexo-I-tabela-1-Quantitativo_Fisico_Pessoal_Servidores-DAP.ods'#Quantitativo_Fisico_Pessoal.K8]+['file:///C:/Users/User/Desktop/SUBPLAN/PORTAL%20DA%20TRANSPAR%CANCIA/PORTARIAS%20SOF/2021/Agosto/3%20-%20MPDFT/anexo_i_-_tabela_1.xls'#Quantitativo_Fisico_Pessoal_Ser.K10]+['file:///C:/Users/User/Desktop/SUBPLAN/PORTAL%20DA%20TRANSPAR%CANCIA/PORTARIAS%20SOF/2021/Agosto/4%20-%20MPT/Anexo_1_Tabela_1_Quantitativo_Servidores_2021_08_MPT.ods'#Anexo_1_Tabela_1_Quantitativo_S.K12]+['file:///C:/Users/User/Desktop/SUBPLAN/PORTAL%20DA%20TRANSPAR%CANCIA/PORTARIAS%20SOF/2021/Agosto/5%20-%20ESMPU/AnexoIServidoresESMPUAGO2021.ods'#Quantitativo_Fisico_Pessoal_Ser.K10]" table:style-name="ce6">
            <text:p>1</text:p>
          </table:table-cell>
          <table:table-cell office:value-type="float" office:value="1" table:formula="of:=[.M10]+[.N10]" table:style-name="ce7">
            <text:p>1</text:p>
          </table:table-cell>
          <table:table-cell office:value-type="float" office:value="1" table:formula="of:=['file:///C:/Users/User/Desktop/SUBPLAN/PORTAL%20DA%20TRANSPAR%CANCIA/PORTARIAS%20SOF/2021/Agosto/1%20-%20MPF/anexo_I_servidores_2021_ods.ods'#Anexo_1_Tabela_1_Quantitativo_F.M11]+['file:///C:/Users/User/Desktop/SUBPLAN/PORTAL%20DA%20TRANSPAR%CANCIA/PORTARIAS%20SOF/2021/Agosto/2%20-%20MPM/Anexo-I-tabela-1-Quantitativo_Fisico_Pessoal_Servidores-DAP.ods'#Quantitativo_Fisico_Pessoal.M8]+['file:///C:/Users/User/Desktop/SUBPLAN/PORTAL%20DA%20TRANSPAR%CANCIA/PORTARIAS%20SOF/2021/Agosto/3%20-%20MPDFT/anexo_i_-_tabela_1.xls'#Quantitativo_Fisico_Pessoal_Ser.M10]+['file:///C:/Users/User/Desktop/SUBPLAN/PORTAL%20DA%20TRANSPAR%CANCIA/PORTARIAS%20SOF/2021/Agosto/4%20-%20MPT/Anexo_1_Tabela_1_Quantitativo_Servidores_2021_08_MPT.ods'#Anexo_1_Tabela_1_Quantitativo_S.M12]+['file:///C:/Users/User/Desktop/SUBPLAN/PORTAL%20DA%20TRANSPAR%CANCIA/PORTARIAS%20SOF/2021/Agosto/5%20-%20ESMPU/AnexoIServidoresESMPUAGO2021.ods'#Quantitativo_Fisico_Pessoal_Ser.M10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146" table:formula="of:=['file:///C:/Users/User/Desktop/SUBPLAN/PORTAL%20DA%20TRANSPAR%CANCIA/PORTARIAS%20SOF/2021/Agosto/1%20-%20MPF/anexo_I_servidores_2021_ods.ods'#Anexo_1_Tabela_1_Quantitativo_F.E12]+['file:///C:/Users/User/Desktop/SUBPLAN/PORTAL%20DA%20TRANSPAR%CANCIA/PORTARIAS%20SOF/2021/Agosto/2%20-%20MPM/Anexo-I-tabela-1-Quantitativo_Fisico_Pessoal_Servidores-DAP.ods'#Quantitativo_Fisico_Pessoal.E9]+['file:///C:/Users/User/Desktop/SUBPLAN/PORTAL%20DA%20TRANSPAR%CANCIA/PORTARIAS%20SOF/2021/Agosto/3%20-%20MPDFT/anexo_i_-_tabela_1.xls'#Quantitativo_Fisico_Pessoal_Ser.E11]+['file:///C:/Users/User/Desktop/SUBPLAN/PORTAL%20DA%20TRANSPAR%CANCIA/PORTARIAS%20SOF/2021/Agosto/4%20-%20MPT/Anexo_1_Tabela_1_Quantitativo_Servidores_2021_08_MPT.ods'#Anexo_1_Tabela_1_Quantitativo_S.E13]+['file:///C:/Users/User/Desktop/SUBPLAN/PORTAL%20DA%20TRANSPAR%CANCIA/PORTARIAS%20SOF/2021/Agosto/5%20-%20ESMPU/AnexoIServidoresESMPUAGO2021.ods'#Quantitativo_Fisico_Pessoal_Ser.E11]" table:style-name="ce6">
            <text:p>146</text:p>
          </table:table-cell>
          <table:table-cell office:value-type="float" office:value="1" table:formula="of:=['file:///C:/Users/User/Desktop/SUBPLAN/PORTAL%20DA%20TRANSPAR%CANCIA/PORTARIAS%20SOF/2021/Agosto/1%20-%20MPF/anexo_I_servidores_2021_ods.ods'#Anexo_1_Tabela_1_Quantitativo_F.F12]+['file:///C:/Users/User/Desktop/SUBPLAN/PORTAL%20DA%20TRANSPAR%CANCIA/PORTARIAS%20SOF/2021/Agosto/2%20-%20MPM/Anexo-I-tabela-1-Quantitativo_Fisico_Pessoal_Servidores-DAP.ods'#Quantitativo_Fisico_Pessoal.F9]+['file:///C:/Users/User/Desktop/SUBPLAN/PORTAL%20DA%20TRANSPAR%CANCIA/PORTARIAS%20SOF/2021/Agosto/3%20-%20MPDFT/anexo_i_-_tabela_1.xls'#Quantitativo_Fisico_Pessoal_Ser.F11]+['file:///C:/Users/User/Desktop/SUBPLAN/PORTAL%20DA%20TRANSPAR%CANCIA/PORTARIAS%20SOF/2021/Agosto/4%20-%20MPT/Anexo_1_Tabela_1_Quantitativo_Servidores_2021_08_MPT.ods'#Anexo_1_Tabela_1_Quantitativo_S.F13]+['file:///C:/Users/User/Desktop/SUBPLAN/PORTAL%20DA%20TRANSPAR%CANCIA/PORTARIAS%20SOF/2021/Agosto/5%20-%20ESMPU/AnexoIServidoresESMPUAGO2021.ods'#Quantitativo_Fisico_Pessoal_Ser.F11]" table:style-name="ce6">
            <text:p>1</text:p>
          </table:table-cell>
          <table:table-cell office:value-type="float" office:value="147" table:formula="of:=[.H11]+[.I11]" table:style-name="ce7">
            <text:p>147</text:p>
          </table:table-cell>
          <table:covered-table-cell/>
          <table:covered-table-cell/>
          <table:table-cell office:value-type="float" office:value="6" table:formula="of:=['file:///C:/Users/User/Desktop/SUBPLAN/PORTAL%20DA%20TRANSPAR%CANCIA/PORTARIAS%20SOF/2021/Agosto/1%20-%20MPF/anexo_I_servidores_2021_ods.ods'#Anexo_1_Tabela_1_Quantitativo_F.J12]+['file:///C:/Users/User/Desktop/SUBPLAN/PORTAL%20DA%20TRANSPAR%CANCIA/PORTARIAS%20SOF/2021/Agosto/2%20-%20MPM/Anexo-I-tabela-1-Quantitativo_Fisico_Pessoal_Servidores-DAP.ods'#Quantitativo_Fisico_Pessoal.J9]+['file:///C:/Users/User/Desktop/SUBPLAN/PORTAL%20DA%20TRANSPAR%CANCIA/PORTARIAS%20SOF/2021/Agosto/3%20-%20MPDFT/anexo_i_-_tabela_1.xls'#Quantitativo_Fisico_Pessoal_Ser.J11]+['file:///C:/Users/User/Desktop/SUBPLAN/PORTAL%20DA%20TRANSPAR%CANCIA/PORTARIAS%20SOF/2021/Agosto/4%20-%20MPT/Anexo_1_Tabela_1_Quantitativo_Servidores_2021_08_MPT.ods'#Anexo_1_Tabela_1_Quantitativo_S.J13]+['file:///C:/Users/User/Desktop/SUBPLAN/PORTAL%20DA%20TRANSPAR%CANCIA/PORTARIAS%20SOF/2021/Agosto/5%20-%20ESMPU/AnexoIServidoresESMPUAGO2021.ods'#Quantitativo_Fisico_Pessoal_Ser.J11]" table:style-name="ce6">
            <text:p>6</text:p>
          </table:table-cell>
          <table:table-cell office:value-type="float" office:value="0" table:formula="of:=['file:///C:/Users/User/Desktop/SUBPLAN/PORTAL%20DA%20TRANSPAR%CANCIA/PORTARIAS%20SOF/2021/Agosto/1%20-%20MPF/anexo_I_servidores_2021_ods.ods'#Anexo_1_Tabela_1_Quantitativo_F.K12]+['file:///C:/Users/User/Desktop/SUBPLAN/PORTAL%20DA%20TRANSPAR%CANCIA/PORTARIAS%20SOF/2021/Agosto/2%20-%20MPM/Anexo-I-tabela-1-Quantitativo_Fisico_Pessoal_Servidores-DAP.ods'#Quantitativo_Fisico_Pessoal.K9]+['file:///C:/Users/User/Desktop/SUBPLAN/PORTAL%20DA%20TRANSPAR%CANCIA/PORTARIAS%20SOF/2021/Agosto/3%20-%20MPDFT/anexo_i_-_tabela_1.xls'#Quantitativo_Fisico_Pessoal_Ser.K11]+['file:///C:/Users/User/Desktop/SUBPLAN/PORTAL%20DA%20TRANSPAR%CANCIA/PORTARIAS%20SOF/2021/Agosto/4%20-%20MPT/Anexo_1_Tabela_1_Quantitativo_Servidores_2021_08_MPT.ods'#Anexo_1_Tabela_1_Quantitativo_S.K13]+['file:///C:/Users/User/Desktop/SUBPLAN/PORTAL%20DA%20TRANSPAR%CANCIA/PORTARIAS%20SOF/2021/Agosto/5%20-%20ESMPU/AnexoIServidoresESMPUAGO2021.ods'#Quantitativo_Fisico_Pessoal_Ser.K11]" table:style-name="ce6">
            <text:p>0</text:p>
          </table:table-cell>
          <table:table-cell office:value-type="float" office:value="6" table:formula="of:=[.M11]+[.N11]" table:style-name="ce7">
            <text:p>6</text:p>
          </table:table-cell>
          <table:table-cell office:value-type="float" office:value="0" table:formula="of:=['file:///C:/Users/User/Desktop/SUBPLAN/PORTAL%20DA%20TRANSPAR%CANCIA/PORTARIAS%20SOF/2021/Agosto/1%20-%20MPF/anexo_I_servidores_2021_ods.ods'#Anexo_1_Tabela_1_Quantitativo_F.M12]+['file:///C:/Users/User/Desktop/SUBPLAN/PORTAL%20DA%20TRANSPAR%CANCIA/PORTARIAS%20SOF/2021/Agosto/2%20-%20MPM/Anexo-I-tabela-1-Quantitativo_Fisico_Pessoal_Servidores-DAP.ods'#Quantitativo_Fisico_Pessoal.M9]+['file:///C:/Users/User/Desktop/SUBPLAN/PORTAL%20DA%20TRANSPAR%CANCIA/PORTARIAS%20SOF/2021/Agosto/3%20-%20MPDFT/anexo_i_-_tabela_1.xls'#Quantitativo_Fisico_Pessoal_Ser.M11]+['file:///C:/Users/User/Desktop/SUBPLAN/PORTAL%20DA%20TRANSPAR%CANCIA/PORTARIAS%20SOF/2021/Agosto/4%20-%20MPT/Anexo_1_Tabela_1_Quantitativo_Servidores_2021_08_MPT.ods'#Anexo_1_Tabela_1_Quantitativo_S.M13]+['file:///C:/Users/User/Desktop/SUBPLAN/PORTAL%20DA%20TRANSPAR%CANCIA/PORTARIAS%20SOF/2021/Agosto/5%20-%20ESMPU/AnexoIServidoresESMPUAGO2021.ods'#Quantitativo_Fisico_Pessoal_Ser.M11]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" table:style-name="ce5">
            <text:p>10</text:p>
          </table:table-cell>
          <table:table-cell office:value-type="float" office:value="141" table:formula="of:=['file:///C:/Users/User/Desktop/SUBPLAN/PORTAL%20DA%20TRANSPAR%CANCIA/PORTARIAS%20SOF/2021/Agosto/1%20-%20MPF/anexo_I_servidores_2021_ods.ods'#Anexo_1_Tabela_1_Quantitativo_F.E13]+['file:///C:/Users/User/Desktop/SUBPLAN/PORTAL%20DA%20TRANSPAR%CANCIA/PORTARIAS%20SOF/2021/Agosto/2%20-%20MPM/Anexo-I-tabela-1-Quantitativo_Fisico_Pessoal_Servidores-DAP.ods'#Quantitativo_Fisico_Pessoal.E10]+['file:///C:/Users/User/Desktop/SUBPLAN/PORTAL%20DA%20TRANSPAR%CANCIA/PORTARIAS%20SOF/2021/Agosto/3%20-%20MPDFT/anexo_i_-_tabela_1.xls'#Quantitativo_Fisico_Pessoal_Ser.E12]+['file:///C:/Users/User/Desktop/SUBPLAN/PORTAL%20DA%20TRANSPAR%CANCIA/PORTARIAS%20SOF/2021/Agosto/4%20-%20MPT/Anexo_1_Tabela_1_Quantitativo_Servidores_2021_08_MPT.ods'#Anexo_1_Tabela_1_Quantitativo_S.E14]+['file:///C:/Users/User/Desktop/SUBPLAN/PORTAL%20DA%20TRANSPAR%CANCIA/PORTARIAS%20SOF/2021/Agosto/5%20-%20ESMPU/AnexoIServidoresESMPUAGO2021.ods'#Quantitativo_Fisico_Pessoal_Ser.E12]" table:style-name="ce6">
            <text:p>141</text:p>
          </table:table-cell>
          <table:table-cell office:value-type="float" office:value="1" table:formula="of:=['file:///C:/Users/User/Desktop/SUBPLAN/PORTAL%20DA%20TRANSPAR%CANCIA/PORTARIAS%20SOF/2021/Agosto/1%20-%20MPF/anexo_I_servidores_2021_ods.ods'#Anexo_1_Tabela_1_Quantitativo_F.F13]+['file:///C:/Users/User/Desktop/SUBPLAN/PORTAL%20DA%20TRANSPAR%CANCIA/PORTARIAS%20SOF/2021/Agosto/2%20-%20MPM/Anexo-I-tabela-1-Quantitativo_Fisico_Pessoal_Servidores-DAP.ods'#Quantitativo_Fisico_Pessoal.F10]+['file:///C:/Users/User/Desktop/SUBPLAN/PORTAL%20DA%20TRANSPAR%CANCIA/PORTARIAS%20SOF/2021/Agosto/3%20-%20MPDFT/anexo_i_-_tabela_1.xls'#Quantitativo_Fisico_Pessoal_Ser.F12]+['file:///C:/Users/User/Desktop/SUBPLAN/PORTAL%20DA%20TRANSPAR%CANCIA/PORTARIAS%20SOF/2021/Agosto/4%20-%20MPT/Anexo_1_Tabela_1_Quantitativo_Servidores_2021_08_MPT.ods'#Anexo_1_Tabela_1_Quantitativo_S.F14]+['file:///C:/Users/User/Desktop/SUBPLAN/PORTAL%20DA%20TRANSPAR%CANCIA/PORTARIAS%20SOF/2021/Agosto/5%20-%20ESMPU/AnexoIServidoresESMPUAGO2021.ods'#Quantitativo_Fisico_Pessoal_Ser.F12]" table:style-name="ce6">
            <text:p>1</text:p>
          </table:table-cell>
          <table:table-cell office:value-type="float" office:value="142" table:formula="of:=[.H12]+[.I12]" table:style-name="ce7">
            <text:p>142</text:p>
          </table:table-cell>
          <table:covered-table-cell/>
          <table:covered-table-cell/>
          <table:table-cell office:value-type="float" office:value="1" table:formula="of:=['file:///C:/Users/User/Desktop/SUBPLAN/PORTAL%20DA%20TRANSPAR%CANCIA/PORTARIAS%20SOF/2021/Agosto/1%20-%20MPF/anexo_I_servidores_2021_ods.ods'#Anexo_1_Tabela_1_Quantitativo_F.J13]+['file:///C:/Users/User/Desktop/SUBPLAN/PORTAL%20DA%20TRANSPAR%CANCIA/PORTARIAS%20SOF/2021/Agosto/2%20-%20MPM/Anexo-I-tabela-1-Quantitativo_Fisico_Pessoal_Servidores-DAP.ods'#Quantitativo_Fisico_Pessoal.J10]+['file:///C:/Users/User/Desktop/SUBPLAN/PORTAL%20DA%20TRANSPAR%CANCIA/PORTARIAS%20SOF/2021/Agosto/3%20-%20MPDFT/anexo_i_-_tabela_1.xls'#Quantitativo_Fisico_Pessoal_Ser.J12]+['file:///C:/Users/User/Desktop/SUBPLAN/PORTAL%20DA%20TRANSPAR%CANCIA/PORTARIAS%20SOF/2021/Agosto/4%20-%20MPT/Anexo_1_Tabela_1_Quantitativo_Servidores_2021_08_MPT.ods'#Anexo_1_Tabela_1_Quantitativo_S.J14]+['file:///C:/Users/User/Desktop/SUBPLAN/PORTAL%20DA%20TRANSPAR%CANCIA/PORTARIAS%20SOF/2021/Agosto/5%20-%20ESMPU/AnexoIServidoresESMPUAGO2021.ods'#Quantitativo_Fisico_Pessoal_Ser.J12]" table:style-name="ce6">
            <text:p>1</text:p>
          </table:table-cell>
          <table:table-cell office:value-type="float" office:value="1" table:formula="of:=['file:///C:/Users/User/Desktop/SUBPLAN/PORTAL%20DA%20TRANSPAR%CANCIA/PORTARIAS%20SOF/2021/Agosto/1%20-%20MPF/anexo_I_servidores_2021_ods.ods'#Anexo_1_Tabela_1_Quantitativo_F.K13]+['file:///C:/Users/User/Desktop/SUBPLAN/PORTAL%20DA%20TRANSPAR%CANCIA/PORTARIAS%20SOF/2021/Agosto/2%20-%20MPM/Anexo-I-tabela-1-Quantitativo_Fisico_Pessoal_Servidores-DAP.ods'#Quantitativo_Fisico_Pessoal.K10]+['file:///C:/Users/User/Desktop/SUBPLAN/PORTAL%20DA%20TRANSPAR%CANCIA/PORTARIAS%20SOF/2021/Agosto/3%20-%20MPDFT/anexo_i_-_tabela_1.xls'#Quantitativo_Fisico_Pessoal_Ser.K12]+['file:///C:/Users/User/Desktop/SUBPLAN/PORTAL%20DA%20TRANSPAR%CANCIA/PORTARIAS%20SOF/2021/Agosto/4%20-%20MPT/Anexo_1_Tabela_1_Quantitativo_Servidores_2021_08_MPT.ods'#Anexo_1_Tabela_1_Quantitativo_S.K14]+['file:///C:/Users/User/Desktop/SUBPLAN/PORTAL%20DA%20TRANSPAR%CANCIA/PORTARIAS%20SOF/2021/Agosto/5%20-%20ESMPU/AnexoIServidoresESMPUAGO2021.ods'#Quantitativo_Fisico_Pessoal_Ser.K12]" table:style-name="ce6">
            <text:p>1</text:p>
          </table:table-cell>
          <table:table-cell office:value-type="float" office:value="2" table:formula="of:=[.M12]+[.N12]" table:style-name="ce7">
            <text:p>2</text:p>
          </table:table-cell>
          <table:table-cell office:value-type="float" office:value="1" table:formula="of:=['file:///C:/Users/User/Desktop/SUBPLAN/PORTAL%20DA%20TRANSPAR%CANCIA/PORTARIAS%20SOF/2021/Agosto/1%20-%20MPF/anexo_I_servidores_2021_ods.ods'#Anexo_1_Tabela_1_Quantitativo_F.M13]+['file:///C:/Users/User/Desktop/SUBPLAN/PORTAL%20DA%20TRANSPAR%CANCIA/PORTARIAS%20SOF/2021/Agosto/2%20-%20MPM/Anexo-I-tabela-1-Quantitativo_Fisico_Pessoal_Servidores-DAP.ods'#Quantitativo_Fisico_Pessoal.M10]+['file:///C:/Users/User/Desktop/SUBPLAN/PORTAL%20DA%20TRANSPAR%CANCIA/PORTARIAS%20SOF/2021/Agosto/3%20-%20MPDFT/anexo_i_-_tabela_1.xls'#Quantitativo_Fisico_Pessoal_Ser.M12]+['file:///C:/Users/User/Desktop/SUBPLAN/PORTAL%20DA%20TRANSPAR%CANCIA/PORTARIAS%20SOF/2021/Agosto/4%20-%20MPT/Anexo_1_Tabela_1_Quantitativo_Servidores_2021_08_MPT.ods'#Anexo_1_Tabela_1_Quantitativo_S.M14]+['file:///C:/Users/User/Desktop/SUBPLAN/PORTAL%20DA%20TRANSPAR%CANCIA/PORTARIAS%20SOF/2021/Agosto/5%20-%20ESMPU/AnexoIServidoresESMPUAGO2021.ods'#Quantitativo_Fisico_Pessoal_Ser.M12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232" table:formula="of:=['file:///C:/Users/User/Desktop/SUBPLAN/PORTAL%20DA%20TRANSPAR%CANCIA/PORTARIAS%20SOF/2021/Agosto/1%20-%20MPF/anexo_I_servidores_2021_ods.ods'#Anexo_1_Tabela_1_Quantitativo_F.E14]+['file:///C:/Users/User/Desktop/SUBPLAN/PORTAL%20DA%20TRANSPAR%CANCIA/PORTARIAS%20SOF/2021/Agosto/2%20-%20MPM/Anexo-I-tabela-1-Quantitativo_Fisico_Pessoal_Servidores-DAP.ods'#Quantitativo_Fisico_Pessoal.E11]+['file:///C:/Users/User/Desktop/SUBPLAN/PORTAL%20DA%20TRANSPAR%CANCIA/PORTARIAS%20SOF/2021/Agosto/3%20-%20MPDFT/anexo_i_-_tabela_1.xls'#Quantitativo_Fisico_Pessoal_Ser.E13]+['file:///C:/Users/User/Desktop/SUBPLAN/PORTAL%20DA%20TRANSPAR%CANCIA/PORTARIAS%20SOF/2021/Agosto/4%20-%20MPT/Anexo_1_Tabela_1_Quantitativo_Servidores_2021_08_MPT.ods'#Anexo_1_Tabela_1_Quantitativo_S.E15]+['file:///C:/Users/User/Desktop/SUBPLAN/PORTAL%20DA%20TRANSPAR%CANCIA/PORTARIAS%20SOF/2021/Agosto/5%20-%20ESMPU/AnexoIServidoresESMPUAGO2021.ods'#Quantitativo_Fisico_Pessoal_Ser.E13]" table:style-name="ce6">
            <text:p>232</text:p>
          </table:table-cell>
          <table:table-cell office:value-type="float" office:value="0" table:formula="of:=['file:///C:/Users/User/Desktop/SUBPLAN/PORTAL%20DA%20TRANSPAR%CANCIA/PORTARIAS%20SOF/2021/Agosto/1%20-%20MPF/anexo_I_servidores_2021_ods.ods'#Anexo_1_Tabela_1_Quantitativo_F.F14]+['file:///C:/Users/User/Desktop/SUBPLAN/PORTAL%20DA%20TRANSPAR%CANCIA/PORTARIAS%20SOF/2021/Agosto/2%20-%20MPM/Anexo-I-tabela-1-Quantitativo_Fisico_Pessoal_Servidores-DAP.ods'#Quantitativo_Fisico_Pessoal.F11]+['file:///C:/Users/User/Desktop/SUBPLAN/PORTAL%20DA%20TRANSPAR%CANCIA/PORTARIAS%20SOF/2021/Agosto/3%20-%20MPDFT/anexo_i_-_tabela_1.xls'#Quantitativo_Fisico_Pessoal_Ser.F13]+['file:///C:/Users/User/Desktop/SUBPLAN/PORTAL%20DA%20TRANSPAR%CANCIA/PORTARIAS%20SOF/2021/Agosto/4%20-%20MPT/Anexo_1_Tabela_1_Quantitativo_Servidores_2021_08_MPT.ods'#Anexo_1_Tabela_1_Quantitativo_S.F15]+['file:///C:/Users/User/Desktop/SUBPLAN/PORTAL%20DA%20TRANSPAR%CANCIA/PORTARIAS%20SOF/2021/Agosto/5%20-%20ESMPU/AnexoIServidoresESMPUAGO2021.ods'#Quantitativo_Fisico_Pessoal_Ser.F13]" table:style-name="ce6">
            <text:p>0</text:p>
          </table:table-cell>
          <table:table-cell office:value-type="float" office:value="232" table:formula="of:=[.H13]+[.I13]" table:style-name="ce7">
            <text:p>232</text:p>
          </table:table-cell>
          <table:covered-table-cell/>
          <table:covered-table-cell/>
          <table:table-cell office:value-type="float" office:value="1" table:formula="of:=['file:///C:/Users/User/Desktop/SUBPLAN/PORTAL%20DA%20TRANSPAR%CANCIA/PORTARIAS%20SOF/2021/Agosto/1%20-%20MPF/anexo_I_servidores_2021_ods.ods'#Anexo_1_Tabela_1_Quantitativo_F.J14]+['file:///C:/Users/User/Desktop/SUBPLAN/PORTAL%20DA%20TRANSPAR%CANCIA/PORTARIAS%20SOF/2021/Agosto/2%20-%20MPM/Anexo-I-tabela-1-Quantitativo_Fisico_Pessoal_Servidores-DAP.ods'#Quantitativo_Fisico_Pessoal.J11]+['file:///C:/Users/User/Desktop/SUBPLAN/PORTAL%20DA%20TRANSPAR%CANCIA/PORTARIAS%20SOF/2021/Agosto/3%20-%20MPDFT/anexo_i_-_tabela_1.xls'#Quantitativo_Fisico_Pessoal_Ser.J13]+['file:///C:/Users/User/Desktop/SUBPLAN/PORTAL%20DA%20TRANSPAR%CANCIA/PORTARIAS%20SOF/2021/Agosto/4%20-%20MPT/Anexo_1_Tabela_1_Quantitativo_Servidores_2021_08_MPT.ods'#Anexo_1_Tabela_1_Quantitativo_S.J15]+['file:///C:/Users/User/Desktop/SUBPLAN/PORTAL%20DA%20TRANSPAR%CANCIA/PORTARIAS%20SOF/2021/Agosto/5%20-%20ESMPU/AnexoIServidoresESMPUAGO2021.ods'#Quantitativo_Fisico_Pessoal_Ser.J13]" table:style-name="ce6">
            <text:p>1</text:p>
          </table:table-cell>
          <table:table-cell office:value-type="float" office:value="1" table:formula="of:=['file:///C:/Users/User/Desktop/SUBPLAN/PORTAL%20DA%20TRANSPAR%CANCIA/PORTARIAS%20SOF/2021/Agosto/1%20-%20MPF/anexo_I_servidores_2021_ods.ods'#Anexo_1_Tabela_1_Quantitativo_F.K14]+['file:///C:/Users/User/Desktop/SUBPLAN/PORTAL%20DA%20TRANSPAR%CANCIA/PORTARIAS%20SOF/2021/Agosto/2%20-%20MPM/Anexo-I-tabela-1-Quantitativo_Fisico_Pessoal_Servidores-DAP.ods'#Quantitativo_Fisico_Pessoal.K11]+['file:///C:/Users/User/Desktop/SUBPLAN/PORTAL%20DA%20TRANSPAR%CANCIA/PORTARIAS%20SOF/2021/Agosto/3%20-%20MPDFT/anexo_i_-_tabela_1.xls'#Quantitativo_Fisico_Pessoal_Ser.K13]+['file:///C:/Users/User/Desktop/SUBPLAN/PORTAL%20DA%20TRANSPAR%CANCIA/PORTARIAS%20SOF/2021/Agosto/4%20-%20MPT/Anexo_1_Tabela_1_Quantitativo_Servidores_2021_08_MPT.ods'#Anexo_1_Tabela_1_Quantitativo_S.K15]+['file:///C:/Users/User/Desktop/SUBPLAN/PORTAL%20DA%20TRANSPAR%CANCIA/PORTARIAS%20SOF/2021/Agosto/5%20-%20ESMPU/AnexoIServidoresESMPUAGO2021.ods'#Quantitativo_Fisico_Pessoal_Ser.K13]" table:style-name="ce6">
            <text:p>1</text:p>
          </table:table-cell>
          <table:table-cell office:value-type="float" office:value="2" table:formula="of:=[.M13]+[.N13]" table:style-name="ce7">
            <text:p>2</text:p>
          </table:table-cell>
          <table:table-cell office:value-type="float" office:value="1" table:formula="of:=['file:///C:/Users/User/Desktop/SUBPLAN/PORTAL%20DA%20TRANSPAR%CANCIA/PORTARIAS%20SOF/2021/Agosto/1%20-%20MPF/anexo_I_servidores_2021_ods.ods'#Anexo_1_Tabela_1_Quantitativo_F.M14]+['file:///C:/Users/User/Desktop/SUBPLAN/PORTAL%20DA%20TRANSPAR%CANCIA/PORTARIAS%20SOF/2021/Agosto/2%20-%20MPM/Anexo-I-tabela-1-Quantitativo_Fisico_Pessoal_Servidores-DAP.ods'#Quantitativo_Fisico_Pessoal.M11]+['file:///C:/Users/User/Desktop/SUBPLAN/PORTAL%20DA%20TRANSPAR%CANCIA/PORTARIAS%20SOF/2021/Agosto/3%20-%20MPDFT/anexo_i_-_tabela_1.xls'#Quantitativo_Fisico_Pessoal_Ser.M13]+['file:///C:/Users/User/Desktop/SUBPLAN/PORTAL%20DA%20TRANSPAR%CANCIA/PORTARIAS%20SOF/2021/Agosto/4%20-%20MPT/Anexo_1_Tabela_1_Quantitativo_Servidores_2021_08_MPT.ods'#Anexo_1_Tabela_1_Quantitativo_S.M15]+['file:///C:/Users/User/Desktop/SUBPLAN/PORTAL%20DA%20TRANSPAR%CANCIA/PORTARIAS%20SOF/2021/Agosto/5%20-%20ESMPU/AnexoIServidoresESMPUAGO2021.ods'#Quantitativo_Fisico_Pessoal_Ser.M13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5" table:style-name="ce16">
            <text:p>B</text:p>
          </table:table-cell>
          <table:covered-table-cell/>
          <table:table-cell office:value-type="string" table:style-name="ce5">
            <text:p>8</text:p>
          </table:table-cell>
          <table:table-cell office:value-type="float" office:value="562" table:formula="of:=['file:///C:/Users/User/Desktop/SUBPLAN/PORTAL%20DA%20TRANSPAR%CANCIA/PORTARIAS%20SOF/2021/Agosto/1%20-%20MPF/anexo_I_servidores_2021_ods.ods'#Anexo_1_Tabela_1_Quantitativo_F.E15]+['file:///C:/Users/User/Desktop/SUBPLAN/PORTAL%20DA%20TRANSPAR%CANCIA/PORTARIAS%20SOF/2021/Agosto/2%20-%20MPM/Anexo-I-tabela-1-Quantitativo_Fisico_Pessoal_Servidores-DAP.ods'#Quantitativo_Fisico_Pessoal.E12]+['file:///C:/Users/User/Desktop/SUBPLAN/PORTAL%20DA%20TRANSPAR%CANCIA/PORTARIAS%20SOF/2021/Agosto/3%20-%20MPDFT/anexo_i_-_tabela_1.xls'#Quantitativo_Fisico_Pessoal_Ser.E14]+['file:///C:/Users/User/Desktop/SUBPLAN/PORTAL%20DA%20TRANSPAR%CANCIA/PORTARIAS%20SOF/2021/Agosto/4%20-%20MPT/Anexo_1_Tabela_1_Quantitativo_Servidores_2021_08_MPT.ods'#Anexo_1_Tabela_1_Quantitativo_S.E16]+['file:///C:/Users/User/Desktop/SUBPLAN/PORTAL%20DA%20TRANSPAR%CANCIA/PORTARIAS%20SOF/2021/Agosto/5%20-%20ESMPU/AnexoIServidoresESMPUAGO2021.ods'#Quantitativo_Fisico_Pessoal_Ser.E14]" table:style-name="ce6">
            <text:p>562</text:p>
          </table:table-cell>
          <table:table-cell office:value-type="float" office:value="0" table:formula="of:=['file:///C:/Users/User/Desktop/SUBPLAN/PORTAL%20DA%20TRANSPAR%CANCIA/PORTARIAS%20SOF/2021/Agosto/1%20-%20MPF/anexo_I_servidores_2021_ods.ods'#Anexo_1_Tabela_1_Quantitativo_F.F15]+['file:///C:/Users/User/Desktop/SUBPLAN/PORTAL%20DA%20TRANSPAR%CANCIA/PORTARIAS%20SOF/2021/Agosto/2%20-%20MPM/Anexo-I-tabela-1-Quantitativo_Fisico_Pessoal_Servidores-DAP.ods'#Quantitativo_Fisico_Pessoal.F12]+['file:///C:/Users/User/Desktop/SUBPLAN/PORTAL%20DA%20TRANSPAR%CANCIA/PORTARIAS%20SOF/2021/Agosto/3%20-%20MPDFT/anexo_i_-_tabela_1.xls'#Quantitativo_Fisico_Pessoal_Ser.F14]+['file:///C:/Users/User/Desktop/SUBPLAN/PORTAL%20DA%20TRANSPAR%CANCIA/PORTARIAS%20SOF/2021/Agosto/4%20-%20MPT/Anexo_1_Tabela_1_Quantitativo_Servidores_2021_08_MPT.ods'#Anexo_1_Tabela_1_Quantitativo_S.F16]+['file:///C:/Users/User/Desktop/SUBPLAN/PORTAL%20DA%20TRANSPAR%CANCIA/PORTARIAS%20SOF/2021/Agosto/5%20-%20ESMPU/AnexoIServidoresESMPUAGO2021.ods'#Quantitativo_Fisico_Pessoal_Ser.F14]" table:style-name="ce6">
            <text:p>0</text:p>
          </table:table-cell>
          <table:table-cell office:value-type="float" office:value="562" table:formula="of:=[.H14]+[.I14]" table:style-name="ce7">
            <text:p>562</text:p>
          </table:table-cell>
          <table:covered-table-cell/>
          <table:covered-table-cell/>
          <table:table-cell office:value-type="float" office:value="0" table:formula="of:=['file:///C:/Users/User/Desktop/SUBPLAN/PORTAL%20DA%20TRANSPAR%CANCIA/PORTARIAS%20SOF/2021/Agosto/1%20-%20MPF/anexo_I_servidores_2021_ods.ods'#Anexo_1_Tabela_1_Quantitativo_F.J15]+['file:///C:/Users/User/Desktop/SUBPLAN/PORTAL%20DA%20TRANSPAR%CANCIA/PORTARIAS%20SOF/2021/Agosto/2%20-%20MPM/Anexo-I-tabela-1-Quantitativo_Fisico_Pessoal_Servidores-DAP.ods'#Quantitativo_Fisico_Pessoal.J12]+['file:///C:/Users/User/Desktop/SUBPLAN/PORTAL%20DA%20TRANSPAR%CANCIA/PORTARIAS%20SOF/2021/Agosto/3%20-%20MPDFT/anexo_i_-_tabela_1.xls'#Quantitativo_Fisico_Pessoal_Ser.J14]+['file:///C:/Users/User/Desktop/SUBPLAN/PORTAL%20DA%20TRANSPAR%CANCIA/PORTARIAS%20SOF/2021/Agosto/4%20-%20MPT/Anexo_1_Tabela_1_Quantitativo_Servidores_2021_08_MPT.ods'#Anexo_1_Tabela_1_Quantitativo_S.J16]+['file:///C:/Users/User/Desktop/SUBPLAN/PORTAL%20DA%20TRANSPAR%CANCIA/PORTARIAS%20SOF/2021/Agosto/5%20-%20ESMPU/AnexoIServidoresESMPUAGO2021.ods'#Quantitativo_Fisico_Pessoal_Ser.J14]" table:style-name="ce6">
            <text:p>0</text:p>
          </table:table-cell>
          <table:table-cell office:value-type="float" office:value="3" table:formula="of:=['file:///C:/Users/User/Desktop/SUBPLAN/PORTAL%20DA%20TRANSPAR%CANCIA/PORTARIAS%20SOF/2021/Agosto/1%20-%20MPF/anexo_I_servidores_2021_ods.ods'#Anexo_1_Tabela_1_Quantitativo_F.K15]+['file:///C:/Users/User/Desktop/SUBPLAN/PORTAL%20DA%20TRANSPAR%CANCIA/PORTARIAS%20SOF/2021/Agosto/2%20-%20MPM/Anexo-I-tabela-1-Quantitativo_Fisico_Pessoal_Servidores-DAP.ods'#Quantitativo_Fisico_Pessoal.K12]+['file:///C:/Users/User/Desktop/SUBPLAN/PORTAL%20DA%20TRANSPAR%CANCIA/PORTARIAS%20SOF/2021/Agosto/3%20-%20MPDFT/anexo_i_-_tabela_1.xls'#Quantitativo_Fisico_Pessoal_Ser.K14]+['file:///C:/Users/User/Desktop/SUBPLAN/PORTAL%20DA%20TRANSPAR%CANCIA/PORTARIAS%20SOF/2021/Agosto/4%20-%20MPT/Anexo_1_Tabela_1_Quantitativo_Servidores_2021_08_MPT.ods'#Anexo_1_Tabela_1_Quantitativo_S.K16]+['file:///C:/Users/User/Desktop/SUBPLAN/PORTAL%20DA%20TRANSPAR%CANCIA/PORTARIAS%20SOF/2021/Agosto/5%20-%20ESMPU/AnexoIServidoresESMPUAGO2021.ods'#Quantitativo_Fisico_Pessoal_Ser.K14]" table:style-name="ce6">
            <text:p>3</text:p>
          </table:table-cell>
          <table:table-cell office:value-type="float" office:value="3" table:formula="of:=[.M14]+[.N14]" table:style-name="ce7">
            <text:p>3</text:p>
          </table:table-cell>
          <table:table-cell office:value-type="float" office:value="4" table:formula="of:=['file:///C:/Users/User/Desktop/SUBPLAN/PORTAL%20DA%20TRANSPAR%CANCIA/PORTARIAS%20SOF/2021/Agosto/1%20-%20MPF/anexo_I_servidores_2021_ods.ods'#Anexo_1_Tabela_1_Quantitativo_F.M15]+['file:///C:/Users/User/Desktop/SUBPLAN/PORTAL%20DA%20TRANSPAR%CANCIA/PORTARIAS%20SOF/2021/Agosto/2%20-%20MPM/Anexo-I-tabela-1-Quantitativo_Fisico_Pessoal_Servidores-DAP.ods'#Quantitativo_Fisico_Pessoal.M12]+['file:///C:/Users/User/Desktop/SUBPLAN/PORTAL%20DA%20TRANSPAR%CANCIA/PORTARIAS%20SOF/2021/Agosto/3%20-%20MPDFT/anexo_i_-_tabela_1.xls'#Quantitativo_Fisico_Pessoal_Ser.M14]+['file:///C:/Users/User/Desktop/SUBPLAN/PORTAL%20DA%20TRANSPAR%CANCIA/PORTARIAS%20SOF/2021/Agosto/4%20-%20MPT/Anexo_1_Tabela_1_Quantitativo_Servidores_2021_08_MPT.ods'#Anexo_1_Tabela_1_Quantitativo_S.M16]+['file:///C:/Users/User/Desktop/SUBPLAN/PORTAL%20DA%20TRANSPAR%CANCIA/PORTARIAS%20SOF/2021/Agosto/5%20-%20ESMPU/AnexoIServidoresESMPUAGO2021.ods'#Quantitativo_Fisico_Pessoal_Ser.M14]" table:style-name="ce6">
            <text:p>4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376" table:formula="of:=['file:///C:/Users/User/Desktop/SUBPLAN/PORTAL%20DA%20TRANSPAR%CANCIA/PORTARIAS%20SOF/2021/Agosto/1%20-%20MPF/anexo_I_servidores_2021_ods.ods'#Anexo_1_Tabela_1_Quantitativo_F.E16]+['file:///C:/Users/User/Desktop/SUBPLAN/PORTAL%20DA%20TRANSPAR%CANCIA/PORTARIAS%20SOF/2021/Agosto/2%20-%20MPM/Anexo-I-tabela-1-Quantitativo_Fisico_Pessoal_Servidores-DAP.ods'#Quantitativo_Fisico_Pessoal.E13]+['file:///C:/Users/User/Desktop/SUBPLAN/PORTAL%20DA%20TRANSPAR%CANCIA/PORTARIAS%20SOF/2021/Agosto/3%20-%20MPDFT/anexo_i_-_tabela_1.xls'#Quantitativo_Fisico_Pessoal_Ser.E15]+['file:///C:/Users/User/Desktop/SUBPLAN/PORTAL%20DA%20TRANSPAR%CANCIA/PORTARIAS%20SOF/2021/Agosto/4%20-%20MPT/Anexo_1_Tabela_1_Quantitativo_Servidores_2021_08_MPT.ods'#Anexo_1_Tabela_1_Quantitativo_S.E17]+['file:///C:/Users/User/Desktop/SUBPLAN/PORTAL%20DA%20TRANSPAR%CANCIA/PORTARIAS%20SOF/2021/Agosto/5%20-%20ESMPU/AnexoIServidoresESMPUAGO2021.ods'#Quantitativo_Fisico_Pessoal_Ser.E15]" table:style-name="ce6">
            <text:p>376</text:p>
          </table:table-cell>
          <table:table-cell office:value-type="float" office:value="0" table:formula="of:=['file:///C:/Users/User/Desktop/SUBPLAN/PORTAL%20DA%20TRANSPAR%CANCIA/PORTARIAS%20SOF/2021/Agosto/1%20-%20MPF/anexo_I_servidores_2021_ods.ods'#Anexo_1_Tabela_1_Quantitativo_F.F16]+['file:///C:/Users/User/Desktop/SUBPLAN/PORTAL%20DA%20TRANSPAR%CANCIA/PORTARIAS%20SOF/2021/Agosto/2%20-%20MPM/Anexo-I-tabela-1-Quantitativo_Fisico_Pessoal_Servidores-DAP.ods'#Quantitativo_Fisico_Pessoal.F13]+['file:///C:/Users/User/Desktop/SUBPLAN/PORTAL%20DA%20TRANSPAR%CANCIA/PORTARIAS%20SOF/2021/Agosto/3%20-%20MPDFT/anexo_i_-_tabela_1.xls'#Quantitativo_Fisico_Pessoal_Ser.F15]+['file:///C:/Users/User/Desktop/SUBPLAN/PORTAL%20DA%20TRANSPAR%CANCIA/PORTARIAS%20SOF/2021/Agosto/4%20-%20MPT/Anexo_1_Tabela_1_Quantitativo_Servidores_2021_08_MPT.ods'#Anexo_1_Tabela_1_Quantitativo_S.F17]+['file:///C:/Users/User/Desktop/SUBPLAN/PORTAL%20DA%20TRANSPAR%CANCIA/PORTARIAS%20SOF/2021/Agosto/5%20-%20ESMPU/AnexoIServidoresESMPUAGO2021.ods'#Quantitativo_Fisico_Pessoal_Ser.F15]" table:style-name="ce6">
            <text:p>0</text:p>
          </table:table-cell>
          <table:table-cell office:value-type="float" office:value="376" table:formula="of:=[.H15]+[.I15]" table:style-name="ce7">
            <text:p>376</text:p>
          </table:table-cell>
          <table:covered-table-cell/>
          <table:covered-table-cell/>
          <table:table-cell office:value-type="float" office:value="5" table:formula="of:=['file:///C:/Users/User/Desktop/SUBPLAN/PORTAL%20DA%20TRANSPAR%CANCIA/PORTARIAS%20SOF/2021/Agosto/1%20-%20MPF/anexo_I_servidores_2021_ods.ods'#Anexo_1_Tabela_1_Quantitativo_F.J16]+['file:///C:/Users/User/Desktop/SUBPLAN/PORTAL%20DA%20TRANSPAR%CANCIA/PORTARIAS%20SOF/2021/Agosto/2%20-%20MPM/Anexo-I-tabela-1-Quantitativo_Fisico_Pessoal_Servidores-DAP.ods'#Quantitativo_Fisico_Pessoal.J13]+['file:///C:/Users/User/Desktop/SUBPLAN/PORTAL%20DA%20TRANSPAR%CANCIA/PORTARIAS%20SOF/2021/Agosto/3%20-%20MPDFT/anexo_i_-_tabela_1.xls'#Quantitativo_Fisico_Pessoal_Ser.J15]+['file:///C:/Users/User/Desktop/SUBPLAN/PORTAL%20DA%20TRANSPAR%CANCIA/PORTARIAS%20SOF/2021/Agosto/4%20-%20MPT/Anexo_1_Tabela_1_Quantitativo_Servidores_2021_08_MPT.ods'#Anexo_1_Tabela_1_Quantitativo_S.J17]+['file:///C:/Users/User/Desktop/SUBPLAN/PORTAL%20DA%20TRANSPAR%CANCIA/PORTARIAS%20SOF/2021/Agosto/5%20-%20ESMPU/AnexoIServidoresESMPUAGO2021.ods'#Quantitativo_Fisico_Pessoal_Ser.J15]" table:style-name="ce6">
            <text:p>5</text:p>
          </table:table-cell>
          <table:table-cell office:value-type="float" office:value="1" table:formula="of:=['file:///C:/Users/User/Desktop/SUBPLAN/PORTAL%20DA%20TRANSPAR%CANCIA/PORTARIAS%20SOF/2021/Agosto/1%20-%20MPF/anexo_I_servidores_2021_ods.ods'#Anexo_1_Tabela_1_Quantitativo_F.K16]+['file:///C:/Users/User/Desktop/SUBPLAN/PORTAL%20DA%20TRANSPAR%CANCIA/PORTARIAS%20SOF/2021/Agosto/2%20-%20MPM/Anexo-I-tabela-1-Quantitativo_Fisico_Pessoal_Servidores-DAP.ods'#Quantitativo_Fisico_Pessoal.K13]+['file:///C:/Users/User/Desktop/SUBPLAN/PORTAL%20DA%20TRANSPAR%CANCIA/PORTARIAS%20SOF/2021/Agosto/3%20-%20MPDFT/anexo_i_-_tabela_1.xls'#Quantitativo_Fisico_Pessoal_Ser.K15]+['file:///C:/Users/User/Desktop/SUBPLAN/PORTAL%20DA%20TRANSPAR%CANCIA/PORTARIAS%20SOF/2021/Agosto/4%20-%20MPT/Anexo_1_Tabela_1_Quantitativo_Servidores_2021_08_MPT.ods'#Anexo_1_Tabela_1_Quantitativo_S.K17]+['file:///C:/Users/User/Desktop/SUBPLAN/PORTAL%20DA%20TRANSPAR%CANCIA/PORTARIAS%20SOF/2021/Agosto/5%20-%20ESMPU/AnexoIServidoresESMPUAGO2021.ods'#Quantitativo_Fisico_Pessoal_Ser.K15]" table:style-name="ce6">
            <text:p>1</text:p>
          </table:table-cell>
          <table:table-cell office:value-type="float" office:value="6" table:formula="of:=[.M15]+[.N15]" table:style-name="ce7">
            <text:p>6</text:p>
          </table:table-cell>
          <table:table-cell office:value-type="float" office:value="2" table:formula="of:=['file:///C:/Users/User/Desktop/SUBPLAN/PORTAL%20DA%20TRANSPAR%CANCIA/PORTARIAS%20SOF/2021/Agosto/1%20-%20MPF/anexo_I_servidores_2021_ods.ods'#Anexo_1_Tabela_1_Quantitativo_F.M16]+['file:///C:/Users/User/Desktop/SUBPLAN/PORTAL%20DA%20TRANSPAR%CANCIA/PORTARIAS%20SOF/2021/Agosto/2%20-%20MPM/Anexo-I-tabela-1-Quantitativo_Fisico_Pessoal_Servidores-DAP.ods'#Quantitativo_Fisico_Pessoal.M13]+['file:///C:/Users/User/Desktop/SUBPLAN/PORTAL%20DA%20TRANSPAR%CANCIA/PORTARIAS%20SOF/2021/Agosto/3%20-%20MPDFT/anexo_i_-_tabela_1.xls'#Quantitativo_Fisico_Pessoal_Ser.M15]+['file:///C:/Users/User/Desktop/SUBPLAN/PORTAL%20DA%20TRANSPAR%CANCIA/PORTARIAS%20SOF/2021/Agosto/4%20-%20MPT/Anexo_1_Tabela_1_Quantitativo_Servidores_2021_08_MPT.ods'#Anexo_1_Tabela_1_Quantitativo_S.M17]+['file:///C:/Users/User/Desktop/SUBPLAN/PORTAL%20DA%20TRANSPAR%CANCIA/PORTARIAS%20SOF/2021/Agosto/5%20-%20ESMPU/AnexoIServidoresESMPUAGO2021.ods'#Quantitativo_Fisico_Pessoal_Ser.M15]" table:style-name="ce6">
            <text:p>2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476" table:formula="of:=['file:///C:/Users/User/Desktop/SUBPLAN/PORTAL%20DA%20TRANSPAR%CANCIA/PORTARIAS%20SOF/2021/Agosto/1%20-%20MPF/anexo_I_servidores_2021_ods.ods'#Anexo_1_Tabela_1_Quantitativo_F.E17]+['file:///C:/Users/User/Desktop/SUBPLAN/PORTAL%20DA%20TRANSPAR%CANCIA/PORTARIAS%20SOF/2021/Agosto/2%20-%20MPM/Anexo-I-tabela-1-Quantitativo_Fisico_Pessoal_Servidores-DAP.ods'#Quantitativo_Fisico_Pessoal.E14]+['file:///C:/Users/User/Desktop/SUBPLAN/PORTAL%20DA%20TRANSPAR%CANCIA/PORTARIAS%20SOF/2021/Agosto/3%20-%20MPDFT/anexo_i_-_tabela_1.xls'#Quantitativo_Fisico_Pessoal_Ser.E16]+['file:///C:/Users/User/Desktop/SUBPLAN/PORTAL%20DA%20TRANSPAR%CANCIA/PORTARIAS%20SOF/2021/Agosto/4%20-%20MPT/Anexo_1_Tabela_1_Quantitativo_Servidores_2021_08_MPT.ods'#Anexo_1_Tabela_1_Quantitativo_S.E18]+['file:///C:/Users/User/Desktop/SUBPLAN/PORTAL%20DA%20TRANSPAR%CANCIA/PORTARIAS%20SOF/2021/Agosto/5%20-%20ESMPU/AnexoIServidoresESMPUAGO2021.ods'#Quantitativo_Fisico_Pessoal_Ser.E16]" table:style-name="ce6">
            <text:p>476</text:p>
          </table:table-cell>
          <table:table-cell office:value-type="float" office:value="0" table:formula="of:=['file:///C:/Users/User/Desktop/SUBPLAN/PORTAL%20DA%20TRANSPAR%CANCIA/PORTARIAS%20SOF/2021/Agosto/1%20-%20MPF/anexo_I_servidores_2021_ods.ods'#Anexo_1_Tabela_1_Quantitativo_F.F17]+['file:///C:/Users/User/Desktop/SUBPLAN/PORTAL%20DA%20TRANSPAR%CANCIA/PORTARIAS%20SOF/2021/Agosto/2%20-%20MPM/Anexo-I-tabela-1-Quantitativo_Fisico_Pessoal_Servidores-DAP.ods'#Quantitativo_Fisico_Pessoal.F14]+['file:///C:/Users/User/Desktop/SUBPLAN/PORTAL%20DA%20TRANSPAR%CANCIA/PORTARIAS%20SOF/2021/Agosto/3%20-%20MPDFT/anexo_i_-_tabela_1.xls'#Quantitativo_Fisico_Pessoal_Ser.F16]+['file:///C:/Users/User/Desktop/SUBPLAN/PORTAL%20DA%20TRANSPAR%CANCIA/PORTARIAS%20SOF/2021/Agosto/4%20-%20MPT/Anexo_1_Tabela_1_Quantitativo_Servidores_2021_08_MPT.ods'#Anexo_1_Tabela_1_Quantitativo_S.F18]+['file:///C:/Users/User/Desktop/SUBPLAN/PORTAL%20DA%20TRANSPAR%CANCIA/PORTARIAS%20SOF/2021/Agosto/5%20-%20ESMPU/AnexoIServidoresESMPUAGO2021.ods'#Quantitativo_Fisico_Pessoal_Ser.F16]" table:style-name="ce6">
            <text:p>0</text:p>
          </table:table-cell>
          <table:table-cell office:value-type="float" office:value="476" table:formula="of:=[.H16]+[.I16]" table:style-name="ce7">
            <text:p>476</text:p>
          </table:table-cell>
          <table:covered-table-cell/>
          <table:covered-table-cell/>
          <table:table-cell office:value-type="float" office:value="1" table:formula="of:=['file:///C:/Users/User/Desktop/SUBPLAN/PORTAL%20DA%20TRANSPAR%CANCIA/PORTARIAS%20SOF/2021/Agosto/1%20-%20MPF/anexo_I_servidores_2021_ods.ods'#Anexo_1_Tabela_1_Quantitativo_F.J17]+['file:///C:/Users/User/Desktop/SUBPLAN/PORTAL%20DA%20TRANSPAR%CANCIA/PORTARIAS%20SOF/2021/Agosto/2%20-%20MPM/Anexo-I-tabela-1-Quantitativo_Fisico_Pessoal_Servidores-DAP.ods'#Quantitativo_Fisico_Pessoal.J14]+['file:///C:/Users/User/Desktop/SUBPLAN/PORTAL%20DA%20TRANSPAR%CANCIA/PORTARIAS%20SOF/2021/Agosto/3%20-%20MPDFT/anexo_i_-_tabela_1.xls'#Quantitativo_Fisico_Pessoal_Ser.J16]+['file:///C:/Users/User/Desktop/SUBPLAN/PORTAL%20DA%20TRANSPAR%CANCIA/PORTARIAS%20SOF/2021/Agosto/4%20-%20MPT/Anexo_1_Tabela_1_Quantitativo_Servidores_2021_08_MPT.ods'#Anexo_1_Tabela_1_Quantitativo_S.J18]+['file:///C:/Users/User/Desktop/SUBPLAN/PORTAL%20DA%20TRANSPAR%CANCIA/PORTARIAS%20SOF/2021/Agosto/5%20-%20ESMPU/AnexoIServidoresESMPUAGO2021.ods'#Quantitativo_Fisico_Pessoal_Ser.J16]" table:style-name="ce6">
            <text:p>1</text:p>
          </table:table-cell>
          <table:table-cell office:value-type="float" office:value="0" table:formula="of:=['file:///C:/Users/User/Desktop/SUBPLAN/PORTAL%20DA%20TRANSPAR%CANCIA/PORTARIAS%20SOF/2021/Agosto/1%20-%20MPF/anexo_I_servidores_2021_ods.ods'#Anexo_1_Tabela_1_Quantitativo_F.K17]+['file:///C:/Users/User/Desktop/SUBPLAN/PORTAL%20DA%20TRANSPAR%CANCIA/PORTARIAS%20SOF/2021/Agosto/2%20-%20MPM/Anexo-I-tabela-1-Quantitativo_Fisico_Pessoal_Servidores-DAP.ods'#Quantitativo_Fisico_Pessoal.K14]+['file:///C:/Users/User/Desktop/SUBPLAN/PORTAL%20DA%20TRANSPAR%CANCIA/PORTARIAS%20SOF/2021/Agosto/3%20-%20MPDFT/anexo_i_-_tabela_1.xls'#Quantitativo_Fisico_Pessoal_Ser.K16]+['file:///C:/Users/User/Desktop/SUBPLAN/PORTAL%20DA%20TRANSPAR%CANCIA/PORTARIAS%20SOF/2021/Agosto/4%20-%20MPT/Anexo_1_Tabela_1_Quantitativo_Servidores_2021_08_MPT.ods'#Anexo_1_Tabela_1_Quantitativo_S.K18]+['file:///C:/Users/User/Desktop/SUBPLAN/PORTAL%20DA%20TRANSPAR%CANCIA/PORTARIAS%20SOF/2021/Agosto/5%20-%20ESMPU/AnexoIServidoresESMPUAGO2021.ods'#Quantitativo_Fisico_Pessoal_Ser.K16]" table:style-name="ce6">
            <text:p>0</text:p>
          </table:table-cell>
          <table:table-cell office:value-type="float" office:value="1" table:formula="of:=[.M16]+[.N16]" table:style-name="ce7">
            <text:p>1</text:p>
          </table:table-cell>
          <table:table-cell office:value-type="float" office:value="0" table:formula="of:=['file:///C:/Users/User/Desktop/SUBPLAN/PORTAL%20DA%20TRANSPAR%CANCIA/PORTARIAS%20SOF/2021/Agosto/1%20-%20MPF/anexo_I_servidores_2021_ods.ods'#Anexo_1_Tabela_1_Quantitativo_F.M17]+['file:///C:/Users/User/Desktop/SUBPLAN/PORTAL%20DA%20TRANSPAR%CANCIA/PORTARIAS%20SOF/2021/Agosto/2%20-%20MPM/Anexo-I-tabela-1-Quantitativo_Fisico_Pessoal_Servidores-DAP.ods'#Quantitativo_Fisico_Pessoal.M14]+['file:///C:/Users/User/Desktop/SUBPLAN/PORTAL%20DA%20TRANSPAR%CANCIA/PORTARIAS%20SOF/2021/Agosto/3%20-%20MPDFT/anexo_i_-_tabela_1.xls'#Quantitativo_Fisico_Pessoal_Ser.M16]+['file:///C:/Users/User/Desktop/SUBPLAN/PORTAL%20DA%20TRANSPAR%CANCIA/PORTARIAS%20SOF/2021/Agosto/4%20-%20MPT/Anexo_1_Tabela_1_Quantitativo_Servidores_2021_08_MPT.ods'#Anexo_1_Tabela_1_Quantitativo_S.M18]+['file:///C:/Users/User/Desktop/SUBPLAN/PORTAL%20DA%20TRANSPAR%CANCIA/PORTARIAS%20SOF/2021/Agosto/5%20-%20ESMPU/AnexoIServidoresESMPUAGO2021.ods'#Quantitativo_Fisico_Pessoal_Ser.M16]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160" table:formula="of:=['file:///C:/Users/User/Desktop/SUBPLAN/PORTAL%20DA%20TRANSPAR%CANCIA/PORTARIAS%20SOF/2021/Agosto/1%20-%20MPF/anexo_I_servidores_2021_ods.ods'#Anexo_1_Tabela_1_Quantitativo_F.E18]+['file:///C:/Users/User/Desktop/SUBPLAN/PORTAL%20DA%20TRANSPAR%CANCIA/PORTARIAS%20SOF/2021/Agosto/2%20-%20MPM/Anexo-I-tabela-1-Quantitativo_Fisico_Pessoal_Servidores-DAP.ods'#Quantitativo_Fisico_Pessoal.E15]+['file:///C:/Users/User/Desktop/SUBPLAN/PORTAL%20DA%20TRANSPAR%CANCIA/PORTARIAS%20SOF/2021/Agosto/3%20-%20MPDFT/anexo_i_-_tabela_1.xls'#Quantitativo_Fisico_Pessoal_Ser.E17]+['file:///C:/Users/User/Desktop/SUBPLAN/PORTAL%20DA%20TRANSPAR%CANCIA/PORTARIAS%20SOF/2021/Agosto/4%20-%20MPT/Anexo_1_Tabela_1_Quantitativo_Servidores_2021_08_MPT.ods'#Anexo_1_Tabela_1_Quantitativo_S.E19]+['file:///C:/Users/User/Desktop/SUBPLAN/PORTAL%20DA%20TRANSPAR%CANCIA/PORTARIAS%20SOF/2021/Agosto/5%20-%20ESMPU/AnexoIServidoresESMPUAGO2021.ods'#Quantitativo_Fisico_Pessoal_Ser.E17]" table:style-name="ce6">
            <text:p>160</text:p>
          </table:table-cell>
          <table:table-cell office:value-type="float" office:value="8" table:formula="of:=['file:///C:/Users/User/Desktop/SUBPLAN/PORTAL%20DA%20TRANSPAR%CANCIA/PORTARIAS%20SOF/2021/Agosto/1%20-%20MPF/anexo_I_servidores_2021_ods.ods'#Anexo_1_Tabela_1_Quantitativo_F.F18]+['file:///C:/Users/User/Desktop/SUBPLAN/PORTAL%20DA%20TRANSPAR%CANCIA/PORTARIAS%20SOF/2021/Agosto/2%20-%20MPM/Anexo-I-tabela-1-Quantitativo_Fisico_Pessoal_Servidores-DAP.ods'#Quantitativo_Fisico_Pessoal.F15]+['file:///C:/Users/User/Desktop/SUBPLAN/PORTAL%20DA%20TRANSPAR%CANCIA/PORTARIAS%20SOF/2021/Agosto/3%20-%20MPDFT/anexo_i_-_tabela_1.xls'#Quantitativo_Fisico_Pessoal_Ser.F17]+['file:///C:/Users/User/Desktop/SUBPLAN/PORTAL%20DA%20TRANSPAR%CANCIA/PORTARIAS%20SOF/2021/Agosto/4%20-%20MPT/Anexo_1_Tabela_1_Quantitativo_Servidores_2021_08_MPT.ods'#Anexo_1_Tabela_1_Quantitativo_S.F19]+['file:///C:/Users/User/Desktop/SUBPLAN/PORTAL%20DA%20TRANSPAR%CANCIA/PORTARIAS%20SOF/2021/Agosto/5%20-%20ESMPU/AnexoIServidoresESMPUAGO2021.ods'#Quantitativo_Fisico_Pessoal_Ser.F17]" table:style-name="ce6">
            <text:p>8</text:p>
          </table:table-cell>
          <table:table-cell office:value-type="float" office:value="168" table:formula="of:=[.H17]+[.I17]" table:style-name="ce7">
            <text:p>168</text:p>
          </table:table-cell>
          <table:covered-table-cell/>
          <table:covered-table-cell/>
          <table:table-cell office:value-type="float" office:value="1" table:formula="of:=['file:///C:/Users/User/Desktop/SUBPLAN/PORTAL%20DA%20TRANSPAR%CANCIA/PORTARIAS%20SOF/2021/Agosto/1%20-%20MPF/anexo_I_servidores_2021_ods.ods'#Anexo_1_Tabela_1_Quantitativo_F.J18]+['file:///C:/Users/User/Desktop/SUBPLAN/PORTAL%20DA%20TRANSPAR%CANCIA/PORTARIAS%20SOF/2021/Agosto/2%20-%20MPM/Anexo-I-tabela-1-Quantitativo_Fisico_Pessoal_Servidores-DAP.ods'#Quantitativo_Fisico_Pessoal.J15]+['file:///C:/Users/User/Desktop/SUBPLAN/PORTAL%20DA%20TRANSPAR%CANCIA/PORTARIAS%20SOF/2021/Agosto/3%20-%20MPDFT/anexo_i_-_tabela_1.xls'#Quantitativo_Fisico_Pessoal_Ser.J17]+['file:///C:/Users/User/Desktop/SUBPLAN/PORTAL%20DA%20TRANSPAR%CANCIA/PORTARIAS%20SOF/2021/Agosto/4%20-%20MPT/Anexo_1_Tabela_1_Quantitativo_Servidores_2021_08_MPT.ods'#Anexo_1_Tabela_1_Quantitativo_S.J19]+['file:///C:/Users/User/Desktop/SUBPLAN/PORTAL%20DA%20TRANSPAR%CANCIA/PORTARIAS%20SOF/2021/Agosto/5%20-%20ESMPU/AnexoIServidoresESMPUAGO2021.ods'#Quantitativo_Fisico_Pessoal_Ser.J17]" table:style-name="ce6">
            <text:p>1</text:p>
          </table:table-cell>
          <table:table-cell office:value-type="float" office:value="0" table:formula="of:=['file:///C:/Users/User/Desktop/SUBPLAN/PORTAL%20DA%20TRANSPAR%CANCIA/PORTARIAS%20SOF/2021/Agosto/1%20-%20MPF/anexo_I_servidores_2021_ods.ods'#Anexo_1_Tabela_1_Quantitativo_F.K18]+['file:///C:/Users/User/Desktop/SUBPLAN/PORTAL%20DA%20TRANSPAR%CANCIA/PORTARIAS%20SOF/2021/Agosto/2%20-%20MPM/Anexo-I-tabela-1-Quantitativo_Fisico_Pessoal_Servidores-DAP.ods'#Quantitativo_Fisico_Pessoal.K15]+['file:///C:/Users/User/Desktop/SUBPLAN/PORTAL%20DA%20TRANSPAR%CANCIA/PORTARIAS%20SOF/2021/Agosto/3%20-%20MPDFT/anexo_i_-_tabela_1.xls'#Quantitativo_Fisico_Pessoal_Ser.K17]+['file:///C:/Users/User/Desktop/SUBPLAN/PORTAL%20DA%20TRANSPAR%CANCIA/PORTARIAS%20SOF/2021/Agosto/4%20-%20MPT/Anexo_1_Tabela_1_Quantitativo_Servidores_2021_08_MPT.ods'#Anexo_1_Tabela_1_Quantitativo_S.K19]+['file:///C:/Users/User/Desktop/SUBPLAN/PORTAL%20DA%20TRANSPAR%CANCIA/PORTARIAS%20SOF/2021/Agosto/5%20-%20ESMPU/AnexoIServidoresESMPUAGO2021.ods'#Quantitativo_Fisico_Pessoal_Ser.K17]" table:style-name="ce6">
            <text:p>0</text:p>
          </table:table-cell>
          <table:table-cell office:value-type="float" office:value="1" table:formula="of:=[.M17]+[.N17]" table:style-name="ce7">
            <text:p>1</text:p>
          </table:table-cell>
          <table:table-cell office:value-type="float" office:value="0" table:formula="of:=['file:///C:/Users/User/Desktop/SUBPLAN/PORTAL%20DA%20TRANSPAR%CANCIA/PORTARIAS%20SOF/2021/Agosto/1%20-%20MPF/anexo_I_servidores_2021_ods.ods'#Anexo_1_Tabela_1_Quantitativo_F.M18]+['file:///C:/Users/User/Desktop/SUBPLAN/PORTAL%20DA%20TRANSPAR%CANCIA/PORTARIAS%20SOF/2021/Agosto/2%20-%20MPM/Anexo-I-tabela-1-Quantitativo_Fisico_Pessoal_Servidores-DAP.ods'#Quantitativo_Fisico_Pessoal.M15]+['file:///C:/Users/User/Desktop/SUBPLAN/PORTAL%20DA%20TRANSPAR%CANCIA/PORTARIAS%20SOF/2021/Agosto/3%20-%20MPDFT/anexo_i_-_tabela_1.xls'#Quantitativo_Fisico_Pessoal_Ser.M17]+['file:///C:/Users/User/Desktop/SUBPLAN/PORTAL%20DA%20TRANSPAR%CANCIA/PORTARIAS%20SOF/2021/Agosto/4%20-%20MPT/Anexo_1_Tabela_1_Quantitativo_Servidores_2021_08_MPT.ods'#Anexo_1_Tabela_1_Quantitativo_S.M19]+['file:///C:/Users/User/Desktop/SUBPLAN/PORTAL%20DA%20TRANSPAR%CANCIA/PORTARIAS%20SOF/2021/Agosto/5%20-%20ESMPU/AnexoIServidoresESMPUAGO2021.ods'#Quantitativo_Fisico_Pessoal_Ser.M17]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205" table:formula="of:=['file:///C:/Users/User/Desktop/SUBPLAN/PORTAL%20DA%20TRANSPAR%CANCIA/PORTARIAS%20SOF/2021/Agosto/1%20-%20MPF/anexo_I_servidores_2021_ods.ods'#Anexo_1_Tabela_1_Quantitativo_F.E19]+['file:///C:/Users/User/Desktop/SUBPLAN/PORTAL%20DA%20TRANSPAR%CANCIA/PORTARIAS%20SOF/2021/Agosto/2%20-%20MPM/Anexo-I-tabela-1-Quantitativo_Fisico_Pessoal_Servidores-DAP.ods'#Quantitativo_Fisico_Pessoal.E16]+['file:///C:/Users/User/Desktop/SUBPLAN/PORTAL%20DA%20TRANSPAR%CANCIA/PORTARIAS%20SOF/2021/Agosto/3%20-%20MPDFT/anexo_i_-_tabela_1.xls'#Quantitativo_Fisico_Pessoal_Ser.E18]+['file:///C:/Users/User/Desktop/SUBPLAN/PORTAL%20DA%20TRANSPAR%CANCIA/PORTARIAS%20SOF/2021/Agosto/4%20-%20MPT/Anexo_1_Tabela_1_Quantitativo_Servidores_2021_08_MPT.ods'#Anexo_1_Tabela_1_Quantitativo_S.E20]+['file:///C:/Users/User/Desktop/SUBPLAN/PORTAL%20DA%20TRANSPAR%CANCIA/PORTARIAS%20SOF/2021/Agosto/5%20-%20ESMPU/AnexoIServidoresESMPUAGO2021.ods'#Quantitativo_Fisico_Pessoal_Ser.E18]" table:style-name="ce6">
            <text:p>205</text:p>
          </table:table-cell>
          <table:table-cell office:value-type="float" office:value="6" table:formula="of:=['file:///C:/Users/User/Desktop/SUBPLAN/PORTAL%20DA%20TRANSPAR%CANCIA/PORTARIAS%20SOF/2021/Agosto/1%20-%20MPF/anexo_I_servidores_2021_ods.ods'#Anexo_1_Tabela_1_Quantitativo_F.F19]+['file:///C:/Users/User/Desktop/SUBPLAN/PORTAL%20DA%20TRANSPAR%CANCIA/PORTARIAS%20SOF/2021/Agosto/2%20-%20MPM/Anexo-I-tabela-1-Quantitativo_Fisico_Pessoal_Servidores-DAP.ods'#Quantitativo_Fisico_Pessoal.F16]+['file:///C:/Users/User/Desktop/SUBPLAN/PORTAL%20DA%20TRANSPAR%CANCIA/PORTARIAS%20SOF/2021/Agosto/3%20-%20MPDFT/anexo_i_-_tabela_1.xls'#Quantitativo_Fisico_Pessoal_Ser.F18]+['file:///C:/Users/User/Desktop/SUBPLAN/PORTAL%20DA%20TRANSPAR%CANCIA/PORTARIAS%20SOF/2021/Agosto/4%20-%20MPT/Anexo_1_Tabela_1_Quantitativo_Servidores_2021_08_MPT.ods'#Anexo_1_Tabela_1_Quantitativo_S.F20]+['file:///C:/Users/User/Desktop/SUBPLAN/PORTAL%20DA%20TRANSPAR%CANCIA/PORTARIAS%20SOF/2021/Agosto/5%20-%20ESMPU/AnexoIServidoresESMPUAGO2021.ods'#Quantitativo_Fisico_Pessoal_Ser.F18]" table:style-name="ce6">
            <text:p>6</text:p>
          </table:table-cell>
          <table:table-cell office:value-type="float" office:value="211" table:formula="of:=[.H18]+[.I18]" table:style-name="ce7">
            <text:p>211</text:p>
          </table:table-cell>
          <table:covered-table-cell/>
          <table:covered-table-cell/>
          <table:table-cell office:value-type="float" office:value="0" table:formula="of:=['file:///C:/Users/User/Desktop/SUBPLAN/PORTAL%20DA%20TRANSPAR%CANCIA/PORTARIAS%20SOF/2021/Agosto/1%20-%20MPF/anexo_I_servidores_2021_ods.ods'#Anexo_1_Tabela_1_Quantitativo_F.J19]+['file:///C:/Users/User/Desktop/SUBPLAN/PORTAL%20DA%20TRANSPAR%CANCIA/PORTARIAS%20SOF/2021/Agosto/2%20-%20MPM/Anexo-I-tabela-1-Quantitativo_Fisico_Pessoal_Servidores-DAP.ods'#Quantitativo_Fisico_Pessoal.J16]+['file:///C:/Users/User/Desktop/SUBPLAN/PORTAL%20DA%20TRANSPAR%CANCIA/PORTARIAS%20SOF/2021/Agosto/3%20-%20MPDFT/anexo_i_-_tabela_1.xls'#Quantitativo_Fisico_Pessoal_Ser.J18]+['file:///C:/Users/User/Desktop/SUBPLAN/PORTAL%20DA%20TRANSPAR%CANCIA/PORTARIAS%20SOF/2021/Agosto/4%20-%20MPT/Anexo_1_Tabela_1_Quantitativo_Servidores_2021_08_MPT.ods'#Anexo_1_Tabela_1_Quantitativo_S.J20]+['file:///C:/Users/User/Desktop/SUBPLAN/PORTAL%20DA%20TRANSPAR%CANCIA/PORTARIAS%20SOF/2021/Agosto/5%20-%20ESMPU/AnexoIServidoresESMPUAGO2021.ods'#Quantitativo_Fisico_Pessoal_Ser.J18]" table:style-name="ce6">
            <text:p>0</text:p>
          </table:table-cell>
          <table:table-cell office:value-type="float" office:value="3" table:formula="of:=['file:///C:/Users/User/Desktop/SUBPLAN/PORTAL%20DA%20TRANSPAR%CANCIA/PORTARIAS%20SOF/2021/Agosto/1%20-%20MPF/anexo_I_servidores_2021_ods.ods'#Anexo_1_Tabela_1_Quantitativo_F.K19]+['file:///C:/Users/User/Desktop/SUBPLAN/PORTAL%20DA%20TRANSPAR%CANCIA/PORTARIAS%20SOF/2021/Agosto/2%20-%20MPM/Anexo-I-tabela-1-Quantitativo_Fisico_Pessoal_Servidores-DAP.ods'#Quantitativo_Fisico_Pessoal.K16]+['file:///C:/Users/User/Desktop/SUBPLAN/PORTAL%20DA%20TRANSPAR%CANCIA/PORTARIAS%20SOF/2021/Agosto/3%20-%20MPDFT/anexo_i_-_tabela_1.xls'#Quantitativo_Fisico_Pessoal_Ser.K18]+['file:///C:/Users/User/Desktop/SUBPLAN/PORTAL%20DA%20TRANSPAR%CANCIA/PORTARIAS%20SOF/2021/Agosto/4%20-%20MPT/Anexo_1_Tabela_1_Quantitativo_Servidores_2021_08_MPT.ods'#Anexo_1_Tabela_1_Quantitativo_S.K20]+['file:///C:/Users/User/Desktop/SUBPLAN/PORTAL%20DA%20TRANSPAR%CANCIA/PORTARIAS%20SOF/2021/Agosto/5%20-%20ESMPU/AnexoIServidoresESMPUAGO2021.ods'#Quantitativo_Fisico_Pessoal_Ser.K18]" table:style-name="ce6">
            <text:p>3</text:p>
          </table:table-cell>
          <table:table-cell office:value-type="float" office:value="3" table:formula="of:=[.M18]+[.N18]" table:style-name="ce7">
            <text:p>3</text:p>
          </table:table-cell>
          <table:table-cell office:value-type="float" office:value="5" table:formula="of:=['file:///C:/Users/User/Desktop/SUBPLAN/PORTAL%20DA%20TRANSPAR%CANCIA/PORTARIAS%20SOF/2021/Agosto/1%20-%20MPF/anexo_I_servidores_2021_ods.ods'#Anexo_1_Tabela_1_Quantitativo_F.M19]+['file:///C:/Users/User/Desktop/SUBPLAN/PORTAL%20DA%20TRANSPAR%CANCIA/PORTARIAS%20SOF/2021/Agosto/2%20-%20MPM/Anexo-I-tabela-1-Quantitativo_Fisico_Pessoal_Servidores-DAP.ods'#Quantitativo_Fisico_Pessoal.M16]+['file:///C:/Users/User/Desktop/SUBPLAN/PORTAL%20DA%20TRANSPAR%CANCIA/PORTARIAS%20SOF/2021/Agosto/3%20-%20MPDFT/anexo_i_-_tabela_1.xls'#Quantitativo_Fisico_Pessoal_Ser.M18]+['file:///C:/Users/User/Desktop/SUBPLAN/PORTAL%20DA%20TRANSPAR%CANCIA/PORTARIAS%20SOF/2021/Agosto/4%20-%20MPT/Anexo_1_Tabela_1_Quantitativo_Servidores_2021_08_MPT.ods'#Anexo_1_Tabela_1_Quantitativo_S.M20]+['file:///C:/Users/User/Desktop/SUBPLAN/PORTAL%20DA%20TRANSPAR%CANCIA/PORTARIAS%20SOF/2021/Agosto/5%20-%20ESMPU/AnexoIServidoresESMPUAGO2021.ods'#Quantitativo_Fisico_Pessoal_Ser.M18]" table:style-name="ce6">
            <text:p>5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3" table:style-name="ce16">
            <text:p>A</text:p>
          </table:table-cell>
          <table:covered-table-cell/>
          <table:table-cell office:value-type="string" table:style-name="ce5">
            <text:p>3</text:p>
          </table:table-cell>
          <table:table-cell office:value-type="float" office:value="11" table:formula="of:=['file:///C:/Users/User/Desktop/SUBPLAN/PORTAL%20DA%20TRANSPAR%CANCIA/PORTARIAS%20SOF/2021/Agosto/1%20-%20MPF/anexo_I_servidores_2021_ods.ods'#Anexo_1_Tabela_1_Quantitativo_F.E20]+['file:///C:/Users/User/Desktop/SUBPLAN/PORTAL%20DA%20TRANSPAR%CANCIA/PORTARIAS%20SOF/2021/Agosto/2%20-%20MPM/Anexo-I-tabela-1-Quantitativo_Fisico_Pessoal_Servidores-DAP.ods'#Quantitativo_Fisico_Pessoal.E17]+['file:///C:/Users/User/Desktop/SUBPLAN/PORTAL%20DA%20TRANSPAR%CANCIA/PORTARIAS%20SOF/2021/Agosto/3%20-%20MPDFT/anexo_i_-_tabela_1.xls'#Quantitativo_Fisico_Pessoal_Ser.E19]+['file:///C:/Users/User/Desktop/SUBPLAN/PORTAL%20DA%20TRANSPAR%CANCIA/PORTARIAS%20SOF/2021/Agosto/4%20-%20MPT/Anexo_1_Tabela_1_Quantitativo_Servidores_2021_08_MPT.ods'#Anexo_1_Tabela_1_Quantitativo_S.E21]+['file:///C:/Users/User/Desktop/SUBPLAN/PORTAL%20DA%20TRANSPAR%CANCIA/PORTARIAS%20SOF/2021/Agosto/5%20-%20ESMPU/AnexoIServidoresESMPUAGO2021.ods'#Quantitativo_Fisico_Pessoal_Ser.E19]" table:style-name="ce6">
            <text:p>11</text:p>
          </table:table-cell>
          <table:table-cell office:value-type="float" office:value="41" table:formula="of:=['file:///C:/Users/User/Desktop/SUBPLAN/PORTAL%20DA%20TRANSPAR%CANCIA/PORTARIAS%20SOF/2021/Agosto/1%20-%20MPF/anexo_I_servidores_2021_ods.ods'#Anexo_1_Tabela_1_Quantitativo_F.F20]+['file:///C:/Users/User/Desktop/SUBPLAN/PORTAL%20DA%20TRANSPAR%CANCIA/PORTARIAS%20SOF/2021/Agosto/2%20-%20MPM/Anexo-I-tabela-1-Quantitativo_Fisico_Pessoal_Servidores-DAP.ods'#Quantitativo_Fisico_Pessoal.F17]+['file:///C:/Users/User/Desktop/SUBPLAN/PORTAL%20DA%20TRANSPAR%CANCIA/PORTARIAS%20SOF/2021/Agosto/3%20-%20MPDFT/anexo_i_-_tabela_1.xls'#Quantitativo_Fisico_Pessoal_Ser.F19]+['file:///C:/Users/User/Desktop/SUBPLAN/PORTAL%20DA%20TRANSPAR%CANCIA/PORTARIAS%20SOF/2021/Agosto/4%20-%20MPT/Anexo_1_Tabela_1_Quantitativo_Servidores_2021_08_MPT.ods'#Anexo_1_Tabela_1_Quantitativo_S.F21]+['file:///C:/Users/User/Desktop/SUBPLAN/PORTAL%20DA%20TRANSPAR%CANCIA/PORTARIAS%20SOF/2021/Agosto/5%20-%20ESMPU/AnexoIServidoresESMPUAGO2021.ods'#Quantitativo_Fisico_Pessoal_Ser.F19]" table:style-name="ce6">
            <text:p>41</text:p>
          </table:table-cell>
          <table:table-cell office:value-type="float" office:value="52" table:formula="of:=[.H19]+[.I19]" table:style-name="ce7">
            <text:p>52</text:p>
          </table:table-cell>
          <table:covered-table-cell/>
          <table:covered-table-cell/>
          <table:table-cell office:value-type="float" office:value="0" table:formula="of:=['file:///C:/Users/User/Desktop/SUBPLAN/PORTAL%20DA%20TRANSPAR%CANCIA/PORTARIAS%20SOF/2021/Agosto/1%20-%20MPF/anexo_I_servidores_2021_ods.ods'#Anexo_1_Tabela_1_Quantitativo_F.J20]+['file:///C:/Users/User/Desktop/SUBPLAN/PORTAL%20DA%20TRANSPAR%CANCIA/PORTARIAS%20SOF/2021/Agosto/2%20-%20MPM/Anexo-I-tabela-1-Quantitativo_Fisico_Pessoal_Servidores-DAP.ods'#Quantitativo_Fisico_Pessoal.J17]+['file:///C:/Users/User/Desktop/SUBPLAN/PORTAL%20DA%20TRANSPAR%CANCIA/PORTARIAS%20SOF/2021/Agosto/3%20-%20MPDFT/anexo_i_-_tabela_1.xls'#Quantitativo_Fisico_Pessoal_Ser.J19]+['file:///C:/Users/User/Desktop/SUBPLAN/PORTAL%20DA%20TRANSPAR%CANCIA/PORTARIAS%20SOF/2021/Agosto/4%20-%20MPT/Anexo_1_Tabela_1_Quantitativo_Servidores_2021_08_MPT.ods'#Anexo_1_Tabela_1_Quantitativo_S.J21]+['file:///C:/Users/User/Desktop/SUBPLAN/PORTAL%20DA%20TRANSPAR%CANCIA/PORTARIAS%20SOF/2021/Agosto/5%20-%20ESMPU/AnexoIServidoresESMPUAGO2021.ods'#Quantitativo_Fisico_Pessoal_Ser.J19]" table:style-name="ce6">
            <text:p>0</text:p>
          </table:table-cell>
          <table:table-cell office:value-type="float" office:value="2" table:formula="of:=['file:///C:/Users/User/Desktop/SUBPLAN/PORTAL%20DA%20TRANSPAR%CANCIA/PORTARIAS%20SOF/2021/Agosto/1%20-%20MPF/anexo_I_servidores_2021_ods.ods'#Anexo_1_Tabela_1_Quantitativo_F.K20]+['file:///C:/Users/User/Desktop/SUBPLAN/PORTAL%20DA%20TRANSPAR%CANCIA/PORTARIAS%20SOF/2021/Agosto/2%20-%20MPM/Anexo-I-tabela-1-Quantitativo_Fisico_Pessoal_Servidores-DAP.ods'#Quantitativo_Fisico_Pessoal.K17]+['file:///C:/Users/User/Desktop/SUBPLAN/PORTAL%20DA%20TRANSPAR%CANCIA/PORTARIAS%20SOF/2021/Agosto/3%20-%20MPDFT/anexo_i_-_tabela_1.xls'#Quantitativo_Fisico_Pessoal_Ser.K19]+['file:///C:/Users/User/Desktop/SUBPLAN/PORTAL%20DA%20TRANSPAR%CANCIA/PORTARIAS%20SOF/2021/Agosto/4%20-%20MPT/Anexo_1_Tabela_1_Quantitativo_Servidores_2021_08_MPT.ods'#Anexo_1_Tabela_1_Quantitativo_S.K21]+['file:///C:/Users/User/Desktop/SUBPLAN/PORTAL%20DA%20TRANSPAR%CANCIA/PORTARIAS%20SOF/2021/Agosto/5%20-%20ESMPU/AnexoIServidoresESMPUAGO2021.ods'#Quantitativo_Fisico_Pessoal_Ser.K19]" table:style-name="ce6">
            <text:p>2</text:p>
          </table:table-cell>
          <table:table-cell office:value-type="float" office:value="2" table:formula="of:=[.M19]+[.N19]" table:style-name="ce7">
            <text:p>2</text:p>
          </table:table-cell>
          <table:table-cell office:value-type="float" office:value="2" table:formula="of:=['file:///C:/Users/User/Desktop/SUBPLAN/PORTAL%20DA%20TRANSPAR%CANCIA/PORTARIAS%20SOF/2021/Agosto/1%20-%20MPF/anexo_I_servidores_2021_ods.ods'#Anexo_1_Tabela_1_Quantitativo_F.M20]+['file:///C:/Users/User/Desktop/SUBPLAN/PORTAL%20DA%20TRANSPAR%CANCIA/PORTARIAS%20SOF/2021/Agosto/2%20-%20MPM/Anexo-I-tabela-1-Quantitativo_Fisico_Pessoal_Servidores-DAP.ods'#Quantitativo_Fisico_Pessoal.M17]+['file:///C:/Users/User/Desktop/SUBPLAN/PORTAL%20DA%20TRANSPAR%CANCIA/PORTARIAS%20SOF/2021/Agosto/3%20-%20MPDFT/anexo_i_-_tabela_1.xls'#Quantitativo_Fisico_Pessoal_Ser.M19]+['file:///C:/Users/User/Desktop/SUBPLAN/PORTAL%20DA%20TRANSPAR%CANCIA/PORTARIAS%20SOF/2021/Agosto/4%20-%20MPT/Anexo_1_Tabela_1_Quantitativo_Servidores_2021_08_MPT.ods'#Anexo_1_Tabela_1_Quantitativo_S.M21]+['file:///C:/Users/User/Desktop/SUBPLAN/PORTAL%20DA%20TRANSPAR%CANCIA/PORTARIAS%20SOF/2021/Agosto/5%20-%20ESMPU/AnexoIServidoresESMPUAGO2021.ods'#Quantitativo_Fisico_Pessoal_Ser.M19]" table:style-name="ce6">
            <text:p>2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1" table:formula="of:=['file:///C:/Users/User/Desktop/SUBPLAN/PORTAL%20DA%20TRANSPAR%CANCIA/PORTARIAS%20SOF/2021/Agosto/1%20-%20MPF/anexo_I_servidores_2021_ods.ods'#Anexo_1_Tabela_1_Quantitativo_F.E21]+['file:///C:/Users/User/Desktop/SUBPLAN/PORTAL%20DA%20TRANSPAR%CANCIA/PORTARIAS%20SOF/2021/Agosto/2%20-%20MPM/Anexo-I-tabela-1-Quantitativo_Fisico_Pessoal_Servidores-DAP.ods'#Quantitativo_Fisico_Pessoal.E18]+['file:///C:/Users/User/Desktop/SUBPLAN/PORTAL%20DA%20TRANSPAR%CANCIA/PORTARIAS%20SOF/2021/Agosto/3%20-%20MPDFT/anexo_i_-_tabela_1.xls'#Quantitativo_Fisico_Pessoal_Ser.E20]+['file:///C:/Users/User/Desktop/SUBPLAN/PORTAL%20DA%20TRANSPAR%CANCIA/PORTARIAS%20SOF/2021/Agosto/4%20-%20MPT/Anexo_1_Tabela_1_Quantitativo_Servidores_2021_08_MPT.ods'#Anexo_1_Tabela_1_Quantitativo_S.E22]+['file:///C:/Users/User/Desktop/SUBPLAN/PORTAL%20DA%20TRANSPAR%CANCIA/PORTARIAS%20SOF/2021/Agosto/5%20-%20ESMPU/AnexoIServidoresESMPUAGO2021.ods'#Quantitativo_Fisico_Pessoal_Ser.E20]" table:style-name="ce6">
            <text:p>1</text:p>
          </table:table-cell>
          <table:table-cell office:value-type="float" office:value="69" table:formula="of:=['file:///C:/Users/User/Desktop/SUBPLAN/PORTAL%20DA%20TRANSPAR%CANCIA/PORTARIAS%20SOF/2021/Agosto/1%20-%20MPF/anexo_I_servidores_2021_ods.ods'#Anexo_1_Tabela_1_Quantitativo_F.F21]+['file:///C:/Users/User/Desktop/SUBPLAN/PORTAL%20DA%20TRANSPAR%CANCIA/PORTARIAS%20SOF/2021/Agosto/2%20-%20MPM/Anexo-I-tabela-1-Quantitativo_Fisico_Pessoal_Servidores-DAP.ods'#Quantitativo_Fisico_Pessoal.F18]+['file:///C:/Users/User/Desktop/SUBPLAN/PORTAL%20DA%20TRANSPAR%CANCIA/PORTARIAS%20SOF/2021/Agosto/3%20-%20MPDFT/anexo_i_-_tabela_1.xls'#Quantitativo_Fisico_Pessoal_Ser.F20]+['file:///C:/Users/User/Desktop/SUBPLAN/PORTAL%20DA%20TRANSPAR%CANCIA/PORTARIAS%20SOF/2021/Agosto/4%20-%20MPT/Anexo_1_Tabela_1_Quantitativo_Servidores_2021_08_MPT.ods'#Anexo_1_Tabela_1_Quantitativo_S.F22]+['file:///C:/Users/User/Desktop/SUBPLAN/PORTAL%20DA%20TRANSPAR%CANCIA/PORTARIAS%20SOF/2021/Agosto/5%20-%20ESMPU/AnexoIServidoresESMPUAGO2021.ods'#Quantitativo_Fisico_Pessoal_Ser.F20]" table:style-name="ce6">
            <text:p>69</text:p>
          </table:table-cell>
          <table:table-cell office:value-type="float" office:value="70" table:formula="of:=[.H20]+[.I20]" table:style-name="ce7">
            <text:p>70</text:p>
          </table:table-cell>
          <table:covered-table-cell/>
          <table:covered-table-cell/>
          <table:table-cell office:value-type="float" office:value="0" table:formula="of:=['file:///C:/Users/User/Desktop/SUBPLAN/PORTAL%20DA%20TRANSPAR%CANCIA/PORTARIAS%20SOF/2021/Agosto/1%20-%20MPF/anexo_I_servidores_2021_ods.ods'#Anexo_1_Tabela_1_Quantitativo_F.J21]+['file:///C:/Users/User/Desktop/SUBPLAN/PORTAL%20DA%20TRANSPAR%CANCIA/PORTARIAS%20SOF/2021/Agosto/2%20-%20MPM/Anexo-I-tabela-1-Quantitativo_Fisico_Pessoal_Servidores-DAP.ods'#Quantitativo_Fisico_Pessoal.J18]+['file:///C:/Users/User/Desktop/SUBPLAN/PORTAL%20DA%20TRANSPAR%CANCIA/PORTARIAS%20SOF/2021/Agosto/3%20-%20MPDFT/anexo_i_-_tabela_1.xls'#Quantitativo_Fisico_Pessoal_Ser.J20]+['file:///C:/Users/User/Desktop/SUBPLAN/PORTAL%20DA%20TRANSPAR%CANCIA/PORTARIAS%20SOF/2021/Agosto/4%20-%20MPT/Anexo_1_Tabela_1_Quantitativo_Servidores_2021_08_MPT.ods'#Anexo_1_Tabela_1_Quantitativo_S.J22]+['file:///C:/Users/User/Desktop/SUBPLAN/PORTAL%20DA%20TRANSPAR%CANCIA/PORTARIAS%20SOF/2021/Agosto/5%20-%20ESMPU/AnexoIServidoresESMPUAGO2021.ods'#Quantitativo_Fisico_Pessoal_Ser.J20]" table:style-name="ce6">
            <text:p>0</text:p>
          </table:table-cell>
          <table:table-cell office:value-type="float" office:value="2" table:formula="of:=['file:///C:/Users/User/Desktop/SUBPLAN/PORTAL%20DA%20TRANSPAR%CANCIA/PORTARIAS%20SOF/2021/Agosto/1%20-%20MPF/anexo_I_servidores_2021_ods.ods'#Anexo_1_Tabela_1_Quantitativo_F.K21]+['file:///C:/Users/User/Desktop/SUBPLAN/PORTAL%20DA%20TRANSPAR%CANCIA/PORTARIAS%20SOF/2021/Agosto/2%20-%20MPM/Anexo-I-tabela-1-Quantitativo_Fisico_Pessoal_Servidores-DAP.ods'#Quantitativo_Fisico_Pessoal.K18]+['file:///C:/Users/User/Desktop/SUBPLAN/PORTAL%20DA%20TRANSPAR%CANCIA/PORTARIAS%20SOF/2021/Agosto/3%20-%20MPDFT/anexo_i_-_tabela_1.xls'#Quantitativo_Fisico_Pessoal_Ser.K20]+['file:///C:/Users/User/Desktop/SUBPLAN/PORTAL%20DA%20TRANSPAR%CANCIA/PORTARIAS%20SOF/2021/Agosto/4%20-%20MPT/Anexo_1_Tabela_1_Quantitativo_Servidores_2021_08_MPT.ods'#Anexo_1_Tabela_1_Quantitativo_S.K22]+['file:///C:/Users/User/Desktop/SUBPLAN/PORTAL%20DA%20TRANSPAR%CANCIA/PORTARIAS%20SOF/2021/Agosto/5%20-%20ESMPU/AnexoIServidoresESMPUAGO2021.ods'#Quantitativo_Fisico_Pessoal_Ser.K20]" table:style-name="ce6">
            <text:p>2</text:p>
          </table:table-cell>
          <table:table-cell office:value-type="float" office:value="2" table:formula="of:=[.M20]+[.N20]" table:style-name="ce7">
            <text:p>2</text:p>
          </table:table-cell>
          <table:table-cell office:value-type="float" office:value="4" table:formula="of:=['file:///C:/Users/User/Desktop/SUBPLAN/PORTAL%20DA%20TRANSPAR%CANCIA/PORTARIAS%20SOF/2021/Agosto/1%20-%20MPF/anexo_I_servidores_2021_ods.ods'#Anexo_1_Tabela_1_Quantitativo_F.M21]+['file:///C:/Users/User/Desktop/SUBPLAN/PORTAL%20DA%20TRANSPAR%CANCIA/PORTARIAS%20SOF/2021/Agosto/2%20-%20MPM/Anexo-I-tabela-1-Quantitativo_Fisico_Pessoal_Servidores-DAP.ods'#Quantitativo_Fisico_Pessoal.M18]+['file:///C:/Users/User/Desktop/SUBPLAN/PORTAL%20DA%20TRANSPAR%CANCIA/PORTARIAS%20SOF/2021/Agosto/3%20-%20MPDFT/anexo_i_-_tabela_1.xls'#Quantitativo_Fisico_Pessoal_Ser.M20]+['file:///C:/Users/User/Desktop/SUBPLAN/PORTAL%20DA%20TRANSPAR%CANCIA/PORTARIAS%20SOF/2021/Agosto/4%20-%20MPT/Anexo_1_Tabela_1_Quantitativo_Servidores_2021_08_MPT.ods'#Anexo_1_Tabela_1_Quantitativo_S.M22]+['file:///C:/Users/User/Desktop/SUBPLAN/PORTAL%20DA%20TRANSPAR%CANCIA/PORTARIAS%20SOF/2021/Agosto/5%20-%20ESMPU/AnexoIServidoresESMPUAGO2021.ods'#Quantitativo_Fisico_Pessoal_Ser.M20]" table:style-name="ce6">
            <text:p>4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0" table:formula="of:=['file:///C:/Users/User/Desktop/SUBPLAN/PORTAL%20DA%20TRANSPAR%CANCIA/PORTARIAS%20SOF/2021/Agosto/1%20-%20MPF/anexo_I_servidores_2021_ods.ods'#Anexo_1_Tabela_1_Quantitativo_F.E22]+['file:///C:/Users/User/Desktop/SUBPLAN/PORTAL%20DA%20TRANSPAR%CANCIA/PORTARIAS%20SOF/2021/Agosto/2%20-%20MPM/Anexo-I-tabela-1-Quantitativo_Fisico_Pessoal_Servidores-DAP.ods'#Quantitativo_Fisico_Pessoal.E19]+['file:///C:/Users/User/Desktop/SUBPLAN/PORTAL%20DA%20TRANSPAR%CANCIA/PORTARIAS%20SOF/2021/Agosto/3%20-%20MPDFT/anexo_i_-_tabela_1.xls'#Quantitativo_Fisico_Pessoal_Ser.E21]+['file:///C:/Users/User/Desktop/SUBPLAN/PORTAL%20DA%20TRANSPAR%CANCIA/PORTARIAS%20SOF/2021/Agosto/4%20-%20MPT/Anexo_1_Tabela_1_Quantitativo_Servidores_2021_08_MPT.ods'#Anexo_1_Tabela_1_Quantitativo_S.E23]+['file:///C:/Users/User/Desktop/SUBPLAN/PORTAL%20DA%20TRANSPAR%CANCIA/PORTARIAS%20SOF/2021/Agosto/5%20-%20ESMPU/AnexoIServidoresESMPUAGO2021.ods'#Quantitativo_Fisico_Pessoal_Ser.E21]" table:style-name="ce6">
            <text:p>0</text:p>
          </table:table-cell>
          <table:table-cell office:value-type="float" office:value="33" table:formula="of:=['file:///C:/Users/User/Desktop/SUBPLAN/PORTAL%20DA%20TRANSPAR%CANCIA/PORTARIAS%20SOF/2021/Agosto/1%20-%20MPF/anexo_I_servidores_2021_ods.ods'#Anexo_1_Tabela_1_Quantitativo_F.F22]+['file:///C:/Users/User/Desktop/SUBPLAN/PORTAL%20DA%20TRANSPAR%CANCIA/PORTARIAS%20SOF/2021/Agosto/2%20-%20MPM/Anexo-I-tabela-1-Quantitativo_Fisico_Pessoal_Servidores-DAP.ods'#Quantitativo_Fisico_Pessoal.F19]+['file:///C:/Users/User/Desktop/SUBPLAN/PORTAL%20DA%20TRANSPAR%CANCIA/PORTARIAS%20SOF/2021/Agosto/3%20-%20MPDFT/anexo_i_-_tabela_1.xls'#Quantitativo_Fisico_Pessoal_Ser.F21]+['file:///C:/Users/User/Desktop/SUBPLAN/PORTAL%20DA%20TRANSPAR%CANCIA/PORTARIAS%20SOF/2021/Agosto/4%20-%20MPT/Anexo_1_Tabela_1_Quantitativo_Servidores_2021_08_MPT.ods'#Anexo_1_Tabela_1_Quantitativo_S.F23]+['file:///C:/Users/User/Desktop/SUBPLAN/PORTAL%20DA%20TRANSPAR%CANCIA/PORTARIAS%20SOF/2021/Agosto/5%20-%20ESMPU/AnexoIServidoresESMPUAGO2021.ods'#Quantitativo_Fisico_Pessoal_Ser.F21]" table:style-name="ce6">
            <text:p>33</text:p>
          </table:table-cell>
          <table:table-cell office:value-type="float" office:value="33" table:formula="of:=[.H21]+[.I21]" table:style-name="ce7">
            <text:p>33</text:p>
          </table:table-cell>
          <table:covered-table-cell/>
          <table:covered-table-cell/>
          <table:table-cell office:value-type="float" office:value="0" table:formula="of:=['file:///C:/Users/User/Desktop/SUBPLAN/PORTAL%20DA%20TRANSPAR%CANCIA/PORTARIAS%20SOF/2021/Agosto/1%20-%20MPF/anexo_I_servidores_2021_ods.ods'#Anexo_1_Tabela_1_Quantitativo_F.J22]+['file:///C:/Users/User/Desktop/SUBPLAN/PORTAL%20DA%20TRANSPAR%CANCIA/PORTARIAS%20SOF/2021/Agosto/2%20-%20MPM/Anexo-I-tabela-1-Quantitativo_Fisico_Pessoal_Servidores-DAP.ods'#Quantitativo_Fisico_Pessoal.J19]+['file:///C:/Users/User/Desktop/SUBPLAN/PORTAL%20DA%20TRANSPAR%CANCIA/PORTARIAS%20SOF/2021/Agosto/3%20-%20MPDFT/anexo_i_-_tabela_1.xls'#Quantitativo_Fisico_Pessoal_Ser.J21]+['file:///C:/Users/User/Desktop/SUBPLAN/PORTAL%20DA%20TRANSPAR%CANCIA/PORTARIAS%20SOF/2021/Agosto/4%20-%20MPT/Anexo_1_Tabela_1_Quantitativo_Servidores_2021_08_MPT.ods'#Anexo_1_Tabela_1_Quantitativo_S.J23]+['file:///C:/Users/User/Desktop/SUBPLAN/PORTAL%20DA%20TRANSPAR%CANCIA/PORTARIAS%20SOF/2021/Agosto/5%20-%20ESMPU/AnexoIServidoresESMPUAGO2021.ods'#Quantitativo_Fisico_Pessoal_Ser.J21]" table:style-name="ce6">
            <text:p>0</text:p>
          </table:table-cell>
          <table:table-cell office:value-type="float" office:value="0" table:formula="of:=['file:///C:/Users/User/Desktop/SUBPLAN/PORTAL%20DA%20TRANSPAR%CANCIA/PORTARIAS%20SOF/2021/Agosto/1%20-%20MPF/anexo_I_servidores_2021_ods.ods'#Anexo_1_Tabela_1_Quantitativo_F.K22]+['file:///C:/Users/User/Desktop/SUBPLAN/PORTAL%20DA%20TRANSPAR%CANCIA/PORTARIAS%20SOF/2021/Agosto/2%20-%20MPM/Anexo-I-tabela-1-Quantitativo_Fisico_Pessoal_Servidores-DAP.ods'#Quantitativo_Fisico_Pessoal.K19]+['file:///C:/Users/User/Desktop/SUBPLAN/PORTAL%20DA%20TRANSPAR%CANCIA/PORTARIAS%20SOF/2021/Agosto/3%20-%20MPDFT/anexo_i_-_tabela_1.xls'#Quantitativo_Fisico_Pessoal_Ser.K21]+['file:///C:/Users/User/Desktop/SUBPLAN/PORTAL%20DA%20TRANSPAR%CANCIA/PORTARIAS%20SOF/2021/Agosto/4%20-%20MPT/Anexo_1_Tabela_1_Quantitativo_Servidores_2021_08_MPT.ods'#Anexo_1_Tabela_1_Quantitativo_S.K23]+['file:///C:/Users/User/Desktop/SUBPLAN/PORTAL%20DA%20TRANSPAR%CANCIA/PORTARIAS%20SOF/2021/Agosto/5%20-%20ESMPU/AnexoIServidoresESMPUAGO2021.ods'#Quantitativo_Fisico_Pessoal_Ser.K21]" table:style-name="ce6">
            <text:p>0</text:p>
          </table:table-cell>
          <table:table-cell office:value-type="float" office:value="0" table:formula="of:=[.M21]+[.N21]" table:style-name="ce7">
            <text:p>0</text:p>
          </table:table-cell>
          <table:table-cell office:value-type="float" office:value="0" table:formula="of:=['file:///C:/Users/User/Desktop/SUBPLAN/PORTAL%20DA%20TRANSPAR%CANCIA/PORTARIAS%20SOF/2021/Agosto/1%20-%20MPF/anexo_I_servidores_2021_ods.ods'#Anexo_1_Tabela_1_Quantitativo_F.M22]+['file:///C:/Users/User/Desktop/SUBPLAN/PORTAL%20DA%20TRANSPAR%CANCIA/PORTARIAS%20SOF/2021/Agosto/2%20-%20MPM/Anexo-I-tabela-1-Quantitativo_Fisico_Pessoal_Servidores-DAP.ods'#Quantitativo_Fisico_Pessoal.M19]+['file:///C:/Users/User/Desktop/SUBPLAN/PORTAL%20DA%20TRANSPAR%CANCIA/PORTARIAS%20SOF/2021/Agosto/3%20-%20MPDFT/anexo_i_-_tabela_1.xls'#Quantitativo_Fisico_Pessoal_Ser.M21]+['file:///C:/Users/User/Desktop/SUBPLAN/PORTAL%20DA%20TRANSPAR%CANCIA/PORTARIAS%20SOF/2021/Agosto/4%20-%20MPT/Anexo_1_Tabela_1_Quantitativo_Servidores_2021_08_MPT.ods'#Anexo_1_Tabela_1_Quantitativo_S.M23]+['file:///C:/Users/User/Desktop/SUBPLAN/PORTAL%20DA%20TRANSPAR%CANCIA/PORTARIAS%20SOF/2021/Agosto/5%20-%20ESMPU/AnexoIServidoresESMPUAGO2021.ods'#Quantitativo_Fisico_Pessoal_Ser.M21]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20"/>
          <table:covered-table-cell/>
          <table:table-cell table:style-name="ce8"/>
          <table:table-cell office:value-type="float" office:value="4762" table:formula="of:=SUM([.H9:.H21])" table:style-name="ce9">
            <text:p>4.762</text:p>
          </table:table-cell>
          <table:table-cell office:value-type="float" office:value="162" table:formula="of:=SUM([.I9:.I21])" table:style-name="ce9">
            <text:p>162</text:p>
          </table:table-cell>
          <table:table-cell office:value-type="float" office:value="4924" table:formula="of:=SUM([.J9:.J21])" table:style-name="ce9">
            <text:p>4.924</text:p>
          </table:table-cell>
          <table:table-cell office:value-type="float" office:value="2209" table:formula="of:=[.K9]" table:style-name="ce9">
            <text:p>2.209</text:p>
          </table:table-cell>
          <table:table-cell office:value-type="float" office:value="7133" table:formula="of:=[.L9]" table:style-name="ce9">
            <text:p>7.133</text:p>
          </table:table-cell>
          <table:table-cell office:value-type="float" office:value="368" table:formula="of:=SUM([.M9:.M21])+1" table:style-name="ce9">
            <text:p>368</text:p>
          </table:table-cell>
          <table:table-cell office:value-type="float" office:value="63" table:formula="of:=SUM([.N9:.N21])" table:style-name="ce9">
            <text:p>63</text:p>
          </table:table-cell>
          <table:table-cell office:value-type="float" office:value="430" table:formula="of:=SUM([.O9:.O21])" table:style-name="ce9">
            <text:p>430</text:p>
          </table:table-cell>
          <table:table-cell office:value-type="float" office:value="80" table:formula="of:=SUM([.P9:.P21])" table:style-name="ce9">
            <text:p>80</text:p>
          </table:table-cell>
          <table:table-cell table:style-name="ce2"/>
          <table:table-cell table:number-columns-repeated="16367"/>
        </table:table-row>
        <table:table-row table:style-name="ro8">
          <table:table-cell office:value-type="string" table:number-columns-spanned="2" table:number-rows-spanned="14" table:style-name="ce16">
            <text:p>TÉCNICO</text:p>
          </table:table-cell>
          <table:covered-table-cell/>
          <table:table-cell office:value-type="string" table:number-columns-spanned="2" table:number-rows-spanned="13" table:style-name="ce16">
            <text:p>MÉDIO</text:p>
          </table:table-cell>
          <table:covered-table-cell/>
          <table:table-cell office:value-type="string" table:number-columns-spanned="2" table:number-rows-spanned="5" table:style-name="ce16">
            <text:p>C</text:p>
          </table:table-cell>
          <table:covered-table-cell/>
          <table:table-cell office:value-type="string" table:style-name="ce5">
            <text:p>13</text:p>
          </table:table-cell>
          <table:table-cell office:value-type="float" office:value="5039" table:formula="of:=['file:///C:/Users/User/Desktop/SUBPLAN/PORTAL%20DA%20TRANSPAR%CANCIA/PORTARIAS%20SOF/2021/Agosto/1%20-%20MPF/anexo_I_servidores_2021_ods.ods'#Anexo_1_Tabela_1_Quantitativo_F.E27]+['file:///C:/Users/User/Desktop/SUBPLAN/PORTAL%20DA%20TRANSPAR%CANCIA/PORTARIAS%20SOF/2021/Agosto/2%20-%20MPM/Anexo-I-tabela-1-Quantitativo_Fisico_Pessoal_Servidores-DAP.ods'#Quantitativo_Fisico_Pessoal.E21]+['file:///C:/Users/User/Desktop/SUBPLAN/PORTAL%20DA%20TRANSPAR%CANCIA/PORTARIAS%20SOF/2021/Agosto/3%20-%20MPDFT/anexo_i_-_tabela_1.xls'#Quantitativo_Fisico_Pessoal_Ser.E23]+['file:///C:/Users/User/Desktop/SUBPLAN/PORTAL%20DA%20TRANSPAR%CANCIA/PORTARIAS%20SOF/2021/Agosto/4%20-%20MPT/Anexo_1_Tabela_1_Quantitativo_Servidores_2021_08_MPT.ods'#Anexo_1_Tabela_1_Quantitativo_S.E25]+['file:///C:/Users/User/Desktop/SUBPLAN/PORTAL%20DA%20TRANSPAR%CANCIA/PORTARIAS%20SOF/2021/Agosto/5%20-%20ESMPU/AnexoIServidoresESMPUAGO2021.ods'#Quantitativo_Fisico_Pessoal_Ser.E9]" table:style-name="ce6">
            <text:p>5039</text:p>
          </table:table-cell>
          <table:table-cell office:value-type="float" office:value="12" table:formula="of:=['file:///C:/Users/User/Desktop/SUBPLAN/PORTAL%20DA%20TRANSPAR%CANCIA/PORTARIAS%20SOF/2021/Agosto/1%20-%20MPF/anexo_I_servidores_2021_ods.ods'#Anexo_1_Tabela_1_Quantitativo_F.F27]+['file:///C:/Users/User/Desktop/SUBPLAN/PORTAL%20DA%20TRANSPAR%CANCIA/PORTARIAS%20SOF/2021/Agosto/2%20-%20MPM/Anexo-I-tabela-1-Quantitativo_Fisico_Pessoal_Servidores-DAP.ods'#Quantitativo_Fisico_Pessoal.F21]+['file:///C:/Users/User/Desktop/SUBPLAN/PORTAL%20DA%20TRANSPAR%CANCIA/PORTARIAS%20SOF/2021/Agosto/3%20-%20MPDFT/anexo_i_-_tabela_1.xls'#Quantitativo_Fisico_Pessoal_Ser.F23]+['file:///C:/Users/User/Desktop/SUBPLAN/PORTAL%20DA%20TRANSPAR%CANCIA/PORTARIAS%20SOF/2021/Agosto/4%20-%20MPT/Anexo_1_Tabela_1_Quantitativo_Servidores_2021_08_MPT.ods'#Anexo_1_Tabela_1_Quantitativo_S.F25]+['file:///C:/Users/User/Desktop/SUBPLAN/PORTAL%20DA%20TRANSPAR%CANCIA/PORTARIAS%20SOF/2021/Agosto/5%20-%20ESMPU/AnexoIServidoresESMPUAGO2021.ods'#Quantitativo_Fisico_Pessoal_Ser.F9]" table:style-name="ce6">
            <text:p>12</text:p>
          </table:table-cell>
          <table:table-cell office:value-type="float" office:value="5051" table:formula="of:=[.H23]+[.I23]" table:style-name="ce7">
            <text:p>5.051</text:p>
          </table:table-cell>
          <table:table-cell office:value-type="float" office:value="1734" table:formula="of:=['file:///C:/Users/User/Desktop/SUBPLAN/PORTAL%20DA%20TRANSPAR%CANCIA/PORTARIAS%20SOF/2021/Agosto/1%20-%20MPF/anexo_I_servidores_2021_ods.ods'#Anexo_1_Tabela_1_Quantitativo_F.$H$41]+['file:///C:/Users/User/Desktop/SUBPLAN/PORTAL%20DA%20TRANSPAR%CANCIA/PORTARIAS%20SOF/2021/Agosto/2%20-%20MPM/Anexo-I-tabela-1-Quantitativo_Fisico_Pessoal_Servidores-DAP.ods'#Quantitativo_Fisico_Pessoal.$H$34]+['file:///C:/Users/User/Desktop/SUBPLAN/PORTAL%20DA%20TRANSPAR%CANCIA/PORTARIAS%20SOF/2021/Agosto/3%20-%20MPDFT/anexo_i_-_tabela_1.xls'#Quantitativo_Fisico_Pessoal_Ser.$H$36]+['file:///C:/Users/User/Desktop/SUBPLAN/PORTAL%20DA%20TRANSPAR%CANCIA/PORTARIAS%20SOF/2021/Agosto/4%20-%20MPT/Anexo_1_Tabela_1_Quantitativo_Servidores_2021_08_MPT.ods'#Anexo_1_Tabela_1_Quantitativo_S.$H$38]+['file:///C:/Users/User/Desktop/SUBPLAN/PORTAL%20DA%20TRANSPAR%CANCIA/PORTARIAS%20SOF/2021/Agosto/5%20-%20ESMPU/AnexoIServidoresESMPUAGO2021.ods'#Quantitativo_Fisico_Pessoal_Ser.$H$36]" table:number-columns-spanned="1" table:number-rows-spanned="13" table:style-name="ce21">
            <text:p>1734</text:p>
          </table:table-cell>
          <table:table-cell office:value-type="float" office:value="11019" table:formula="of:=[.K23]+[.J36]" table:number-columns-spanned="1" table:number-rows-spanned="13" table:style-name="ce18">
            <text:p>11.019</text:p>
          </table:table-cell>
          <table:table-cell office:value-type="float" office:value="1570" table:formula="of:=['file:///C:/Users/User/Desktop/SUBPLAN/PORTAL%20DA%20TRANSPAR%CANCIA/PORTARIAS%20SOF/2021/Agosto/1%20-%20MPF/anexo_I_servidores_2021_ods.ods'#Anexo_1_Tabela_1_Quantitativo_F.J27]+['file:///C:/Users/User/Desktop/SUBPLAN/PORTAL%20DA%20TRANSPAR%CANCIA/PORTARIAS%20SOF/2021/Agosto/2%20-%20MPM/Anexo-I-tabela-1-Quantitativo_Fisico_Pessoal_Servidores-DAP.ods'#Quantitativo_Fisico_Pessoal.J21]+['file:///C:/Users/User/Desktop/SUBPLAN/PORTAL%20DA%20TRANSPAR%CANCIA/PORTARIAS%20SOF/2021/Agosto/3%20-%20MPDFT/anexo_i_-_tabela_1.xls'#Quantitativo_Fisico_Pessoal_Ser.J23]+['file:///C:/Users/User/Desktop/SUBPLAN/PORTAL%20DA%20TRANSPAR%CANCIA/PORTARIAS%20SOF/2021/Agosto/4%20-%20MPT/Anexo_1_Tabela_1_Quantitativo_Servidores_2021_08_MPT.ods'#Anexo_1_Tabela_1_Quantitativo_S.J25]+['file:///C:/Users/User/Desktop/SUBPLAN/PORTAL%20DA%20TRANSPAR%CANCIA/PORTARIAS%20SOF/2021/Agosto/5%20-%20ESMPU/AnexoIServidoresESMPUAGO2021.ods'#Quantitativo_Fisico_Pessoal_Ser.J23]" table:style-name="ce6">
            <text:p>1570</text:p>
          </table:table-cell>
          <table:table-cell office:value-type="float" office:value="434" table:formula="of:=['file:///C:/Users/User/Desktop/SUBPLAN/PORTAL%20DA%20TRANSPAR%CANCIA/PORTARIAS%20SOF/2021/Agosto/1%20-%20MPF/anexo_I_servidores_2021_ods.ods'#Anexo_1_Tabela_1_Quantitativo_F.K27]+['file:///C:/Users/User/Desktop/SUBPLAN/PORTAL%20DA%20TRANSPAR%CANCIA/PORTARIAS%20SOF/2021/Agosto/2%20-%20MPM/Anexo-I-tabela-1-Quantitativo_Fisico_Pessoal_Servidores-DAP.ods'#Quantitativo_Fisico_Pessoal.K21]+['file:///C:/Users/User/Desktop/SUBPLAN/PORTAL%20DA%20TRANSPAR%CANCIA/PORTARIAS%20SOF/2021/Agosto/3%20-%20MPDFT/anexo_i_-_tabela_1.xls'#Quantitativo_Fisico_Pessoal_Ser.K23]+['file:///C:/Users/User/Desktop/SUBPLAN/PORTAL%20DA%20TRANSPAR%CANCIA/PORTARIAS%20SOF/2021/Agosto/4%20-%20MPT/Anexo_1_Tabela_1_Quantitativo_Servidores_2021_08_MPT.ods'#Anexo_1_Tabela_1_Quantitativo_S.K25]+['file:///C:/Users/User/Desktop/SUBPLAN/PORTAL%20DA%20TRANSPAR%CANCIA/PORTARIAS%20SOF/2021/Agosto/5%20-%20ESMPU/AnexoIServidoresESMPUAGO2021.ods'#Quantitativo_Fisico_Pessoal_Ser.K23]" table:style-name="ce6">
            <text:p>434</text:p>
          </table:table-cell>
          <table:table-cell office:value-type="float" office:value="2004" table:formula="of:=[.M23]+[.N23]" table:style-name="ce7">
            <text:p>2.004</text:p>
          </table:table-cell>
          <table:table-cell office:value-type="float" office:value="546" table:formula="of:=['file:///C:/Users/User/Desktop/SUBPLAN/PORTAL%20DA%20TRANSPAR%CANCIA/PORTARIAS%20SOF/2021/Agosto/1%20-%20MPF/anexo_I_servidores_2021_ods.ods'#Anexo_1_Tabela_1_Quantitativo_F.M27]+['file:///C:/Users/User/Desktop/SUBPLAN/PORTAL%20DA%20TRANSPAR%CANCIA/PORTARIAS%20SOF/2021/Agosto/2%20-%20MPM/Anexo-I-tabela-1-Quantitativo_Fisico_Pessoal_Servidores-DAP.ods'#Quantitativo_Fisico_Pessoal.M21]+['file:///C:/Users/User/Desktop/SUBPLAN/PORTAL%20DA%20TRANSPAR%CANCIA/PORTARIAS%20SOF/2021/Agosto/3%20-%20MPDFT/anexo_i_-_tabela_1.xls'#Quantitativo_Fisico_Pessoal_Ser.M23]+['file:///C:/Users/User/Desktop/SUBPLAN/PORTAL%20DA%20TRANSPAR%CANCIA/PORTARIAS%20SOF/2021/Agosto/4%20-%20MPT/Anexo_1_Tabela_1_Quantitativo_Servidores_2021_08_MPT.ods'#Anexo_1_Tabela_1_Quantitativo_S.M25]+['file:///C:/Users/User/Desktop/SUBPLAN/PORTAL%20DA%20TRANSPAR%CANCIA/PORTARIAS%20SOF/2021/Agosto/5%20-%20ESMPU/AnexoIServidoresESMPUAGO2021.ods'#Quantitativo_Fisico_Pessoal_Ser.M23]" table:style-name="ce6">
            <text:p>546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235" table:formula="of:=['file:///C:/Users/User/Desktop/SUBPLAN/PORTAL%20DA%20TRANSPAR%CANCIA/PORTARIAS%20SOF/2021/Agosto/1%20-%20MPF/anexo_I_servidores_2021_ods.ods'#Anexo_1_Tabela_1_Quantitativo_F.E28]+['file:///C:/Users/User/Desktop/SUBPLAN/PORTAL%20DA%20TRANSPAR%CANCIA/PORTARIAS%20SOF/2021/Agosto/2%20-%20MPM/Anexo-I-tabela-1-Quantitativo_Fisico_Pessoal_Servidores-DAP.ods'#Quantitativo_Fisico_Pessoal.E22]+['file:///C:/Users/User/Desktop/SUBPLAN/PORTAL%20DA%20TRANSPAR%CANCIA/PORTARIAS%20SOF/2021/Agosto/3%20-%20MPDFT/anexo_i_-_tabela_1.xls'#Quantitativo_Fisico_Pessoal_Ser.E24]+['file:///C:/Users/User/Desktop/SUBPLAN/PORTAL%20DA%20TRANSPAR%CANCIA/PORTARIAS%20SOF/2021/Agosto/4%20-%20MPT/Anexo_1_Tabela_1_Quantitativo_Servidores_2021_08_MPT.ods'#Anexo_1_Tabela_1_Quantitativo_S.E26]+['file:///C:/Users/User/Desktop/SUBPLAN/PORTAL%20DA%20TRANSPAR%CANCIA/PORTARIAS%20SOF/2021/Agosto/5%20-%20ESMPU/AnexoIServidoresESMPUAGO2021.ods'#Quantitativo_Fisico_Pessoal_Ser.E10]" table:style-name="ce6">
            <text:p>235</text:p>
          </table:table-cell>
          <table:table-cell office:value-type="float" office:value="1" table:formula="of:=['file:///C:/Users/User/Desktop/SUBPLAN/PORTAL%20DA%20TRANSPAR%CANCIA/PORTARIAS%20SOF/2021/Agosto/1%20-%20MPF/anexo_I_servidores_2021_ods.ods'#Anexo_1_Tabela_1_Quantitativo_F.F28]+['file:///C:/Users/User/Desktop/SUBPLAN/PORTAL%20DA%20TRANSPAR%CANCIA/PORTARIAS%20SOF/2021/Agosto/2%20-%20MPM/Anexo-I-tabela-1-Quantitativo_Fisico_Pessoal_Servidores-DAP.ods'#Quantitativo_Fisico_Pessoal.F22]+['file:///C:/Users/User/Desktop/SUBPLAN/PORTAL%20DA%20TRANSPAR%CANCIA/PORTARIAS%20SOF/2021/Agosto/3%20-%20MPDFT/anexo_i_-_tabela_1.xls'#Quantitativo_Fisico_Pessoal_Ser.F24]+['file:///C:/Users/User/Desktop/SUBPLAN/PORTAL%20DA%20TRANSPAR%CANCIA/PORTARIAS%20SOF/2021/Agosto/4%20-%20MPT/Anexo_1_Tabela_1_Quantitativo_Servidores_2021_08_MPT.ods'#Anexo_1_Tabela_1_Quantitativo_S.F26]+['file:///C:/Users/User/Desktop/SUBPLAN/PORTAL%20DA%20TRANSPAR%CANCIA/PORTARIAS%20SOF/2021/Agosto/5%20-%20ESMPU/AnexoIServidoresESMPUAGO2021.ods'#Quantitativo_Fisico_Pessoal_Ser.F10]" table:style-name="ce6">
            <text:p>1</text:p>
          </table:table-cell>
          <table:table-cell office:value-type="float" office:value="236" table:formula="of:=[.H24]+[.I24]" table:style-name="ce7">
            <text:p>236</text:p>
          </table:table-cell>
          <table:covered-table-cell/>
          <table:covered-table-cell/>
          <table:table-cell office:value-type="float" office:value="8" table:formula="of:=['file:///C:/Users/User/Desktop/SUBPLAN/PORTAL%20DA%20TRANSPAR%CANCIA/PORTARIAS%20SOF/2021/Agosto/1%20-%20MPF/anexo_I_servidores_2021_ods.ods'#Anexo_1_Tabela_1_Quantitativo_F.J28]+['file:///C:/Users/User/Desktop/SUBPLAN/PORTAL%20DA%20TRANSPAR%CANCIA/PORTARIAS%20SOF/2021/Agosto/2%20-%20MPM/Anexo-I-tabela-1-Quantitativo_Fisico_Pessoal_Servidores-DAP.ods'#Quantitativo_Fisico_Pessoal.J22]+['file:///C:/Users/User/Desktop/SUBPLAN/PORTAL%20DA%20TRANSPAR%CANCIA/PORTARIAS%20SOF/2021/Agosto/3%20-%20MPDFT/anexo_i_-_tabela_1.xls'#Quantitativo_Fisico_Pessoal_Ser.J24]+['file:///C:/Users/User/Desktop/SUBPLAN/PORTAL%20DA%20TRANSPAR%CANCIA/PORTARIAS%20SOF/2021/Agosto/4%20-%20MPT/Anexo_1_Tabela_1_Quantitativo_Servidores_2021_08_MPT.ods'#Anexo_1_Tabela_1_Quantitativo_S.J26]+['file:///C:/Users/User/Desktop/SUBPLAN/PORTAL%20DA%20TRANSPAR%CANCIA/PORTARIAS%20SOF/2021/Agosto/5%20-%20ESMPU/AnexoIServidoresESMPUAGO2021.ods'#Quantitativo_Fisico_Pessoal_Ser.J24]" table:style-name="ce6">
            <text:p>8</text:p>
          </table:table-cell>
          <table:table-cell office:value-type="float" office:value="5" table:formula="of:=['file:///C:/Users/User/Desktop/SUBPLAN/PORTAL%20DA%20TRANSPAR%CANCIA/PORTARIAS%20SOF/2021/Agosto/1%20-%20MPF/anexo_I_servidores_2021_ods.ods'#Anexo_1_Tabela_1_Quantitativo_F.K28]+['file:///C:/Users/User/Desktop/SUBPLAN/PORTAL%20DA%20TRANSPAR%CANCIA/PORTARIAS%20SOF/2021/Agosto/2%20-%20MPM/Anexo-I-tabela-1-Quantitativo_Fisico_Pessoal_Servidores-DAP.ods'#Quantitativo_Fisico_Pessoal.K22]+['file:///C:/Users/User/Desktop/SUBPLAN/PORTAL%20DA%20TRANSPAR%CANCIA/PORTARIAS%20SOF/2021/Agosto/3%20-%20MPDFT/anexo_i_-_tabela_1.xls'#Quantitativo_Fisico_Pessoal_Ser.K24]+['file:///C:/Users/User/Desktop/SUBPLAN/PORTAL%20DA%20TRANSPAR%CANCIA/PORTARIAS%20SOF/2021/Agosto/4%20-%20MPT/Anexo_1_Tabela_1_Quantitativo_Servidores_2021_08_MPT.ods'#Anexo_1_Tabela_1_Quantitativo_S.K26]+['file:///C:/Users/User/Desktop/SUBPLAN/PORTAL%20DA%20TRANSPAR%CANCIA/PORTARIAS%20SOF/2021/Agosto/5%20-%20ESMPU/AnexoIServidoresESMPUAGO2021.ods'#Quantitativo_Fisico_Pessoal_Ser.K24]" table:style-name="ce6">
            <text:p>5</text:p>
          </table:table-cell>
          <table:table-cell office:value-type="float" office:value="13" table:formula="of:=[.M24]+[.N24]" table:style-name="ce7">
            <text:p>13</text:p>
          </table:table-cell>
          <table:table-cell office:value-type="float" office:value="6" table:formula="of:=['file:///C:/Users/User/Desktop/SUBPLAN/PORTAL%20DA%20TRANSPAR%CANCIA/PORTARIAS%20SOF/2021/Agosto/1%20-%20MPF/anexo_I_servidores_2021_ods.ods'#Anexo_1_Tabela_1_Quantitativo_F.M28]+['file:///C:/Users/User/Desktop/SUBPLAN/PORTAL%20DA%20TRANSPAR%CANCIA/PORTARIAS%20SOF/2021/Agosto/2%20-%20MPM/Anexo-I-tabela-1-Quantitativo_Fisico_Pessoal_Servidores-DAP.ods'#Quantitativo_Fisico_Pessoal.M22]+['file:///C:/Users/User/Desktop/SUBPLAN/PORTAL%20DA%20TRANSPAR%CANCIA/PORTARIAS%20SOF/2021/Agosto/3%20-%20MPDFT/anexo_i_-_tabela_1.xls'#Quantitativo_Fisico_Pessoal_Ser.M24]+['file:///C:/Users/User/Desktop/SUBPLAN/PORTAL%20DA%20TRANSPAR%CANCIA/PORTARIAS%20SOF/2021/Agosto/4%20-%20MPT/Anexo_1_Tabela_1_Quantitativo_Servidores_2021_08_MPT.ods'#Anexo_1_Tabela_1_Quantitativo_S.M26]+['file:///C:/Users/User/Desktop/SUBPLAN/PORTAL%20DA%20TRANSPAR%CANCIA/PORTARIAS%20SOF/2021/Agosto/5%20-%20ESMPU/AnexoIServidoresESMPUAGO2021.ods'#Quantitativo_Fisico_Pessoal_Ser.M24]" table:style-name="ce6">
            <text:p>6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418" table:formula="of:=['file:///C:/Users/User/Desktop/SUBPLAN/PORTAL%20DA%20TRANSPAR%CANCIA/PORTARIAS%20SOF/2021/Agosto/1%20-%20MPF/anexo_I_servidores_2021_ods.ods'#Anexo_1_Tabela_1_Quantitativo_F.E29]+['file:///C:/Users/User/Desktop/SUBPLAN/PORTAL%20DA%20TRANSPAR%CANCIA/PORTARIAS%20SOF/2021/Agosto/2%20-%20MPM/Anexo-I-tabela-1-Quantitativo_Fisico_Pessoal_Servidores-DAP.ods'#Quantitativo_Fisico_Pessoal.E23]+['file:///C:/Users/User/Desktop/SUBPLAN/PORTAL%20DA%20TRANSPAR%CANCIA/PORTARIAS%20SOF/2021/Agosto/3%20-%20MPDFT/anexo_i_-_tabela_1.xls'#Quantitativo_Fisico_Pessoal_Ser.E25]+['file:///C:/Users/User/Desktop/SUBPLAN/PORTAL%20DA%20TRANSPAR%CANCIA/PORTARIAS%20SOF/2021/Agosto/4%20-%20MPT/Anexo_1_Tabela_1_Quantitativo_Servidores_2021_08_MPT.ods'#Anexo_1_Tabela_1_Quantitativo_S.E27]+['file:///C:/Users/User/Desktop/SUBPLAN/PORTAL%20DA%20TRANSPAR%CANCIA/PORTARIAS%20SOF/2021/Agosto/5%20-%20ESMPU/AnexoIServidoresESMPUAGO2021.ods'#Quantitativo_Fisico_Pessoal_Ser.E11]" table:style-name="ce6">
            <text:p>418</text:p>
          </table:table-cell>
          <table:table-cell office:value-type="float" office:value="0" table:formula="of:=['file:///C:/Users/User/Desktop/SUBPLAN/PORTAL%20DA%20TRANSPAR%CANCIA/PORTARIAS%20SOF/2021/Agosto/1%20-%20MPF/anexo_I_servidores_2021_ods.ods'#Anexo_1_Tabela_1_Quantitativo_F.F29]+['file:///C:/Users/User/Desktop/SUBPLAN/PORTAL%20DA%20TRANSPAR%CANCIA/PORTARIAS%20SOF/2021/Agosto/2%20-%20MPM/Anexo-I-tabela-1-Quantitativo_Fisico_Pessoal_Servidores-DAP.ods'#Quantitativo_Fisico_Pessoal.F23]+['file:///C:/Users/User/Desktop/SUBPLAN/PORTAL%20DA%20TRANSPAR%CANCIA/PORTARIAS%20SOF/2021/Agosto/3%20-%20MPDFT/anexo_i_-_tabela_1.xls'#Quantitativo_Fisico_Pessoal_Ser.F25]+['file:///C:/Users/User/Desktop/SUBPLAN/PORTAL%20DA%20TRANSPAR%CANCIA/PORTARIAS%20SOF/2021/Agosto/4%20-%20MPT/Anexo_1_Tabela_1_Quantitativo_Servidores_2021_08_MPT.ods'#Anexo_1_Tabela_1_Quantitativo_S.F27]+['file:///C:/Users/User/Desktop/SUBPLAN/PORTAL%20DA%20TRANSPAR%CANCIA/PORTARIAS%20SOF/2021/Agosto/5%20-%20ESMPU/AnexoIServidoresESMPUAGO2021.ods'#Quantitativo_Fisico_Pessoal_Ser.F11]" table:style-name="ce6">
            <text:p>0</text:p>
          </table:table-cell>
          <table:table-cell office:value-type="float" office:value="418" table:formula="of:=[.H25]+[.I25]" table:style-name="ce7">
            <text:p>418</text:p>
          </table:table-cell>
          <table:covered-table-cell/>
          <table:covered-table-cell/>
          <table:table-cell office:value-type="float" office:value="5" table:formula="of:=['file:///C:/Users/User/Desktop/SUBPLAN/PORTAL%20DA%20TRANSPAR%CANCIA/PORTARIAS%20SOF/2021/Agosto/1%20-%20MPF/anexo_I_servidores_2021_ods.ods'#Anexo_1_Tabela_1_Quantitativo_F.J29]+['file:///C:/Users/User/Desktop/SUBPLAN/PORTAL%20DA%20TRANSPAR%CANCIA/PORTARIAS%20SOF/2021/Agosto/2%20-%20MPM/Anexo-I-tabela-1-Quantitativo_Fisico_Pessoal_Servidores-DAP.ods'#Quantitativo_Fisico_Pessoal.J23]+['file:///C:/Users/User/Desktop/SUBPLAN/PORTAL%20DA%20TRANSPAR%CANCIA/PORTARIAS%20SOF/2021/Agosto/3%20-%20MPDFT/anexo_i_-_tabela_1.xls'#Quantitativo_Fisico_Pessoal_Ser.J25]+['file:///C:/Users/User/Desktop/SUBPLAN/PORTAL%20DA%20TRANSPAR%CANCIA/PORTARIAS%20SOF/2021/Agosto/4%20-%20MPT/Anexo_1_Tabela_1_Quantitativo_Servidores_2021_08_MPT.ods'#Anexo_1_Tabela_1_Quantitativo_S.J27]+['file:///C:/Users/User/Desktop/SUBPLAN/PORTAL%20DA%20TRANSPAR%CANCIA/PORTARIAS%20SOF/2021/Agosto/5%20-%20ESMPU/AnexoIServidoresESMPUAGO2021.ods'#Quantitativo_Fisico_Pessoal_Ser.J25]" table:style-name="ce6">
            <text:p>5</text:p>
          </table:table-cell>
          <table:table-cell office:value-type="float" office:value="4" table:formula="of:=['file:///C:/Users/User/Desktop/SUBPLAN/PORTAL%20DA%20TRANSPAR%CANCIA/PORTARIAS%20SOF/2021/Agosto/1%20-%20MPF/anexo_I_servidores_2021_ods.ods'#Anexo_1_Tabela_1_Quantitativo_F.K29]+['file:///C:/Users/User/Desktop/SUBPLAN/PORTAL%20DA%20TRANSPAR%CANCIA/PORTARIAS%20SOF/2021/Agosto/2%20-%20MPM/Anexo-I-tabela-1-Quantitativo_Fisico_Pessoal_Servidores-DAP.ods'#Quantitativo_Fisico_Pessoal.K23]+['file:///C:/Users/User/Desktop/SUBPLAN/PORTAL%20DA%20TRANSPAR%CANCIA/PORTARIAS%20SOF/2021/Agosto/3%20-%20MPDFT/anexo_i_-_tabela_1.xls'#Quantitativo_Fisico_Pessoal_Ser.K25]+['file:///C:/Users/User/Desktop/SUBPLAN/PORTAL%20DA%20TRANSPAR%CANCIA/PORTARIAS%20SOF/2021/Agosto/4%20-%20MPT/Anexo_1_Tabela_1_Quantitativo_Servidores_2021_08_MPT.ods'#Anexo_1_Tabela_1_Quantitativo_S.K27]+['file:///C:/Users/User/Desktop/SUBPLAN/PORTAL%20DA%20TRANSPAR%CANCIA/PORTARIAS%20SOF/2021/Agosto/5%20-%20ESMPU/AnexoIServidoresESMPUAGO2021.ods'#Quantitativo_Fisico_Pessoal_Ser.K25]" table:style-name="ce6">
            <text:p>4</text:p>
          </table:table-cell>
          <table:table-cell office:value-type="float" office:value="9" table:formula="of:=[.M25]+[.N25]" table:style-name="ce7">
            <text:p>9</text:p>
          </table:table-cell>
          <table:table-cell office:value-type="float" office:value="7" table:formula="of:=['file:///C:/Users/User/Desktop/SUBPLAN/PORTAL%20DA%20TRANSPAR%CANCIA/PORTARIAS%20SOF/2021/Agosto/1%20-%20MPF/anexo_I_servidores_2021_ods.ods'#Anexo_1_Tabela_1_Quantitativo_F.M29]+['file:///C:/Users/User/Desktop/SUBPLAN/PORTAL%20DA%20TRANSPAR%CANCIA/PORTARIAS%20SOF/2021/Agosto/2%20-%20MPM/Anexo-I-tabela-1-Quantitativo_Fisico_Pessoal_Servidores-DAP.ods'#Quantitativo_Fisico_Pessoal.M23]+['file:///C:/Users/User/Desktop/SUBPLAN/PORTAL%20DA%20TRANSPAR%CANCIA/PORTARIAS%20SOF/2021/Agosto/3%20-%20MPDFT/anexo_i_-_tabela_1.xls'#Quantitativo_Fisico_Pessoal_Ser.M25]+['file:///C:/Users/User/Desktop/SUBPLAN/PORTAL%20DA%20TRANSPAR%CANCIA/PORTARIAS%20SOF/2021/Agosto/4%20-%20MPT/Anexo_1_Tabela_1_Quantitativo_Servidores_2021_08_MPT.ods'#Anexo_1_Tabela_1_Quantitativo_S.M27]+['file:///C:/Users/User/Desktop/SUBPLAN/PORTAL%20DA%20TRANSPAR%CANCIA/PORTARIAS%20SOF/2021/Agosto/5%20-%20ESMPU/AnexoIServidoresESMPUAGO2021.ods'#Quantitativo_Fisico_Pessoal_Ser.M25]" table:style-name="ce6">
            <text:p>7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0</text:p>
          </table:table-cell>
          <table:table-cell office:value-type="float" office:value="375" table:formula="of:=['file:///C:/Users/User/Desktop/SUBPLAN/PORTAL%20DA%20TRANSPAR%CANCIA/PORTARIAS%20SOF/2021/Agosto/1%20-%20MPF/anexo_I_servidores_2021_ods.ods'#Anexo_1_Tabela_1_Quantitativo_F.E30]+['file:///C:/Users/User/Desktop/SUBPLAN/PORTAL%20DA%20TRANSPAR%CANCIA/PORTARIAS%20SOF/2021/Agosto/2%20-%20MPM/Anexo-I-tabela-1-Quantitativo_Fisico_Pessoal_Servidores-DAP.ods'#Quantitativo_Fisico_Pessoal.E24]+['file:///C:/Users/User/Desktop/SUBPLAN/PORTAL%20DA%20TRANSPAR%CANCIA/PORTARIAS%20SOF/2021/Agosto/3%20-%20MPDFT/anexo_i_-_tabela_1.xls'#Quantitativo_Fisico_Pessoal_Ser.E26]+['file:///C:/Users/User/Desktop/SUBPLAN/PORTAL%20DA%20TRANSPAR%CANCIA/PORTARIAS%20SOF/2021/Agosto/4%20-%20MPT/Anexo_1_Tabela_1_Quantitativo_Servidores_2021_08_MPT.ods'#Anexo_1_Tabela_1_Quantitativo_S.E28]+['file:///C:/Users/User/Desktop/SUBPLAN/PORTAL%20DA%20TRANSPAR%CANCIA/PORTARIAS%20SOF/2021/Agosto/5%20-%20ESMPU/AnexoIServidoresESMPUAGO2021.ods'#Quantitativo_Fisico_Pessoal_Ser.E12]" table:style-name="ce6">
            <text:p>375</text:p>
          </table:table-cell>
          <table:table-cell office:value-type="float" office:value="0" table:formula="of:=['file:///C:/Users/User/Desktop/SUBPLAN/PORTAL%20DA%20TRANSPAR%CANCIA/PORTARIAS%20SOF/2021/Agosto/1%20-%20MPF/anexo_I_servidores_2021_ods.ods'#Anexo_1_Tabela_1_Quantitativo_F.F30]+['file:///C:/Users/User/Desktop/SUBPLAN/PORTAL%20DA%20TRANSPAR%CANCIA/PORTARIAS%20SOF/2021/Agosto/2%20-%20MPM/Anexo-I-tabela-1-Quantitativo_Fisico_Pessoal_Servidores-DAP.ods'#Quantitativo_Fisico_Pessoal.F24]+['file:///C:/Users/User/Desktop/SUBPLAN/PORTAL%20DA%20TRANSPAR%CANCIA/PORTARIAS%20SOF/2021/Agosto/3%20-%20MPDFT/anexo_i_-_tabela_1.xls'#Quantitativo_Fisico_Pessoal_Ser.F26]+['file:///C:/Users/User/Desktop/SUBPLAN/PORTAL%20DA%20TRANSPAR%CANCIA/PORTARIAS%20SOF/2021/Agosto/4%20-%20MPT/Anexo_1_Tabela_1_Quantitativo_Servidores_2021_08_MPT.ods'#Anexo_1_Tabela_1_Quantitativo_S.F28]+['file:///C:/Users/User/Desktop/SUBPLAN/PORTAL%20DA%20TRANSPAR%CANCIA/PORTARIAS%20SOF/2021/Agosto/5%20-%20ESMPU/AnexoIServidoresESMPUAGO2021.ods'#Quantitativo_Fisico_Pessoal_Ser.F12]" table:style-name="ce6">
            <text:p>0</text:p>
          </table:table-cell>
          <table:table-cell office:value-type="float" office:value="375" table:formula="of:=[.H26]+[.I26]" table:style-name="ce7">
            <text:p>375</text:p>
          </table:table-cell>
          <table:covered-table-cell/>
          <table:covered-table-cell/>
          <table:table-cell office:value-type="float" office:value="6" table:formula="of:=['file:///C:/Users/User/Desktop/SUBPLAN/PORTAL%20DA%20TRANSPAR%CANCIA/PORTARIAS%20SOF/2021/Agosto/1%20-%20MPF/anexo_I_servidores_2021_ods.ods'#Anexo_1_Tabela_1_Quantitativo_F.J30]+['file:///C:/Users/User/Desktop/SUBPLAN/PORTAL%20DA%20TRANSPAR%CANCIA/PORTARIAS%20SOF/2021/Agosto/2%20-%20MPM/Anexo-I-tabela-1-Quantitativo_Fisico_Pessoal_Servidores-DAP.ods'#Quantitativo_Fisico_Pessoal.J24]+['file:///C:/Users/User/Desktop/SUBPLAN/PORTAL%20DA%20TRANSPAR%CANCIA/PORTARIAS%20SOF/2021/Agosto/3%20-%20MPDFT/anexo_i_-_tabela_1.xls'#Quantitativo_Fisico_Pessoal_Ser.J26]+['file:///C:/Users/User/Desktop/SUBPLAN/PORTAL%20DA%20TRANSPAR%CANCIA/PORTARIAS%20SOF/2021/Agosto/4%20-%20MPT/Anexo_1_Tabela_1_Quantitativo_Servidores_2021_08_MPT.ods'#Anexo_1_Tabela_1_Quantitativo_S.J28]+['file:///C:/Users/User/Desktop/SUBPLAN/PORTAL%20DA%20TRANSPAR%CANCIA/PORTARIAS%20SOF/2021/Agosto/5%20-%20ESMPU/AnexoIServidoresESMPUAGO2021.ods'#Quantitativo_Fisico_Pessoal_Ser.J26]" table:style-name="ce6">
            <text:p>6</text:p>
          </table:table-cell>
          <table:table-cell office:value-type="float" office:value="4" table:formula="of:=['file:///C:/Users/User/Desktop/SUBPLAN/PORTAL%20DA%20TRANSPAR%CANCIA/PORTARIAS%20SOF/2021/Agosto/1%20-%20MPF/anexo_I_servidores_2021_ods.ods'#Anexo_1_Tabela_1_Quantitativo_F.K30]+['file:///C:/Users/User/Desktop/SUBPLAN/PORTAL%20DA%20TRANSPAR%CANCIA/PORTARIAS%20SOF/2021/Agosto/2%20-%20MPM/Anexo-I-tabela-1-Quantitativo_Fisico_Pessoal_Servidores-DAP.ods'#Quantitativo_Fisico_Pessoal.K24]+['file:///C:/Users/User/Desktop/SUBPLAN/PORTAL%20DA%20TRANSPAR%CANCIA/PORTARIAS%20SOF/2021/Agosto/3%20-%20MPDFT/anexo_i_-_tabela_1.xls'#Quantitativo_Fisico_Pessoal_Ser.K26]+['file:///C:/Users/User/Desktop/SUBPLAN/PORTAL%20DA%20TRANSPAR%CANCIA/PORTARIAS%20SOF/2021/Agosto/4%20-%20MPT/Anexo_1_Tabela_1_Quantitativo_Servidores_2021_08_MPT.ods'#Anexo_1_Tabela_1_Quantitativo_S.K28]+['file:///C:/Users/User/Desktop/SUBPLAN/PORTAL%20DA%20TRANSPAR%CANCIA/PORTARIAS%20SOF/2021/Agosto/5%20-%20ESMPU/AnexoIServidoresESMPUAGO2021.ods'#Quantitativo_Fisico_Pessoal_Ser.K26]" table:style-name="ce6">
            <text:p>4</text:p>
          </table:table-cell>
          <table:table-cell office:value-type="float" office:value="10" table:formula="of:=[.M26]+[.N26]" table:style-name="ce7">
            <text:p>10</text:p>
          </table:table-cell>
          <table:table-cell office:value-type="float" office:value="6" table:formula="of:=['file:///C:/Users/User/Desktop/SUBPLAN/PORTAL%20DA%20TRANSPAR%CANCIA/PORTARIAS%20SOF/2021/Agosto/1%20-%20MPF/anexo_I_servidores_2021_ods.ods'#Anexo_1_Tabela_1_Quantitativo_F.M30]+['file:///C:/Users/User/Desktop/SUBPLAN/PORTAL%20DA%20TRANSPAR%CANCIA/PORTARIAS%20SOF/2021/Agosto/2%20-%20MPM/Anexo-I-tabela-1-Quantitativo_Fisico_Pessoal_Servidores-DAP.ods'#Quantitativo_Fisico_Pessoal.M24]+['file:///C:/Users/User/Desktop/SUBPLAN/PORTAL%20DA%20TRANSPAR%CANCIA/PORTARIAS%20SOF/2021/Agosto/3%20-%20MPDFT/anexo_i_-_tabela_1.xls'#Quantitativo_Fisico_Pessoal_Ser.M26]+['file:///C:/Users/User/Desktop/SUBPLAN/PORTAL%20DA%20TRANSPAR%CANCIA/PORTARIAS%20SOF/2021/Agosto/4%20-%20MPT/Anexo_1_Tabela_1_Quantitativo_Servidores_2021_08_MPT.ods'#Anexo_1_Tabela_1_Quantitativo_S.M28]+['file:///C:/Users/User/Desktop/SUBPLAN/PORTAL%20DA%20TRANSPAR%CANCIA/PORTARIAS%20SOF/2021/Agosto/5%20-%20ESMPU/AnexoIServidoresESMPUAGO2021.ods'#Quantitativo_Fisico_Pessoal_Ser.M26]" table:style-name="ce6">
            <text:p>6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471" table:formula="of:=['file:///C:/Users/User/Desktop/SUBPLAN/PORTAL%20DA%20TRANSPAR%CANCIA/PORTARIAS%20SOF/2021/Agosto/1%20-%20MPF/anexo_I_servidores_2021_ods.ods'#Anexo_1_Tabela_1_Quantitativo_F.E31]+['file:///C:/Users/User/Desktop/SUBPLAN/PORTAL%20DA%20TRANSPAR%CANCIA/PORTARIAS%20SOF/2021/Agosto/2%20-%20MPM/Anexo-I-tabela-1-Quantitativo_Fisico_Pessoal_Servidores-DAP.ods'#Quantitativo_Fisico_Pessoal.E25]+['file:///C:/Users/User/Desktop/SUBPLAN/PORTAL%20DA%20TRANSPAR%CANCIA/PORTARIAS%20SOF/2021/Agosto/3%20-%20MPDFT/anexo_i_-_tabela_1.xls'#Quantitativo_Fisico_Pessoal_Ser.E27]+['file:///C:/Users/User/Desktop/SUBPLAN/PORTAL%20DA%20TRANSPAR%CANCIA/PORTARIAS%20SOF/2021/Agosto/4%20-%20MPT/Anexo_1_Tabela_1_Quantitativo_Servidores_2021_08_MPT.ods'#Anexo_1_Tabela_1_Quantitativo_S.E29]+['file:///C:/Users/User/Desktop/SUBPLAN/PORTAL%20DA%20TRANSPAR%CANCIA/PORTARIAS%20SOF/2021/Agosto/5%20-%20ESMPU/AnexoIServidoresESMPUAGO2021.ods'#Quantitativo_Fisico_Pessoal_Ser.E13]" table:style-name="ce6">
            <text:p>471</text:p>
          </table:table-cell>
          <table:table-cell office:value-type="float" office:value="0" table:formula="of:=['file:///C:/Users/User/Desktop/SUBPLAN/PORTAL%20DA%20TRANSPAR%CANCIA/PORTARIAS%20SOF/2021/Agosto/1%20-%20MPF/anexo_I_servidores_2021_ods.ods'#Anexo_1_Tabela_1_Quantitativo_F.F31]+['file:///C:/Users/User/Desktop/SUBPLAN/PORTAL%20DA%20TRANSPAR%CANCIA/PORTARIAS%20SOF/2021/Agosto/2%20-%20MPM/Anexo-I-tabela-1-Quantitativo_Fisico_Pessoal_Servidores-DAP.ods'#Quantitativo_Fisico_Pessoal.F25]+['file:///C:/Users/User/Desktop/SUBPLAN/PORTAL%20DA%20TRANSPAR%CANCIA/PORTARIAS%20SOF/2021/Agosto/3%20-%20MPDFT/anexo_i_-_tabela_1.xls'#Quantitativo_Fisico_Pessoal_Ser.F27]+['file:///C:/Users/User/Desktop/SUBPLAN/PORTAL%20DA%20TRANSPAR%CANCIA/PORTARIAS%20SOF/2021/Agosto/4%20-%20MPT/Anexo_1_Tabela_1_Quantitativo_Servidores_2021_08_MPT.ods'#Anexo_1_Tabela_1_Quantitativo_S.F29]+['file:///C:/Users/User/Desktop/SUBPLAN/PORTAL%20DA%20TRANSPAR%CANCIA/PORTARIAS%20SOF/2021/Agosto/5%20-%20ESMPU/AnexoIServidoresESMPUAGO2021.ods'#Quantitativo_Fisico_Pessoal_Ser.F13]" table:style-name="ce6">
            <text:p>0</text:p>
          </table:table-cell>
          <table:table-cell office:value-type="float" office:value="471" table:formula="of:=[.H27]+[.I27]" table:style-name="ce7">
            <text:p>471</text:p>
          </table:table-cell>
          <table:covered-table-cell/>
          <table:covered-table-cell/>
          <table:table-cell office:value-type="float" office:value="1" table:formula="of:=['file:///C:/Users/User/Desktop/SUBPLAN/PORTAL%20DA%20TRANSPAR%CANCIA/PORTARIAS%20SOF/2021/Agosto/1%20-%20MPF/anexo_I_servidores_2021_ods.ods'#Anexo_1_Tabela_1_Quantitativo_F.J31]+['file:///C:/Users/User/Desktop/SUBPLAN/PORTAL%20DA%20TRANSPAR%CANCIA/PORTARIAS%20SOF/2021/Agosto/2%20-%20MPM/Anexo-I-tabela-1-Quantitativo_Fisico_Pessoal_Servidores-DAP.ods'#Quantitativo_Fisico_Pessoal.J25]+['file:///C:/Users/User/Desktop/SUBPLAN/PORTAL%20DA%20TRANSPAR%CANCIA/PORTARIAS%20SOF/2021/Agosto/3%20-%20MPDFT/anexo_i_-_tabela_1.xls'#Quantitativo_Fisico_Pessoal_Ser.J27]+['file:///C:/Users/User/Desktop/SUBPLAN/PORTAL%20DA%20TRANSPAR%CANCIA/PORTARIAS%20SOF/2021/Agosto/4%20-%20MPT/Anexo_1_Tabela_1_Quantitativo_Servidores_2021_08_MPT.ods'#Anexo_1_Tabela_1_Quantitativo_S.J29]+['file:///C:/Users/User/Desktop/SUBPLAN/PORTAL%20DA%20TRANSPAR%CANCIA/PORTARIAS%20SOF/2021/Agosto/5%20-%20ESMPU/AnexoIServidoresESMPUAGO2021.ods'#Quantitativo_Fisico_Pessoal_Ser.J27]" table:style-name="ce6">
            <text:p>1</text:p>
          </table:table-cell>
          <table:table-cell office:value-type="float" office:value="5" table:formula="of:=['file:///C:/Users/User/Desktop/SUBPLAN/PORTAL%20DA%20TRANSPAR%CANCIA/PORTARIAS%20SOF/2021/Agosto/1%20-%20MPF/anexo_I_servidores_2021_ods.ods'#Anexo_1_Tabela_1_Quantitativo_F.K31]+['file:///C:/Users/User/Desktop/SUBPLAN/PORTAL%20DA%20TRANSPAR%CANCIA/PORTARIAS%20SOF/2021/Agosto/2%20-%20MPM/Anexo-I-tabela-1-Quantitativo_Fisico_Pessoal_Servidores-DAP.ods'#Quantitativo_Fisico_Pessoal.K25]+['file:///C:/Users/User/Desktop/SUBPLAN/PORTAL%20DA%20TRANSPAR%CANCIA/PORTARIAS%20SOF/2021/Agosto/3%20-%20MPDFT/anexo_i_-_tabela_1.xls'#Quantitativo_Fisico_Pessoal_Ser.K27]+['file:///C:/Users/User/Desktop/SUBPLAN/PORTAL%20DA%20TRANSPAR%CANCIA/PORTARIAS%20SOF/2021/Agosto/4%20-%20MPT/Anexo_1_Tabela_1_Quantitativo_Servidores_2021_08_MPT.ods'#Anexo_1_Tabela_1_Quantitativo_S.K29]+['file:///C:/Users/User/Desktop/SUBPLAN/PORTAL%20DA%20TRANSPAR%CANCIA/PORTARIAS%20SOF/2021/Agosto/5%20-%20ESMPU/AnexoIServidoresESMPUAGO2021.ods'#Quantitativo_Fisico_Pessoal_Ser.K27]" table:style-name="ce6">
            <text:p>5</text:p>
          </table:table-cell>
          <table:table-cell office:value-type="float" office:value="6" table:formula="of:=[.M27]+[.N27]" table:style-name="ce7">
            <text:p>6</text:p>
          </table:table-cell>
          <table:table-cell office:value-type="float" office:value="7" table:formula="of:=['file:///C:/Users/User/Desktop/SUBPLAN/PORTAL%20DA%20TRANSPAR%CANCIA/PORTARIAS%20SOF/2021/Agosto/1%20-%20MPF/anexo_I_servidores_2021_ods.ods'#Anexo_1_Tabela_1_Quantitativo_F.M31]+['file:///C:/Users/User/Desktop/SUBPLAN/PORTAL%20DA%20TRANSPAR%CANCIA/PORTARIAS%20SOF/2021/Agosto/2%20-%20MPM/Anexo-I-tabela-1-Quantitativo_Fisico_Pessoal_Servidores-DAP.ods'#Quantitativo_Fisico_Pessoal.M25]+['file:///C:/Users/User/Desktop/SUBPLAN/PORTAL%20DA%20TRANSPAR%CANCIA/PORTARIAS%20SOF/2021/Agosto/3%20-%20MPDFT/anexo_i_-_tabela_1.xls'#Quantitativo_Fisico_Pessoal_Ser.M27]+['file:///C:/Users/User/Desktop/SUBPLAN/PORTAL%20DA%20TRANSPAR%CANCIA/PORTARIAS%20SOF/2021/Agosto/4%20-%20MPT/Anexo_1_Tabela_1_Quantitativo_Servidores_2021_08_MPT.ods'#Anexo_1_Tabela_1_Quantitativo_S.M29]+['file:///C:/Users/User/Desktop/SUBPLAN/PORTAL%20DA%20TRANSPAR%CANCIA/PORTARIAS%20SOF/2021/Agosto/5%20-%20ESMPU/AnexoIServidoresESMPUAGO2021.ods'#Quantitativo_Fisico_Pessoal_Ser.M27]" table:style-name="ce6">
            <text:p>7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5" table:style-name="ce16">
            <text:p>B</text:p>
          </table:table-cell>
          <table:covered-table-cell/>
          <table:table-cell office:value-type="string" table:style-name="ce5">
            <text:p>8</text:p>
          </table:table-cell>
          <table:table-cell office:value-type="float" office:value="976" table:formula="of:=['file:///C:/Users/User/Desktop/SUBPLAN/PORTAL%20DA%20TRANSPAR%CANCIA/PORTARIAS%20SOF/2021/Agosto/1%20-%20MPF/anexo_I_servidores_2021_ods.ods'#Anexo_1_Tabela_1_Quantitativo_F.E32]+['file:///C:/Users/User/Desktop/SUBPLAN/PORTAL%20DA%20TRANSPAR%CANCIA/PORTARIAS%20SOF/2021/Agosto/2%20-%20MPM/Anexo-I-tabela-1-Quantitativo_Fisico_Pessoal_Servidores-DAP.ods'#Quantitativo_Fisico_Pessoal.E26]+['file:///C:/Users/User/Desktop/SUBPLAN/PORTAL%20DA%20TRANSPAR%CANCIA/PORTARIAS%20SOF/2021/Agosto/3%20-%20MPDFT/anexo_i_-_tabela_1.xls'#Quantitativo_Fisico_Pessoal_Ser.E28]+['file:///C:/Users/User/Desktop/SUBPLAN/PORTAL%20DA%20TRANSPAR%CANCIA/PORTARIAS%20SOF/2021/Agosto/4%20-%20MPT/Anexo_1_Tabela_1_Quantitativo_Servidores_2021_08_MPT.ods'#Anexo_1_Tabela_1_Quantitativo_S.E30]+['file:///C:/Users/User/Desktop/SUBPLAN/PORTAL%20DA%20TRANSPAR%CANCIA/PORTARIAS%20SOF/2021/Agosto/5%20-%20ESMPU/AnexoIServidoresESMPUAGO2021.ods'#Quantitativo_Fisico_Pessoal_Ser.E14]" table:style-name="ce6">
            <text:p>976</text:p>
          </table:table-cell>
          <table:table-cell office:value-type="float" office:value="0" table:formula="of:=['file:///C:/Users/User/Desktop/SUBPLAN/PORTAL%20DA%20TRANSPAR%CANCIA/PORTARIAS%20SOF/2021/Agosto/1%20-%20MPF/anexo_I_servidores_2021_ods.ods'#Anexo_1_Tabela_1_Quantitativo_F.F32]+['file:///C:/Users/User/Desktop/SUBPLAN/PORTAL%20DA%20TRANSPAR%CANCIA/PORTARIAS%20SOF/2021/Agosto/2%20-%20MPM/Anexo-I-tabela-1-Quantitativo_Fisico_Pessoal_Servidores-DAP.ods'#Quantitativo_Fisico_Pessoal.F26]+['file:///C:/Users/User/Desktop/SUBPLAN/PORTAL%20DA%20TRANSPAR%CANCIA/PORTARIAS%20SOF/2021/Agosto/3%20-%20MPDFT/anexo_i_-_tabela_1.xls'#Quantitativo_Fisico_Pessoal_Ser.F28]+['file:///C:/Users/User/Desktop/SUBPLAN/PORTAL%20DA%20TRANSPAR%CANCIA/PORTARIAS%20SOF/2021/Agosto/4%20-%20MPT/Anexo_1_Tabela_1_Quantitativo_Servidores_2021_08_MPT.ods'#Anexo_1_Tabela_1_Quantitativo_S.F30]+['file:///C:/Users/User/Desktop/SUBPLAN/PORTAL%20DA%20TRANSPAR%CANCIA/PORTARIAS%20SOF/2021/Agosto/5%20-%20ESMPU/AnexoIServidoresESMPUAGO2021.ods'#Quantitativo_Fisico_Pessoal_Ser.F14]" table:style-name="ce6">
            <text:p>0</text:p>
          </table:table-cell>
          <table:table-cell office:value-type="float" office:value="976" table:formula="of:=[.H28]+[.I28]" table:style-name="ce7">
            <text:p>976</text:p>
          </table:table-cell>
          <table:covered-table-cell/>
          <table:covered-table-cell/>
          <table:table-cell office:value-type="float" office:value="9" table:formula="of:=['file:///C:/Users/User/Desktop/SUBPLAN/PORTAL%20DA%20TRANSPAR%CANCIA/PORTARIAS%20SOF/2021/Agosto/1%20-%20MPF/anexo_I_servidores_2021_ods.ods'#Anexo_1_Tabela_1_Quantitativo_F.J32]+['file:///C:/Users/User/Desktop/SUBPLAN/PORTAL%20DA%20TRANSPAR%CANCIA/PORTARIAS%20SOF/2021/Agosto/2%20-%20MPM/Anexo-I-tabela-1-Quantitativo_Fisico_Pessoal_Servidores-DAP.ods'#Quantitativo_Fisico_Pessoal.J26]+['file:///C:/Users/User/Desktop/SUBPLAN/PORTAL%20DA%20TRANSPAR%CANCIA/PORTARIAS%20SOF/2021/Agosto/3%20-%20MPDFT/anexo_i_-_tabela_1.xls'#Quantitativo_Fisico_Pessoal_Ser.J28]+['file:///C:/Users/User/Desktop/SUBPLAN/PORTAL%20DA%20TRANSPAR%CANCIA/PORTARIAS%20SOF/2021/Agosto/4%20-%20MPT/Anexo_1_Tabela_1_Quantitativo_Servidores_2021_08_MPT.ods'#Anexo_1_Tabela_1_Quantitativo_S.J30]+['file:///C:/Users/User/Desktop/SUBPLAN/PORTAL%20DA%20TRANSPAR%CANCIA/PORTARIAS%20SOF/2021/Agosto/5%20-%20ESMPU/AnexoIServidoresESMPUAGO2021.ods'#Quantitativo_Fisico_Pessoal_Ser.J28]" table:style-name="ce6">
            <text:p>9</text:p>
          </table:table-cell>
          <table:table-cell office:value-type="float" office:value="2" table:formula="of:=['file:///C:/Users/User/Desktop/SUBPLAN/PORTAL%20DA%20TRANSPAR%CANCIA/PORTARIAS%20SOF/2021/Agosto/1%20-%20MPF/anexo_I_servidores_2021_ods.ods'#Anexo_1_Tabela_1_Quantitativo_F.K32]+['file:///C:/Users/User/Desktop/SUBPLAN/PORTAL%20DA%20TRANSPAR%CANCIA/PORTARIAS%20SOF/2021/Agosto/2%20-%20MPM/Anexo-I-tabela-1-Quantitativo_Fisico_Pessoal_Servidores-DAP.ods'#Quantitativo_Fisico_Pessoal.K26]+['file:///C:/Users/User/Desktop/SUBPLAN/PORTAL%20DA%20TRANSPAR%CANCIA/PORTARIAS%20SOF/2021/Agosto/3%20-%20MPDFT/anexo_i_-_tabela_1.xls'#Quantitativo_Fisico_Pessoal_Ser.K28]+['file:///C:/Users/User/Desktop/SUBPLAN/PORTAL%20DA%20TRANSPAR%CANCIA/PORTARIAS%20SOF/2021/Agosto/4%20-%20MPT/Anexo_1_Tabela_1_Quantitativo_Servidores_2021_08_MPT.ods'#Anexo_1_Tabela_1_Quantitativo_S.K30]+['file:///C:/Users/User/Desktop/SUBPLAN/PORTAL%20DA%20TRANSPAR%CANCIA/PORTARIAS%20SOF/2021/Agosto/5%20-%20ESMPU/AnexoIServidoresESMPUAGO2021.ods'#Quantitativo_Fisico_Pessoal_Ser.K28]" table:style-name="ce6">
            <text:p>2</text:p>
          </table:table-cell>
          <table:table-cell office:value-type="float" office:value="11" table:formula="of:=[.M28]+[.N28]" table:style-name="ce7">
            <text:p>11</text:p>
          </table:table-cell>
          <table:table-cell office:value-type="float" office:value="2" table:formula="of:=['file:///C:/Users/User/Desktop/SUBPLAN/PORTAL%20DA%20TRANSPAR%CANCIA/PORTARIAS%20SOF/2021/Agosto/1%20-%20MPF/anexo_I_servidores_2021_ods.ods'#Anexo_1_Tabela_1_Quantitativo_F.M32]+['file:///C:/Users/User/Desktop/SUBPLAN/PORTAL%20DA%20TRANSPAR%CANCIA/PORTARIAS%20SOF/2021/Agosto/2%20-%20MPM/Anexo-I-tabela-1-Quantitativo_Fisico_Pessoal_Servidores-DAP.ods'#Quantitativo_Fisico_Pessoal.M26]+['file:///C:/Users/User/Desktop/SUBPLAN/PORTAL%20DA%20TRANSPAR%CANCIA/PORTARIAS%20SOF/2021/Agosto/3%20-%20MPDFT/anexo_i_-_tabela_1.xls'#Quantitativo_Fisico_Pessoal_Ser.M28]+['file:///C:/Users/User/Desktop/SUBPLAN/PORTAL%20DA%20TRANSPAR%CANCIA/PORTARIAS%20SOF/2021/Agosto/4%20-%20MPT/Anexo_1_Tabela_1_Quantitativo_Servidores_2021_08_MPT.ods'#Anexo_1_Tabela_1_Quantitativo_S.M30]+['file:///C:/Users/User/Desktop/SUBPLAN/PORTAL%20DA%20TRANSPAR%CANCIA/PORTARIAS%20SOF/2021/Agosto/5%20-%20ESMPU/AnexoIServidoresESMPUAGO2021.ods'#Quantitativo_Fisico_Pessoal_Ser.M28]" table:style-name="ce6">
            <text:p>2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467" table:formula="of:=['file:///C:/Users/User/Desktop/SUBPLAN/PORTAL%20DA%20TRANSPAR%CANCIA/PORTARIAS%20SOF/2021/Agosto/1%20-%20MPF/anexo_I_servidores_2021_ods.ods'#Anexo_1_Tabela_1_Quantitativo_F.E33]+['file:///C:/Users/User/Desktop/SUBPLAN/PORTAL%20DA%20TRANSPAR%CANCIA/PORTARIAS%20SOF/2021/Agosto/2%20-%20MPM/Anexo-I-tabela-1-Quantitativo_Fisico_Pessoal_Servidores-DAP.ods'#Quantitativo_Fisico_Pessoal.E27]+['file:///C:/Users/User/Desktop/SUBPLAN/PORTAL%20DA%20TRANSPAR%CANCIA/PORTARIAS%20SOF/2021/Agosto/3%20-%20MPDFT/anexo_i_-_tabela_1.xls'#Quantitativo_Fisico_Pessoal_Ser.E29]+['file:///C:/Users/User/Desktop/SUBPLAN/PORTAL%20DA%20TRANSPAR%CANCIA/PORTARIAS%20SOF/2021/Agosto/4%20-%20MPT/Anexo_1_Tabela_1_Quantitativo_Servidores_2021_08_MPT.ods'#Anexo_1_Tabela_1_Quantitativo_S.E31]+['file:///C:/Users/User/Desktop/SUBPLAN/PORTAL%20DA%20TRANSPAR%CANCIA/PORTARIAS%20SOF/2021/Agosto/5%20-%20ESMPU/AnexoIServidoresESMPUAGO2021.ods'#Quantitativo_Fisico_Pessoal_Ser.E15]" table:style-name="ce6">
            <text:p>467</text:p>
          </table:table-cell>
          <table:table-cell office:value-type="float" office:value="2" table:formula="of:=['file:///C:/Users/User/Desktop/SUBPLAN/PORTAL%20DA%20TRANSPAR%CANCIA/PORTARIAS%20SOF/2021/Agosto/1%20-%20MPF/anexo_I_servidores_2021_ods.ods'#Anexo_1_Tabela_1_Quantitativo_F.F33]+['file:///C:/Users/User/Desktop/SUBPLAN/PORTAL%20DA%20TRANSPAR%CANCIA/PORTARIAS%20SOF/2021/Agosto/2%20-%20MPM/Anexo-I-tabela-1-Quantitativo_Fisico_Pessoal_Servidores-DAP.ods'#Quantitativo_Fisico_Pessoal.F27]+['file:///C:/Users/User/Desktop/SUBPLAN/PORTAL%20DA%20TRANSPAR%CANCIA/PORTARIAS%20SOF/2021/Agosto/3%20-%20MPDFT/anexo_i_-_tabela_1.xls'#Quantitativo_Fisico_Pessoal_Ser.F29]+['file:///C:/Users/User/Desktop/SUBPLAN/PORTAL%20DA%20TRANSPAR%CANCIA/PORTARIAS%20SOF/2021/Agosto/4%20-%20MPT/Anexo_1_Tabela_1_Quantitativo_Servidores_2021_08_MPT.ods'#Anexo_1_Tabela_1_Quantitativo_S.F31]+['file:///C:/Users/User/Desktop/SUBPLAN/PORTAL%20DA%20TRANSPAR%CANCIA/PORTARIAS%20SOF/2021/Agosto/5%20-%20ESMPU/AnexoIServidoresESMPUAGO2021.ods'#Quantitativo_Fisico_Pessoal_Ser.F15]" table:style-name="ce6">
            <text:p>2</text:p>
          </table:table-cell>
          <table:table-cell office:value-type="float" office:value="469" table:formula="of:=[.H29]+[.I29]" table:style-name="ce7">
            <text:p>469</text:p>
          </table:table-cell>
          <table:covered-table-cell/>
          <table:covered-table-cell/>
          <table:table-cell office:value-type="float" office:value="5" table:formula="of:=['file:///C:/Users/User/Desktop/SUBPLAN/PORTAL%20DA%20TRANSPAR%CANCIA/PORTARIAS%20SOF/2021/Agosto/1%20-%20MPF/anexo_I_servidores_2021_ods.ods'#Anexo_1_Tabela_1_Quantitativo_F.J33]+['file:///C:/Users/User/Desktop/SUBPLAN/PORTAL%20DA%20TRANSPAR%CANCIA/PORTARIAS%20SOF/2021/Agosto/2%20-%20MPM/Anexo-I-tabela-1-Quantitativo_Fisico_Pessoal_Servidores-DAP.ods'#Quantitativo_Fisico_Pessoal.J27]+['file:///C:/Users/User/Desktop/SUBPLAN/PORTAL%20DA%20TRANSPAR%CANCIA/PORTARIAS%20SOF/2021/Agosto/3%20-%20MPDFT/anexo_i_-_tabela_1.xls'#Quantitativo_Fisico_Pessoal_Ser.J29]+['file:///C:/Users/User/Desktop/SUBPLAN/PORTAL%20DA%20TRANSPAR%CANCIA/PORTARIAS%20SOF/2021/Agosto/4%20-%20MPT/Anexo_1_Tabela_1_Quantitativo_Servidores_2021_08_MPT.ods'#Anexo_1_Tabela_1_Quantitativo_S.J31]+['file:///C:/Users/User/Desktop/SUBPLAN/PORTAL%20DA%20TRANSPAR%CANCIA/PORTARIAS%20SOF/2021/Agosto/5%20-%20ESMPU/AnexoIServidoresESMPUAGO2021.ods'#Quantitativo_Fisico_Pessoal_Ser.J29]" table:style-name="ce6">
            <text:p>5</text:p>
          </table:table-cell>
          <table:table-cell office:value-type="float" office:value="5" table:formula="of:=['file:///C:/Users/User/Desktop/SUBPLAN/PORTAL%20DA%20TRANSPAR%CANCIA/PORTARIAS%20SOF/2021/Agosto/1%20-%20MPF/anexo_I_servidores_2021_ods.ods'#Anexo_1_Tabela_1_Quantitativo_F.K33]+['file:///C:/Users/User/Desktop/SUBPLAN/PORTAL%20DA%20TRANSPAR%CANCIA/PORTARIAS%20SOF/2021/Agosto/2%20-%20MPM/Anexo-I-tabela-1-Quantitativo_Fisico_Pessoal_Servidores-DAP.ods'#Quantitativo_Fisico_Pessoal.K27]+['file:///C:/Users/User/Desktop/SUBPLAN/PORTAL%20DA%20TRANSPAR%CANCIA/PORTARIAS%20SOF/2021/Agosto/3%20-%20MPDFT/anexo_i_-_tabela_1.xls'#Quantitativo_Fisico_Pessoal_Ser.K29]+['file:///C:/Users/User/Desktop/SUBPLAN/PORTAL%20DA%20TRANSPAR%CANCIA/PORTARIAS%20SOF/2021/Agosto/4%20-%20MPT/Anexo_1_Tabela_1_Quantitativo_Servidores_2021_08_MPT.ods'#Anexo_1_Tabela_1_Quantitativo_S.K31]+['file:///C:/Users/User/Desktop/SUBPLAN/PORTAL%20DA%20TRANSPAR%CANCIA/PORTARIAS%20SOF/2021/Agosto/5%20-%20ESMPU/AnexoIServidoresESMPUAGO2021.ods'#Quantitativo_Fisico_Pessoal_Ser.K29]" table:style-name="ce6">
            <text:p>5</text:p>
          </table:table-cell>
          <table:table-cell office:value-type="float" office:value="10" table:formula="of:=[.M29]+[.N29]" table:style-name="ce7">
            <text:p>10</text:p>
          </table:table-cell>
          <table:table-cell office:value-type="float" office:value="7" table:formula="of:=['file:///C:/Users/User/Desktop/SUBPLAN/PORTAL%20DA%20TRANSPAR%CANCIA/PORTARIAS%20SOF/2021/Agosto/1%20-%20MPF/anexo_I_servidores_2021_ods.ods'#Anexo_1_Tabela_1_Quantitativo_F.M33]+['file:///C:/Users/User/Desktop/SUBPLAN/PORTAL%20DA%20TRANSPAR%CANCIA/PORTARIAS%20SOF/2021/Agosto/2%20-%20MPM/Anexo-I-tabela-1-Quantitativo_Fisico_Pessoal_Servidores-DAP.ods'#Quantitativo_Fisico_Pessoal.M27]+['file:///C:/Users/User/Desktop/SUBPLAN/PORTAL%20DA%20TRANSPAR%CANCIA/PORTARIAS%20SOF/2021/Agosto/3%20-%20MPDFT/anexo_i_-_tabela_1.xls'#Quantitativo_Fisico_Pessoal_Ser.M29]+['file:///C:/Users/User/Desktop/SUBPLAN/PORTAL%20DA%20TRANSPAR%CANCIA/PORTARIAS%20SOF/2021/Agosto/4%20-%20MPT/Anexo_1_Tabela_1_Quantitativo_Servidores_2021_08_MPT.ods'#Anexo_1_Tabela_1_Quantitativo_S.M31]+['file:///C:/Users/User/Desktop/SUBPLAN/PORTAL%20DA%20TRANSPAR%CANCIA/PORTARIAS%20SOF/2021/Agosto/5%20-%20ESMPU/AnexoIServidoresESMPUAGO2021.ods'#Quantitativo_Fisico_Pessoal_Ser.M29]" table:style-name="ce6">
            <text:p>7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610" table:formula="of:=['file:///C:/Users/User/Desktop/SUBPLAN/PORTAL%20DA%20TRANSPAR%CANCIA/PORTARIAS%20SOF/2021/Agosto/1%20-%20MPF/anexo_I_servidores_2021_ods.ods'#Anexo_1_Tabela_1_Quantitativo_F.E34]+['file:///C:/Users/User/Desktop/SUBPLAN/PORTAL%20DA%20TRANSPAR%CANCIA/PORTARIAS%20SOF/2021/Agosto/2%20-%20MPM/Anexo-I-tabela-1-Quantitativo_Fisico_Pessoal_Servidores-DAP.ods'#Quantitativo_Fisico_Pessoal.E28]+['file:///C:/Users/User/Desktop/SUBPLAN/PORTAL%20DA%20TRANSPAR%CANCIA/PORTARIAS%20SOF/2021/Agosto/3%20-%20MPDFT/anexo_i_-_tabela_1.xls'#Quantitativo_Fisico_Pessoal_Ser.E30]+['file:///C:/Users/User/Desktop/SUBPLAN/PORTAL%20DA%20TRANSPAR%CANCIA/PORTARIAS%20SOF/2021/Agosto/4%20-%20MPT/Anexo_1_Tabela_1_Quantitativo_Servidores_2021_08_MPT.ods'#Anexo_1_Tabela_1_Quantitativo_S.E32]+['file:///C:/Users/User/Desktop/SUBPLAN/PORTAL%20DA%20TRANSPAR%CANCIA/PORTARIAS%20SOF/2021/Agosto/5%20-%20ESMPU/AnexoIServidoresESMPUAGO2021.ods'#Quantitativo_Fisico_Pessoal_Ser.E16]" table:style-name="ce6">
            <text:p>610</text:p>
          </table:table-cell>
          <table:table-cell office:value-type="float" office:value="0" table:formula="of:=['file:///C:/Users/User/Desktop/SUBPLAN/PORTAL%20DA%20TRANSPAR%CANCIA/PORTARIAS%20SOF/2021/Agosto/1%20-%20MPF/anexo_I_servidores_2021_ods.ods'#Anexo_1_Tabela_1_Quantitativo_F.F34]+['file:///C:/Users/User/Desktop/SUBPLAN/PORTAL%20DA%20TRANSPAR%CANCIA/PORTARIAS%20SOF/2021/Agosto/2%20-%20MPM/Anexo-I-tabela-1-Quantitativo_Fisico_Pessoal_Servidores-DAP.ods'#Quantitativo_Fisico_Pessoal.F28]+['file:///C:/Users/User/Desktop/SUBPLAN/PORTAL%20DA%20TRANSPAR%CANCIA/PORTARIAS%20SOF/2021/Agosto/3%20-%20MPDFT/anexo_i_-_tabela_1.xls'#Quantitativo_Fisico_Pessoal_Ser.F30]+['file:///C:/Users/User/Desktop/SUBPLAN/PORTAL%20DA%20TRANSPAR%CANCIA/PORTARIAS%20SOF/2021/Agosto/4%20-%20MPT/Anexo_1_Tabela_1_Quantitativo_Servidores_2021_08_MPT.ods'#Anexo_1_Tabela_1_Quantitativo_S.F32]+['file:///C:/Users/User/Desktop/SUBPLAN/PORTAL%20DA%20TRANSPAR%CANCIA/PORTARIAS%20SOF/2021/Agosto/5%20-%20ESMPU/AnexoIServidoresESMPUAGO2021.ods'#Quantitativo_Fisico_Pessoal_Ser.F16]" table:style-name="ce6">
            <text:p>0</text:p>
          </table:table-cell>
          <table:table-cell office:value-type="float" office:value="610" table:formula="of:=[.H30]+[.I30]" table:style-name="ce7">
            <text:p>610</text:p>
          </table:table-cell>
          <table:covered-table-cell/>
          <table:covered-table-cell/>
          <table:table-cell office:value-type="float" office:value="2" table:formula="of:=['file:///C:/Users/User/Desktop/SUBPLAN/PORTAL%20DA%20TRANSPAR%CANCIA/PORTARIAS%20SOF/2021/Agosto/1%20-%20MPF/anexo_I_servidores_2021_ods.ods'#Anexo_1_Tabela_1_Quantitativo_F.J34]+['file:///C:/Users/User/Desktop/SUBPLAN/PORTAL%20DA%20TRANSPAR%CANCIA/PORTARIAS%20SOF/2021/Agosto/2%20-%20MPM/Anexo-I-tabela-1-Quantitativo_Fisico_Pessoal_Servidores-DAP.ods'#Quantitativo_Fisico_Pessoal.J28]+['file:///C:/Users/User/Desktop/SUBPLAN/PORTAL%20DA%20TRANSPAR%CANCIA/PORTARIAS%20SOF/2021/Agosto/3%20-%20MPDFT/anexo_i_-_tabela_1.xls'#Quantitativo_Fisico_Pessoal_Ser.J30]+['file:///C:/Users/User/Desktop/SUBPLAN/PORTAL%20DA%20TRANSPAR%CANCIA/PORTARIAS%20SOF/2021/Agosto/4%20-%20MPT/Anexo_1_Tabela_1_Quantitativo_Servidores_2021_08_MPT.ods'#Anexo_1_Tabela_1_Quantitativo_S.J32]+['file:///C:/Users/User/Desktop/SUBPLAN/PORTAL%20DA%20TRANSPAR%CANCIA/PORTARIAS%20SOF/2021/Agosto/5%20-%20ESMPU/AnexoIServidoresESMPUAGO2021.ods'#Quantitativo_Fisico_Pessoal_Ser.J30]" table:style-name="ce6">
            <text:p>2</text:p>
          </table:table-cell>
          <table:table-cell office:value-type="float" office:value="3" table:formula="of:=['file:///C:/Users/User/Desktop/SUBPLAN/PORTAL%20DA%20TRANSPAR%CANCIA/PORTARIAS%20SOF/2021/Agosto/1%20-%20MPF/anexo_I_servidores_2021_ods.ods'#Anexo_1_Tabela_1_Quantitativo_F.K34]+['file:///C:/Users/User/Desktop/SUBPLAN/PORTAL%20DA%20TRANSPAR%CANCIA/PORTARIAS%20SOF/2021/Agosto/2%20-%20MPM/Anexo-I-tabela-1-Quantitativo_Fisico_Pessoal_Servidores-DAP.ods'#Quantitativo_Fisico_Pessoal.K28]+['file:///C:/Users/User/Desktop/SUBPLAN/PORTAL%20DA%20TRANSPAR%CANCIA/PORTARIAS%20SOF/2021/Agosto/3%20-%20MPDFT/anexo_i_-_tabela_1.xls'#Quantitativo_Fisico_Pessoal_Ser.K30]+['file:///C:/Users/User/Desktop/SUBPLAN/PORTAL%20DA%20TRANSPAR%CANCIA/PORTARIAS%20SOF/2021/Agosto/4%20-%20MPT/Anexo_1_Tabela_1_Quantitativo_Servidores_2021_08_MPT.ods'#Anexo_1_Tabela_1_Quantitativo_S.K32]+['file:///C:/Users/User/Desktop/SUBPLAN/PORTAL%20DA%20TRANSPAR%CANCIA/PORTARIAS%20SOF/2021/Agosto/5%20-%20ESMPU/AnexoIServidoresESMPUAGO2021.ods'#Quantitativo_Fisico_Pessoal_Ser.K30]" table:style-name="ce6">
            <text:p>3</text:p>
          </table:table-cell>
          <table:table-cell office:value-type="float" office:value="5" table:formula="of:=[.M30]+[.N30]" table:style-name="ce7">
            <text:p>5</text:p>
          </table:table-cell>
          <table:table-cell office:value-type="float" office:value="4" table:formula="of:=['file:///C:/Users/User/Desktop/SUBPLAN/PORTAL%20DA%20TRANSPAR%CANCIA/PORTARIAS%20SOF/2021/Agosto/1%20-%20MPF/anexo_I_servidores_2021_ods.ods'#Anexo_1_Tabela_1_Quantitativo_F.M34]+['file:///C:/Users/User/Desktop/SUBPLAN/PORTAL%20DA%20TRANSPAR%CANCIA/PORTARIAS%20SOF/2021/Agosto/2%20-%20MPM/Anexo-I-tabela-1-Quantitativo_Fisico_Pessoal_Servidores-DAP.ods'#Quantitativo_Fisico_Pessoal.M28]+['file:///C:/Users/User/Desktop/SUBPLAN/PORTAL%20DA%20TRANSPAR%CANCIA/PORTARIAS%20SOF/2021/Agosto/3%20-%20MPDFT/anexo_i_-_tabela_1.xls'#Quantitativo_Fisico_Pessoal_Ser.M30]+['file:///C:/Users/User/Desktop/SUBPLAN/PORTAL%20DA%20TRANSPAR%CANCIA/PORTARIAS%20SOF/2021/Agosto/4%20-%20MPT/Anexo_1_Tabela_1_Quantitativo_Servidores_2021_08_MPT.ods'#Anexo_1_Tabela_1_Quantitativo_S.M32]+['file:///C:/Users/User/Desktop/SUBPLAN/PORTAL%20DA%20TRANSPAR%CANCIA/PORTARIAS%20SOF/2021/Agosto/5%20-%20ESMPU/AnexoIServidoresESMPUAGO2021.ods'#Quantitativo_Fisico_Pessoal_Ser.M30]" table:style-name="ce6">
            <text:p>4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291" table:formula="of:=['file:///C:/Users/User/Desktop/SUBPLAN/PORTAL%20DA%20TRANSPAR%CANCIA/PORTARIAS%20SOF/2021/Agosto/1%20-%20MPF/anexo_I_servidores_2021_ods.ods'#Anexo_1_Tabela_1_Quantitativo_F.E35]+['file:///C:/Users/User/Desktop/SUBPLAN/PORTAL%20DA%20TRANSPAR%CANCIA/PORTARIAS%20SOF/2021/Agosto/2%20-%20MPM/Anexo-I-tabela-1-Quantitativo_Fisico_Pessoal_Servidores-DAP.ods'#Quantitativo_Fisico_Pessoal.E29]+['file:///C:/Users/User/Desktop/SUBPLAN/PORTAL%20DA%20TRANSPAR%CANCIA/PORTARIAS%20SOF/2021/Agosto/3%20-%20MPDFT/anexo_i_-_tabela_1.xls'#Quantitativo_Fisico_Pessoal_Ser.E31]+['file:///C:/Users/User/Desktop/SUBPLAN/PORTAL%20DA%20TRANSPAR%CANCIA/PORTARIAS%20SOF/2021/Agosto/4%20-%20MPT/Anexo_1_Tabela_1_Quantitativo_Servidores_2021_08_MPT.ods'#Anexo_1_Tabela_1_Quantitativo_S.E33]+['file:///C:/Users/User/Desktop/SUBPLAN/PORTAL%20DA%20TRANSPAR%CANCIA/PORTARIAS%20SOF/2021/Agosto/5%20-%20ESMPU/AnexoIServidoresESMPUAGO2021.ods'#Quantitativo_Fisico_Pessoal_Ser.E17]" table:style-name="ce6">
            <text:p>291</text:p>
          </table:table-cell>
          <table:table-cell office:value-type="float" office:value="4" table:formula="of:=['file:///C:/Users/User/Desktop/SUBPLAN/PORTAL%20DA%20TRANSPAR%CANCIA/PORTARIAS%20SOF/2021/Agosto/1%20-%20MPF/anexo_I_servidores_2021_ods.ods'#Anexo_1_Tabela_1_Quantitativo_F.F35]+['file:///C:/Users/User/Desktop/SUBPLAN/PORTAL%20DA%20TRANSPAR%CANCIA/PORTARIAS%20SOF/2021/Agosto/2%20-%20MPM/Anexo-I-tabela-1-Quantitativo_Fisico_Pessoal_Servidores-DAP.ods'#Quantitativo_Fisico_Pessoal.F29]+['file:///C:/Users/User/Desktop/SUBPLAN/PORTAL%20DA%20TRANSPAR%CANCIA/PORTARIAS%20SOF/2021/Agosto/3%20-%20MPDFT/anexo_i_-_tabela_1.xls'#Quantitativo_Fisico_Pessoal_Ser.F31]+['file:///C:/Users/User/Desktop/SUBPLAN/PORTAL%20DA%20TRANSPAR%CANCIA/PORTARIAS%20SOF/2021/Agosto/4%20-%20MPT/Anexo_1_Tabela_1_Quantitativo_Servidores_2021_08_MPT.ods'#Anexo_1_Tabela_1_Quantitativo_S.F33]+['file:///C:/Users/User/Desktop/SUBPLAN/PORTAL%20DA%20TRANSPAR%CANCIA/PORTARIAS%20SOF/2021/Agosto/5%20-%20ESMPU/AnexoIServidoresESMPUAGO2021.ods'#Quantitativo_Fisico_Pessoal_Ser.F17]" table:style-name="ce6">
            <text:p>4</text:p>
          </table:table-cell>
          <table:table-cell office:value-type="float" office:value="295" table:formula="of:=[.H31]+[.I31]" table:style-name="ce7">
            <text:p>295</text:p>
          </table:table-cell>
          <table:covered-table-cell/>
          <table:covered-table-cell/>
          <table:table-cell office:value-type="float" office:value="3" table:formula="of:=['file:///C:/Users/User/Desktop/SUBPLAN/PORTAL%20DA%20TRANSPAR%CANCIA/PORTARIAS%20SOF/2021/Agosto/1%20-%20MPF/anexo_I_servidores_2021_ods.ods'#Anexo_1_Tabela_1_Quantitativo_F.J35]+['file:///C:/Users/User/Desktop/SUBPLAN/PORTAL%20DA%20TRANSPAR%CANCIA/PORTARIAS%20SOF/2021/Agosto/2%20-%20MPM/Anexo-I-tabela-1-Quantitativo_Fisico_Pessoal_Servidores-DAP.ods'#Quantitativo_Fisico_Pessoal.J29]+['file:///C:/Users/User/Desktop/SUBPLAN/PORTAL%20DA%20TRANSPAR%CANCIA/PORTARIAS%20SOF/2021/Agosto/3%20-%20MPDFT/anexo_i_-_tabela_1.xls'#Quantitativo_Fisico_Pessoal_Ser.J31]+['file:///C:/Users/User/Desktop/SUBPLAN/PORTAL%20DA%20TRANSPAR%CANCIA/PORTARIAS%20SOF/2021/Agosto/4%20-%20MPT/Anexo_1_Tabela_1_Quantitativo_Servidores_2021_08_MPT.ods'#Anexo_1_Tabela_1_Quantitativo_S.J33]+['file:///C:/Users/User/Desktop/SUBPLAN/PORTAL%20DA%20TRANSPAR%CANCIA/PORTARIAS%20SOF/2021/Agosto/5%20-%20ESMPU/AnexoIServidoresESMPUAGO2021.ods'#Quantitativo_Fisico_Pessoal_Ser.J31]" table:style-name="ce6">
            <text:p>3</text:p>
          </table:table-cell>
          <table:table-cell office:value-type="float" office:value="4" table:formula="of:=['file:///C:/Users/User/Desktop/SUBPLAN/PORTAL%20DA%20TRANSPAR%CANCIA/PORTARIAS%20SOF/2021/Agosto/1%20-%20MPF/anexo_I_servidores_2021_ods.ods'#Anexo_1_Tabela_1_Quantitativo_F.K35]+['file:///C:/Users/User/Desktop/SUBPLAN/PORTAL%20DA%20TRANSPAR%CANCIA/PORTARIAS%20SOF/2021/Agosto/2%20-%20MPM/Anexo-I-tabela-1-Quantitativo_Fisico_Pessoal_Servidores-DAP.ods'#Quantitativo_Fisico_Pessoal.K29]+['file:///C:/Users/User/Desktop/SUBPLAN/PORTAL%20DA%20TRANSPAR%CANCIA/PORTARIAS%20SOF/2021/Agosto/3%20-%20MPDFT/anexo_i_-_tabela_1.xls'#Quantitativo_Fisico_Pessoal_Ser.K31]+['file:///C:/Users/User/Desktop/SUBPLAN/PORTAL%20DA%20TRANSPAR%CANCIA/PORTARIAS%20SOF/2021/Agosto/4%20-%20MPT/Anexo_1_Tabela_1_Quantitativo_Servidores_2021_08_MPT.ods'#Anexo_1_Tabela_1_Quantitativo_S.K33]+['file:///C:/Users/User/Desktop/SUBPLAN/PORTAL%20DA%20TRANSPAR%CANCIA/PORTARIAS%20SOF/2021/Agosto/5%20-%20ESMPU/AnexoIServidoresESMPUAGO2021.ods'#Quantitativo_Fisico_Pessoal_Ser.K31]" table:style-name="ce6">
            <text:p>4</text:p>
          </table:table-cell>
          <table:table-cell office:value-type="float" office:value="7" table:formula="of:=[.M31]+[.N31]" table:style-name="ce7">
            <text:p>7</text:p>
          </table:table-cell>
          <table:table-cell office:value-type="float" office:value="8" table:formula="of:=['file:///C:/Users/User/Desktop/SUBPLAN/PORTAL%20DA%20TRANSPAR%CANCIA/PORTARIAS%20SOF/2021/Agosto/1%20-%20MPF/anexo_I_servidores_2021_ods.ods'#Anexo_1_Tabela_1_Quantitativo_F.M35]+['file:///C:/Users/User/Desktop/SUBPLAN/PORTAL%20DA%20TRANSPAR%CANCIA/PORTARIAS%20SOF/2021/Agosto/2%20-%20MPM/Anexo-I-tabela-1-Quantitativo_Fisico_Pessoal_Servidores-DAP.ods'#Quantitativo_Fisico_Pessoal.M29]+['file:///C:/Users/User/Desktop/SUBPLAN/PORTAL%20DA%20TRANSPAR%CANCIA/PORTARIAS%20SOF/2021/Agosto/3%20-%20MPDFT/anexo_i_-_tabela_1.xls'#Quantitativo_Fisico_Pessoal_Ser.M31]+['file:///C:/Users/User/Desktop/SUBPLAN/PORTAL%20DA%20TRANSPAR%CANCIA/PORTARIAS%20SOF/2021/Agosto/4%20-%20MPT/Anexo_1_Tabela_1_Quantitativo_Servidores_2021_08_MPT.ods'#Anexo_1_Tabela_1_Quantitativo_S.M33]+['file:///C:/Users/User/Desktop/SUBPLAN/PORTAL%20DA%20TRANSPAR%CANCIA/PORTARIAS%20SOF/2021/Agosto/5%20-%20ESMPU/AnexoIServidoresESMPUAGO2021.ods'#Quantitativo_Fisico_Pessoal_Ser.M31]" table:style-name="ce6">
            <text:p>8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167" table:formula="of:=['file:///C:/Users/User/Desktop/SUBPLAN/PORTAL%20DA%20TRANSPAR%CANCIA/PORTARIAS%20SOF/2021/Agosto/1%20-%20MPF/anexo_I_servidores_2021_ods.ods'#Anexo_1_Tabela_1_Quantitativo_F.E36]+['file:///C:/Users/User/Desktop/SUBPLAN/PORTAL%20DA%20TRANSPAR%CANCIA/PORTARIAS%20SOF/2021/Agosto/2%20-%20MPM/Anexo-I-tabela-1-Quantitativo_Fisico_Pessoal_Servidores-DAP.ods'#Quantitativo_Fisico_Pessoal.E30]+['file:///C:/Users/User/Desktop/SUBPLAN/PORTAL%20DA%20TRANSPAR%CANCIA/PORTARIAS%20SOF/2021/Agosto/3%20-%20MPDFT/anexo_i_-_tabela_1.xls'#Quantitativo_Fisico_Pessoal_Ser.E32]+['file:///C:/Users/User/Desktop/SUBPLAN/PORTAL%20DA%20TRANSPAR%CANCIA/PORTARIAS%20SOF/2021/Agosto/4%20-%20MPT/Anexo_1_Tabela_1_Quantitativo_Servidores_2021_08_MPT.ods'#Anexo_1_Tabela_1_Quantitativo_S.E34]+['file:///C:/Users/User/Desktop/SUBPLAN/PORTAL%20DA%20TRANSPAR%CANCIA/PORTARIAS%20SOF/2021/Agosto/5%20-%20ESMPU/AnexoIServidoresESMPUAGO2021.ods'#Quantitativo_Fisico_Pessoal_Ser.E18]" table:style-name="ce6">
            <text:p>167</text:p>
          </table:table-cell>
          <table:table-cell office:value-type="float" office:value="9" table:formula="of:=['file:///C:/Users/User/Desktop/SUBPLAN/PORTAL%20DA%20TRANSPAR%CANCIA/PORTARIAS%20SOF/2021/Agosto/1%20-%20MPF/anexo_I_servidores_2021_ods.ods'#Anexo_1_Tabela_1_Quantitativo_F.F36]+['file:///C:/Users/User/Desktop/SUBPLAN/PORTAL%20DA%20TRANSPAR%CANCIA/PORTARIAS%20SOF/2021/Agosto/2%20-%20MPM/Anexo-I-tabela-1-Quantitativo_Fisico_Pessoal_Servidores-DAP.ods'#Quantitativo_Fisico_Pessoal.F30]+['file:///C:/Users/User/Desktop/SUBPLAN/PORTAL%20DA%20TRANSPAR%CANCIA/PORTARIAS%20SOF/2021/Agosto/3%20-%20MPDFT/anexo_i_-_tabela_1.xls'#Quantitativo_Fisico_Pessoal_Ser.F32]+['file:///C:/Users/User/Desktop/SUBPLAN/PORTAL%20DA%20TRANSPAR%CANCIA/PORTARIAS%20SOF/2021/Agosto/4%20-%20MPT/Anexo_1_Tabela_1_Quantitativo_Servidores_2021_08_MPT.ods'#Anexo_1_Tabela_1_Quantitativo_S.F34]+['file:///C:/Users/User/Desktop/SUBPLAN/PORTAL%20DA%20TRANSPAR%CANCIA/PORTARIAS%20SOF/2021/Agosto/5%20-%20ESMPU/AnexoIServidoresESMPUAGO2021.ods'#Quantitativo_Fisico_Pessoal_Ser.F18]" table:style-name="ce6">
            <text:p>9</text:p>
          </table:table-cell>
          <table:table-cell office:value-type="float" office:value="176" table:formula="of:=[.H32]+[.I32]" table:style-name="ce7">
            <text:p>176</text:p>
          </table:table-cell>
          <table:covered-table-cell/>
          <table:covered-table-cell/>
          <table:table-cell office:value-type="float" office:value="1" table:formula="of:=['file:///C:/Users/User/Desktop/SUBPLAN/PORTAL%20DA%20TRANSPAR%CANCIA/PORTARIAS%20SOF/2021/Agosto/1%20-%20MPF/anexo_I_servidores_2021_ods.ods'#Anexo_1_Tabela_1_Quantitativo_F.J36]+['file:///C:/Users/User/Desktop/SUBPLAN/PORTAL%20DA%20TRANSPAR%CANCIA/PORTARIAS%20SOF/2021/Agosto/2%20-%20MPM/Anexo-I-tabela-1-Quantitativo_Fisico_Pessoal_Servidores-DAP.ods'#Quantitativo_Fisico_Pessoal.J30]+['file:///C:/Users/User/Desktop/SUBPLAN/PORTAL%20DA%20TRANSPAR%CANCIA/PORTARIAS%20SOF/2021/Agosto/3%20-%20MPDFT/anexo_i_-_tabela_1.xls'#Quantitativo_Fisico_Pessoal_Ser.J32]+['file:///C:/Users/User/Desktop/SUBPLAN/PORTAL%20DA%20TRANSPAR%CANCIA/PORTARIAS%20SOF/2021/Agosto/4%20-%20MPT/Anexo_1_Tabela_1_Quantitativo_Servidores_2021_08_MPT.ods'#Anexo_1_Tabela_1_Quantitativo_S.J34]+['file:///C:/Users/User/Desktop/SUBPLAN/PORTAL%20DA%20TRANSPAR%CANCIA/PORTARIAS%20SOF/2021/Agosto/5%20-%20ESMPU/AnexoIServidoresESMPUAGO2021.ods'#Quantitativo_Fisico_Pessoal_Ser.J32]" table:style-name="ce6">
            <text:p>1</text:p>
          </table:table-cell>
          <table:table-cell office:value-type="float" office:value="2" table:formula="of:=['file:///C:/Users/User/Desktop/SUBPLAN/PORTAL%20DA%20TRANSPAR%CANCIA/PORTARIAS%20SOF/2021/Agosto/1%20-%20MPF/anexo_I_servidores_2021_ods.ods'#Anexo_1_Tabela_1_Quantitativo_F.K36]+['file:///C:/Users/User/Desktop/SUBPLAN/PORTAL%20DA%20TRANSPAR%CANCIA/PORTARIAS%20SOF/2021/Agosto/2%20-%20MPM/Anexo-I-tabela-1-Quantitativo_Fisico_Pessoal_Servidores-DAP.ods'#Quantitativo_Fisico_Pessoal.K30]+['file:///C:/Users/User/Desktop/SUBPLAN/PORTAL%20DA%20TRANSPAR%CANCIA/PORTARIAS%20SOF/2021/Agosto/3%20-%20MPDFT/anexo_i_-_tabela_1.xls'#Quantitativo_Fisico_Pessoal_Ser.K32]+['file:///C:/Users/User/Desktop/SUBPLAN/PORTAL%20DA%20TRANSPAR%CANCIA/PORTARIAS%20SOF/2021/Agosto/4%20-%20MPT/Anexo_1_Tabela_1_Quantitativo_Servidores_2021_08_MPT.ods'#Anexo_1_Tabela_1_Quantitativo_S.K34]+['file:///C:/Users/User/Desktop/SUBPLAN/PORTAL%20DA%20TRANSPAR%CANCIA/PORTARIAS%20SOF/2021/Agosto/5%20-%20ESMPU/AnexoIServidoresESMPUAGO2021.ods'#Quantitativo_Fisico_Pessoal_Ser.K32]" table:style-name="ce6">
            <text:p>2</text:p>
          </table:table-cell>
          <table:table-cell office:value-type="float" office:value="3" table:formula="of:=[.M32]+[.N32]" table:style-name="ce7">
            <text:p>3</text:p>
          </table:table-cell>
          <table:table-cell office:value-type="float" office:value="2" table:formula="of:=['file:///C:/Users/User/Desktop/SUBPLAN/PORTAL%20DA%20TRANSPAR%CANCIA/PORTARIAS%20SOF/2021/Agosto/1%20-%20MPF/anexo_I_servidores_2021_ods.ods'#Anexo_1_Tabela_1_Quantitativo_F.M36]+['file:///C:/Users/User/Desktop/SUBPLAN/PORTAL%20DA%20TRANSPAR%CANCIA/PORTARIAS%20SOF/2021/Agosto/2%20-%20MPM/Anexo-I-tabela-1-Quantitativo_Fisico_Pessoal_Servidores-DAP.ods'#Quantitativo_Fisico_Pessoal.M30]+['file:///C:/Users/User/Desktop/SUBPLAN/PORTAL%20DA%20TRANSPAR%CANCIA/PORTARIAS%20SOF/2021/Agosto/3%20-%20MPDFT/anexo_i_-_tabela_1.xls'#Quantitativo_Fisico_Pessoal_Ser.M32]+['file:///C:/Users/User/Desktop/SUBPLAN/PORTAL%20DA%20TRANSPAR%CANCIA/PORTARIAS%20SOF/2021/Agosto/4%20-%20MPT/Anexo_1_Tabela_1_Quantitativo_Servidores_2021_08_MPT.ods'#Anexo_1_Tabela_1_Quantitativo_S.M34]+['file:///C:/Users/User/Desktop/SUBPLAN/PORTAL%20DA%20TRANSPAR%CANCIA/PORTARIAS%20SOF/2021/Agosto/5%20-%20ESMPU/AnexoIServidoresESMPUAGO2021.ods'#Quantitativo_Fisico_Pessoal_Ser.M32]" table:style-name="ce6">
            <text:p>2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3" table:style-name="ce16">
            <text:p>A</text:p>
          </table:table-cell>
          <table:covered-table-cell/>
          <table:table-cell office:value-type="string" table:style-name="ce5">
            <text:p>3</text:p>
          </table:table-cell>
          <table:table-cell office:value-type="float" office:value="22" table:formula="of:=['file:///C:/Users/User/Desktop/SUBPLAN/PORTAL%20DA%20TRANSPAR%CANCIA/PORTARIAS%20SOF/2021/Agosto/1%20-%20MPF/anexo_I_servidores_2021_ods.ods'#Anexo_1_Tabela_1_Quantitativo_F.E37]+['file:///C:/Users/User/Desktop/SUBPLAN/PORTAL%20DA%20TRANSPAR%CANCIA/PORTARIAS%20SOF/2021/Agosto/2%20-%20MPM/Anexo-I-tabela-1-Quantitativo_Fisico_Pessoal_Servidores-DAP.ods'#Quantitativo_Fisico_Pessoal.E31]+['file:///C:/Users/User/Desktop/SUBPLAN/PORTAL%20DA%20TRANSPAR%CANCIA/PORTARIAS%20SOF/2021/Agosto/3%20-%20MPDFT/anexo_i_-_tabela_1.xls'#Quantitativo_Fisico_Pessoal_Ser.E33]+['file:///C:/Users/User/Desktop/SUBPLAN/PORTAL%20DA%20TRANSPAR%CANCIA/PORTARIAS%20SOF/2021/Agosto/4%20-%20MPT/Anexo_1_Tabela_1_Quantitativo_Servidores_2021_08_MPT.ods'#Anexo_1_Tabela_1_Quantitativo_S.E35]+['file:///C:/Users/User/Desktop/SUBPLAN/PORTAL%20DA%20TRANSPAR%CANCIA/PORTARIAS%20SOF/2021/Agosto/5%20-%20ESMPU/AnexoIServidoresESMPUAGO2021.ods'#Quantitativo_Fisico_Pessoal_Ser.E19]" table:style-name="ce6">
            <text:p>22</text:p>
          </table:table-cell>
          <table:table-cell office:value-type="float" office:value="55" table:formula="of:=['file:///C:/Users/User/Desktop/SUBPLAN/PORTAL%20DA%20TRANSPAR%CANCIA/PORTARIAS%20SOF/2021/Agosto/1%20-%20MPF/anexo_I_servidores_2021_ods.ods'#Anexo_1_Tabela_1_Quantitativo_F.F37]+['file:///C:/Users/User/Desktop/SUBPLAN/PORTAL%20DA%20TRANSPAR%CANCIA/PORTARIAS%20SOF/2021/Agosto/2%20-%20MPM/Anexo-I-tabela-1-Quantitativo_Fisico_Pessoal_Servidores-DAP.ods'#Quantitativo_Fisico_Pessoal.F31]+['file:///C:/Users/User/Desktop/SUBPLAN/PORTAL%20DA%20TRANSPAR%CANCIA/PORTARIAS%20SOF/2021/Agosto/3%20-%20MPDFT/anexo_i_-_tabela_1.xls'#Quantitativo_Fisico_Pessoal_Ser.F33]+['file:///C:/Users/User/Desktop/SUBPLAN/PORTAL%20DA%20TRANSPAR%CANCIA/PORTARIAS%20SOF/2021/Agosto/4%20-%20MPT/Anexo_1_Tabela_1_Quantitativo_Servidores_2021_08_MPT.ods'#Anexo_1_Tabela_1_Quantitativo_S.F35]+['file:///C:/Users/User/Desktop/SUBPLAN/PORTAL%20DA%20TRANSPAR%CANCIA/PORTARIAS%20SOF/2021/Agosto/5%20-%20ESMPU/AnexoIServidoresESMPUAGO2021.ods'#Quantitativo_Fisico_Pessoal_Ser.F19]" table:style-name="ce6">
            <text:p>55</text:p>
          </table:table-cell>
          <table:table-cell office:value-type="float" office:value="77" table:formula="of:=[.H33]+[.I33]" table:style-name="ce7">
            <text:p>77</text:p>
          </table:table-cell>
          <table:covered-table-cell/>
          <table:covered-table-cell/>
          <table:table-cell office:value-type="float" office:value="3" table:formula="of:=['file:///C:/Users/User/Desktop/SUBPLAN/PORTAL%20DA%20TRANSPAR%CANCIA/PORTARIAS%20SOF/2021/Agosto/1%20-%20MPF/anexo_I_servidores_2021_ods.ods'#Anexo_1_Tabela_1_Quantitativo_F.J37]+['file:///C:/Users/User/Desktop/SUBPLAN/PORTAL%20DA%20TRANSPAR%CANCIA/PORTARIAS%20SOF/2021/Agosto/2%20-%20MPM/Anexo-I-tabela-1-Quantitativo_Fisico_Pessoal_Servidores-DAP.ods'#Quantitativo_Fisico_Pessoal.J31]+['file:///C:/Users/User/Desktop/SUBPLAN/PORTAL%20DA%20TRANSPAR%CANCIA/PORTARIAS%20SOF/2021/Agosto/3%20-%20MPDFT/anexo_i_-_tabela_1.xls'#Quantitativo_Fisico_Pessoal_Ser.J33]+['file:///C:/Users/User/Desktop/SUBPLAN/PORTAL%20DA%20TRANSPAR%CANCIA/PORTARIAS%20SOF/2021/Agosto/4%20-%20MPT/Anexo_1_Tabela_1_Quantitativo_Servidores_2021_08_MPT.ods'#Anexo_1_Tabela_1_Quantitativo_S.J35]+['file:///C:/Users/User/Desktop/SUBPLAN/PORTAL%20DA%20TRANSPAR%CANCIA/PORTARIAS%20SOF/2021/Agosto/5%20-%20ESMPU/AnexoIServidoresESMPUAGO2021.ods'#Quantitativo_Fisico_Pessoal_Ser.J33]" table:style-name="ce6">
            <text:p>3</text:p>
          </table:table-cell>
          <table:table-cell office:value-type="float" office:value="3" table:formula="of:=['file:///C:/Users/User/Desktop/SUBPLAN/PORTAL%20DA%20TRANSPAR%CANCIA/PORTARIAS%20SOF/2021/Agosto/1%20-%20MPF/anexo_I_servidores_2021_ods.ods'#Anexo_1_Tabela_1_Quantitativo_F.K37]+['file:///C:/Users/User/Desktop/SUBPLAN/PORTAL%20DA%20TRANSPAR%CANCIA/PORTARIAS%20SOF/2021/Agosto/2%20-%20MPM/Anexo-I-tabela-1-Quantitativo_Fisico_Pessoal_Servidores-DAP.ods'#Quantitativo_Fisico_Pessoal.K31]+['file:///C:/Users/User/Desktop/SUBPLAN/PORTAL%20DA%20TRANSPAR%CANCIA/PORTARIAS%20SOF/2021/Agosto/3%20-%20MPDFT/anexo_i_-_tabela_1.xls'#Quantitativo_Fisico_Pessoal_Ser.K33]+['file:///C:/Users/User/Desktop/SUBPLAN/PORTAL%20DA%20TRANSPAR%CANCIA/PORTARIAS%20SOF/2021/Agosto/4%20-%20MPT/Anexo_1_Tabela_1_Quantitativo_Servidores_2021_08_MPT.ods'#Anexo_1_Tabela_1_Quantitativo_S.K35]+['file:///C:/Users/User/Desktop/SUBPLAN/PORTAL%20DA%20TRANSPAR%CANCIA/PORTARIAS%20SOF/2021/Agosto/5%20-%20ESMPU/AnexoIServidoresESMPUAGO2021.ods'#Quantitativo_Fisico_Pessoal_Ser.K33]" table:style-name="ce6">
            <text:p>3</text:p>
          </table:table-cell>
          <table:table-cell office:value-type="float" office:value="6" table:formula="of:=[.M33]+[.N33]" table:style-name="ce7">
            <text:p>6</text:p>
          </table:table-cell>
          <table:table-cell office:value-type="float" office:value="9" table:formula="of:=['file:///C:/Users/User/Desktop/SUBPLAN/PORTAL%20DA%20TRANSPAR%CANCIA/PORTARIAS%20SOF/2021/Agosto/1%20-%20MPF/anexo_I_servidores_2021_ods.ods'#Anexo_1_Tabela_1_Quantitativo_F.M37]+['file:///C:/Users/User/Desktop/SUBPLAN/PORTAL%20DA%20TRANSPAR%CANCIA/PORTARIAS%20SOF/2021/Agosto/2%20-%20MPM/Anexo-I-tabela-1-Quantitativo_Fisico_Pessoal_Servidores-DAP.ods'#Quantitativo_Fisico_Pessoal.M31]+['file:///C:/Users/User/Desktop/SUBPLAN/PORTAL%20DA%20TRANSPAR%CANCIA/PORTARIAS%20SOF/2021/Agosto/3%20-%20MPDFT/anexo_i_-_tabela_1.xls'#Quantitativo_Fisico_Pessoal_Ser.M33]+['file:///C:/Users/User/Desktop/SUBPLAN/PORTAL%20DA%20TRANSPAR%CANCIA/PORTARIAS%20SOF/2021/Agosto/4%20-%20MPT/Anexo_1_Tabela_1_Quantitativo_Servidores_2021_08_MPT.ods'#Anexo_1_Tabela_1_Quantitativo_S.M35]+['file:///C:/Users/User/Desktop/SUBPLAN/PORTAL%20DA%20TRANSPAR%CANCIA/PORTARIAS%20SOF/2021/Agosto/5%20-%20ESMPU/AnexoIServidoresESMPUAGO2021.ods'#Quantitativo_Fisico_Pessoal_Ser.M33]" table:style-name="ce6">
            <text:p>9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1" table:formula="of:=['file:///C:/Users/User/Desktop/SUBPLAN/PORTAL%20DA%20TRANSPAR%CANCIA/PORTARIAS%20SOF/2021/Agosto/1%20-%20MPF/anexo_I_servidores_2021_ods.ods'#Anexo_1_Tabela_1_Quantitativo_F.E38]+['file:///C:/Users/User/Desktop/SUBPLAN/PORTAL%20DA%20TRANSPAR%CANCIA/PORTARIAS%20SOF/2021/Agosto/2%20-%20MPM/Anexo-I-tabela-1-Quantitativo_Fisico_Pessoal_Servidores-DAP.ods'#Quantitativo_Fisico_Pessoal.E32]+['file:///C:/Users/User/Desktop/SUBPLAN/PORTAL%20DA%20TRANSPAR%CANCIA/PORTARIAS%20SOF/2021/Agosto/3%20-%20MPDFT/anexo_i_-_tabela_1.xls'#Quantitativo_Fisico_Pessoal_Ser.E34]+['file:///C:/Users/User/Desktop/SUBPLAN/PORTAL%20DA%20TRANSPAR%CANCIA/PORTARIAS%20SOF/2021/Agosto/4%20-%20MPT/Anexo_1_Tabela_1_Quantitativo_Servidores_2021_08_MPT.ods'#Anexo_1_Tabela_1_Quantitativo_S.E36]+['file:///C:/Users/User/Desktop/SUBPLAN/PORTAL%20DA%20TRANSPAR%CANCIA/PORTARIAS%20SOF/2021/Agosto/5%20-%20ESMPU/AnexoIServidoresESMPUAGO2021.ods'#Quantitativo_Fisico_Pessoal_Ser.E20]" table:style-name="ce6">
            <text:p>1</text:p>
          </table:table-cell>
          <table:table-cell office:value-type="float" office:value="84" table:formula="of:=['file:///C:/Users/User/Desktop/SUBPLAN/PORTAL%20DA%20TRANSPAR%CANCIA/PORTARIAS%20SOF/2021/Agosto/1%20-%20MPF/anexo_I_servidores_2021_ods.ods'#Anexo_1_Tabela_1_Quantitativo_F.F38]+['file:///C:/Users/User/Desktop/SUBPLAN/PORTAL%20DA%20TRANSPAR%CANCIA/PORTARIAS%20SOF/2021/Agosto/2%20-%20MPM/Anexo-I-tabela-1-Quantitativo_Fisico_Pessoal_Servidores-DAP.ods'#Quantitativo_Fisico_Pessoal.F32]+['file:///C:/Users/User/Desktop/SUBPLAN/PORTAL%20DA%20TRANSPAR%CANCIA/PORTARIAS%20SOF/2021/Agosto/3%20-%20MPDFT/anexo_i_-_tabela_1.xls'#Quantitativo_Fisico_Pessoal_Ser.F34]+['file:///C:/Users/User/Desktop/SUBPLAN/PORTAL%20DA%20TRANSPAR%CANCIA/PORTARIAS%20SOF/2021/Agosto/4%20-%20MPT/Anexo_1_Tabela_1_Quantitativo_Servidores_2021_08_MPT.ods'#Anexo_1_Tabela_1_Quantitativo_S.F36]+['file:///C:/Users/User/Desktop/SUBPLAN/PORTAL%20DA%20TRANSPAR%CANCIA/PORTARIAS%20SOF/2021/Agosto/5%20-%20ESMPU/AnexoIServidoresESMPUAGO2021.ods'#Quantitativo_Fisico_Pessoal_Ser.F20]" table:style-name="ce6">
            <text:p>84</text:p>
          </table:table-cell>
          <table:table-cell office:value-type="float" office:value="85" table:formula="of:=[.H34]+[.I34]" table:style-name="ce7">
            <text:p>85</text:p>
          </table:table-cell>
          <table:covered-table-cell/>
          <table:covered-table-cell/>
          <table:table-cell office:value-type="float" office:value="0" table:formula="of:=['file:///C:/Users/User/Desktop/SUBPLAN/PORTAL%20DA%20TRANSPAR%CANCIA/PORTARIAS%20SOF/2021/Agosto/1%20-%20MPF/anexo_I_servidores_2021_ods.ods'#Anexo_1_Tabela_1_Quantitativo_F.J38]+['file:///C:/Users/User/Desktop/SUBPLAN/PORTAL%20DA%20TRANSPAR%CANCIA/PORTARIAS%20SOF/2021/Agosto/2%20-%20MPM/Anexo-I-tabela-1-Quantitativo_Fisico_Pessoal_Servidores-DAP.ods'#Quantitativo_Fisico_Pessoal.J32]+['file:///C:/Users/User/Desktop/SUBPLAN/PORTAL%20DA%20TRANSPAR%CANCIA/PORTARIAS%20SOF/2021/Agosto/3%20-%20MPDFT/anexo_i_-_tabela_1.xls'#Quantitativo_Fisico_Pessoal_Ser.J34]+['file:///C:/Users/User/Desktop/SUBPLAN/PORTAL%20DA%20TRANSPAR%CANCIA/PORTARIAS%20SOF/2021/Agosto/4%20-%20MPT/Anexo_1_Tabela_1_Quantitativo_Servidores_2021_08_MPT.ods'#Anexo_1_Tabela_1_Quantitativo_S.J36]+['file:///C:/Users/User/Desktop/SUBPLAN/PORTAL%20DA%20TRANSPAR%CANCIA/PORTARIAS%20SOF/2021/Agosto/5%20-%20ESMPU/AnexoIServidoresESMPUAGO2021.ods'#Quantitativo_Fisico_Pessoal_Ser.J34]" table:style-name="ce6">
            <text:p>0</text:p>
          </table:table-cell>
          <table:table-cell office:value-type="float" office:value="1" table:formula="of:=['file:///C:/Users/User/Desktop/SUBPLAN/PORTAL%20DA%20TRANSPAR%CANCIA/PORTARIAS%20SOF/2021/Agosto/1%20-%20MPF/anexo_I_servidores_2021_ods.ods'#Anexo_1_Tabela_1_Quantitativo_F.K38]+['file:///C:/Users/User/Desktop/SUBPLAN/PORTAL%20DA%20TRANSPAR%CANCIA/PORTARIAS%20SOF/2021/Agosto/2%20-%20MPM/Anexo-I-tabela-1-Quantitativo_Fisico_Pessoal_Servidores-DAP.ods'#Quantitativo_Fisico_Pessoal.K32]+['file:///C:/Users/User/Desktop/SUBPLAN/PORTAL%20DA%20TRANSPAR%CANCIA/PORTARIAS%20SOF/2021/Agosto/3%20-%20MPDFT/anexo_i_-_tabela_1.xls'#Quantitativo_Fisico_Pessoal_Ser.K34]+['file:///C:/Users/User/Desktop/SUBPLAN/PORTAL%20DA%20TRANSPAR%CANCIA/PORTARIAS%20SOF/2021/Agosto/4%20-%20MPT/Anexo_1_Tabela_1_Quantitativo_Servidores_2021_08_MPT.ods'#Anexo_1_Tabela_1_Quantitativo_S.K36]+['file:///C:/Users/User/Desktop/SUBPLAN/PORTAL%20DA%20TRANSPAR%CANCIA/PORTARIAS%20SOF/2021/Agosto/5%20-%20ESMPU/AnexoIServidoresESMPUAGO2021.ods'#Quantitativo_Fisico_Pessoal_Ser.K34]" table:style-name="ce6">
            <text:p>1</text:p>
          </table:table-cell>
          <table:table-cell office:value-type="float" office:value="1" table:formula="of:=[.M34]+[.N34]" table:style-name="ce7">
            <text:p>1</text:p>
          </table:table-cell>
          <table:table-cell office:value-type="float" office:value="3" table:formula="of:=['file:///C:/Users/User/Desktop/SUBPLAN/PORTAL%20DA%20TRANSPAR%CANCIA/PORTARIAS%20SOF/2021/Agosto/1%20-%20MPF/anexo_I_servidores_2021_ods.ods'#Anexo_1_Tabela_1_Quantitativo_F.M38]+['file:///C:/Users/User/Desktop/SUBPLAN/PORTAL%20DA%20TRANSPAR%CANCIA/PORTARIAS%20SOF/2021/Agosto/2%20-%20MPM/Anexo-I-tabela-1-Quantitativo_Fisico_Pessoal_Servidores-DAP.ods'#Quantitativo_Fisico_Pessoal.M32]+['file:///C:/Users/User/Desktop/SUBPLAN/PORTAL%20DA%20TRANSPAR%CANCIA/PORTARIAS%20SOF/2021/Agosto/3%20-%20MPDFT/anexo_i_-_tabela_1.xls'#Quantitativo_Fisico_Pessoal_Ser.M34]+['file:///C:/Users/User/Desktop/SUBPLAN/PORTAL%20DA%20TRANSPAR%CANCIA/PORTARIAS%20SOF/2021/Agosto/4%20-%20MPT/Anexo_1_Tabela_1_Quantitativo_Servidores_2021_08_MPT.ods'#Anexo_1_Tabela_1_Quantitativo_S.M36]+['file:///C:/Users/User/Desktop/SUBPLAN/PORTAL%20DA%20TRANSPAR%CANCIA/PORTARIAS%20SOF/2021/Agosto/5%20-%20ESMPU/AnexoIServidoresESMPUAGO2021.ods'#Quantitativo_Fisico_Pessoal_Ser.M34]" table:style-name="ce6">
            <text:p>3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1" table:formula="of:=['file:///C:/Users/User/Desktop/SUBPLAN/PORTAL%20DA%20TRANSPAR%CANCIA/PORTARIAS%20SOF/2021/Agosto/1%20-%20MPF/anexo_I_servidores_2021_ods.ods'#Anexo_1_Tabela_1_Quantitativo_F.E39]+['file:///C:/Users/User/Desktop/SUBPLAN/PORTAL%20DA%20TRANSPAR%CANCIA/PORTARIAS%20SOF/2021/Agosto/2%20-%20MPM/Anexo-I-tabela-1-Quantitativo_Fisico_Pessoal_Servidores-DAP.ods'#Quantitativo_Fisico_Pessoal.E33]+['file:///C:/Users/User/Desktop/SUBPLAN/PORTAL%20DA%20TRANSPAR%CANCIA/PORTARIAS%20SOF/2021/Agosto/3%20-%20MPDFT/anexo_i_-_tabela_1.xls'#Quantitativo_Fisico_Pessoal_Ser.E35]+['file:///C:/Users/User/Desktop/SUBPLAN/PORTAL%20DA%20TRANSPAR%CANCIA/PORTARIAS%20SOF/2021/Agosto/4%20-%20MPT/Anexo_1_Tabela_1_Quantitativo_Servidores_2021_08_MPT.ods'#Anexo_1_Tabela_1_Quantitativo_S.E37]+['file:///C:/Users/User/Desktop/SUBPLAN/PORTAL%20DA%20TRANSPAR%CANCIA/PORTARIAS%20SOF/2021/Agosto/5%20-%20ESMPU/AnexoIServidoresESMPUAGO2021.ods'#Quantitativo_Fisico_Pessoal_Ser.E21]" table:style-name="ce6">
            <text:p>1</text:p>
          </table:table-cell>
          <table:table-cell office:value-type="float" office:value="45" table:formula="of:=['file:///C:/Users/User/Desktop/SUBPLAN/PORTAL%20DA%20TRANSPAR%CANCIA/PORTARIAS%20SOF/2021/Agosto/1%20-%20MPF/anexo_I_servidores_2021_ods.ods'#Anexo_1_Tabela_1_Quantitativo_F.F39]+['file:///C:/Users/User/Desktop/SUBPLAN/PORTAL%20DA%20TRANSPAR%CANCIA/PORTARIAS%20SOF/2021/Agosto/2%20-%20MPM/Anexo-I-tabela-1-Quantitativo_Fisico_Pessoal_Servidores-DAP.ods'#Quantitativo_Fisico_Pessoal.F33]+['file:///C:/Users/User/Desktop/SUBPLAN/PORTAL%20DA%20TRANSPAR%CANCIA/PORTARIAS%20SOF/2021/Agosto/3%20-%20MPDFT/anexo_i_-_tabela_1.xls'#Quantitativo_Fisico_Pessoal_Ser.F35]+['file:///C:/Users/User/Desktop/SUBPLAN/PORTAL%20DA%20TRANSPAR%CANCIA/PORTARIAS%20SOF/2021/Agosto/4%20-%20MPT/Anexo_1_Tabela_1_Quantitativo_Servidores_2021_08_MPT.ods'#Anexo_1_Tabela_1_Quantitativo_S.F37]+['file:///C:/Users/User/Desktop/SUBPLAN/PORTAL%20DA%20TRANSPAR%CANCIA/PORTARIAS%20SOF/2021/Agosto/5%20-%20ESMPU/AnexoIServidoresESMPUAGO2021.ods'#Quantitativo_Fisico_Pessoal_Ser.F21]" table:style-name="ce6">
            <text:p>45</text:p>
          </table:table-cell>
          <table:table-cell office:value-type="float" office:value="46" table:formula="of:=[.H35]+[.I35]" table:style-name="ce7">
            <text:p>46</text:p>
          </table:table-cell>
          <table:covered-table-cell/>
          <table:covered-table-cell/>
          <table:table-cell office:value-type="float" office:value="1" table:formula="of:=['file:///C:/Users/User/Desktop/SUBPLAN/PORTAL%20DA%20TRANSPAR%CANCIA/PORTARIAS%20SOF/2021/Agosto/1%20-%20MPF/anexo_I_servidores_2021_ods.ods'#Anexo_1_Tabela_1_Quantitativo_F.J39]+['file:///C:/Users/User/Desktop/SUBPLAN/PORTAL%20DA%20TRANSPAR%CANCIA/PORTARIAS%20SOF/2021/Agosto/2%20-%20MPM/Anexo-I-tabela-1-Quantitativo_Fisico_Pessoal_Servidores-DAP.ods'#Quantitativo_Fisico_Pessoal.J33]+['file:///C:/Users/User/Desktop/SUBPLAN/PORTAL%20DA%20TRANSPAR%CANCIA/PORTARIAS%20SOF/2021/Agosto/3%20-%20MPDFT/anexo_i_-_tabela_1.xls'#Quantitativo_Fisico_Pessoal_Ser.J35]+['file:///C:/Users/User/Desktop/SUBPLAN/PORTAL%20DA%20TRANSPAR%CANCIA/PORTARIAS%20SOF/2021/Agosto/4%20-%20MPT/Anexo_1_Tabela_1_Quantitativo_Servidores_2021_08_MPT.ods'#Anexo_1_Tabela_1_Quantitativo_S.J37]+['file:///C:/Users/User/Desktop/SUBPLAN/PORTAL%20DA%20TRANSPAR%CANCIA/PORTARIAS%20SOF/2021/Agosto/5%20-%20ESMPU/AnexoIServidoresESMPUAGO2021.ods'#Quantitativo_Fisico_Pessoal_Ser.J35]" table:style-name="ce6">
            <text:p>1</text:p>
          </table:table-cell>
          <table:table-cell office:value-type="float" office:value="1" table:formula="of:=['file:///C:/Users/User/Desktop/SUBPLAN/PORTAL%20DA%20TRANSPAR%CANCIA/PORTARIAS%20SOF/2021/Agosto/1%20-%20MPF/anexo_I_servidores_2021_ods.ods'#Anexo_1_Tabela_1_Quantitativo_F.K39]+['file:///C:/Users/User/Desktop/SUBPLAN/PORTAL%20DA%20TRANSPAR%CANCIA/PORTARIAS%20SOF/2021/Agosto/2%20-%20MPM/Anexo-I-tabela-1-Quantitativo_Fisico_Pessoal_Servidores-DAP.ods'#Quantitativo_Fisico_Pessoal.K33]+['file:///C:/Users/User/Desktop/SUBPLAN/PORTAL%20DA%20TRANSPAR%CANCIA/PORTARIAS%20SOF/2021/Agosto/3%20-%20MPDFT/anexo_i_-_tabela_1.xls'#Quantitativo_Fisico_Pessoal_Ser.K35]+['file:///C:/Users/User/Desktop/SUBPLAN/PORTAL%20DA%20TRANSPAR%CANCIA/PORTARIAS%20SOF/2021/Agosto/4%20-%20MPT/Anexo_1_Tabela_1_Quantitativo_Servidores_2021_08_MPT.ods'#Anexo_1_Tabela_1_Quantitativo_S.K37]+['file:///C:/Users/User/Desktop/SUBPLAN/PORTAL%20DA%20TRANSPAR%CANCIA/PORTARIAS%20SOF/2021/Agosto/5%20-%20ESMPU/AnexoIServidoresESMPUAGO2021.ods'#Quantitativo_Fisico_Pessoal_Ser.K35]" table:style-name="ce6">
            <text:p>1</text:p>
          </table:table-cell>
          <table:table-cell office:value-type="float" office:value="2" table:formula="of:=[.M35]+[.N35]" table:style-name="ce7">
            <text:p>2</text:p>
          </table:table-cell>
          <table:table-cell office:value-type="float" office:value="1" table:formula="of:=['file:///C:/Users/User/Desktop/SUBPLAN/PORTAL%20DA%20TRANSPAR%CANCIA/PORTARIAS%20SOF/2021/Agosto/1%20-%20MPF/anexo_I_servidores_2021_ods.ods'#Anexo_1_Tabela_1_Quantitativo_F.M39]+['file:///C:/Users/User/Desktop/SUBPLAN/PORTAL%20DA%20TRANSPAR%CANCIA/PORTARIAS%20SOF/2021/Agosto/2%20-%20MPM/Anexo-I-tabela-1-Quantitativo_Fisico_Pessoal_Servidores-DAP.ods'#Quantitativo_Fisico_Pessoal.M33]+['file:///C:/Users/User/Desktop/SUBPLAN/PORTAL%20DA%20TRANSPAR%CANCIA/PORTARIAS%20SOF/2021/Agosto/3%20-%20MPDFT/anexo_i_-_tabela_1.xls'#Quantitativo_Fisico_Pessoal_Ser.M35]+['file:///C:/Users/User/Desktop/SUBPLAN/PORTAL%20DA%20TRANSPAR%CANCIA/PORTARIAS%20SOF/2021/Agosto/4%20-%20MPT/Anexo_1_Tabela_1_Quantitativo_Servidores_2021_08_MPT.ods'#Anexo_1_Tabela_1_Quantitativo_S.M37]+['file:///C:/Users/User/Desktop/SUBPLAN/PORTAL%20DA%20TRANSPAR%CANCIA/PORTARIAS%20SOF/2021/Agosto/5%20-%20ESMPU/AnexoIServidoresESMPUAGO2021.ods'#Quantitativo_Fisico_Pessoal_Ser.M35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20"/>
          <table:covered-table-cell/>
          <table:table-cell table:style-name="ce8"/>
          <table:table-cell office:value-type="float" office:value="9073" table:formula="of:=SUM([.H23:.H35])" table:style-name="ce9">
            <text:p>9.073</text:p>
          </table:table-cell>
          <table:table-cell office:value-type="float" office:value="212" table:formula="of:=SUM([.I23:.I35])" table:style-name="ce9">
            <text:p>212</text:p>
          </table:table-cell>
          <table:table-cell office:value-type="float" office:value="9285" table:formula="of:=SUM([.J23:.J35])" table:style-name="ce9">
            <text:p>9.285</text:p>
          </table:table-cell>
          <table:table-cell office:value-type="float" office:value="1734" table:formula="of:=[.K23]" table:style-name="ce9">
            <text:p>1.734</text:p>
          </table:table-cell>
          <table:table-cell office:value-type="float" office:value="11019" table:formula="of:=[.L23]" table:style-name="ce9">
            <text:p>11.019</text:p>
          </table:table-cell>
          <table:table-cell office:value-type="float" office:value="1614" table:formula="of:=SUM([.M23:.M35])" table:style-name="ce9">
            <text:p>1.614</text:p>
          </table:table-cell>
          <table:table-cell office:value-type="float" office:value="473" table:formula="of:=SUM([.N23:.N35])" table:style-name="ce9">
            <text:p>473</text:p>
          </table:table-cell>
          <table:table-cell office:value-type="float" office:value="2087" table:formula="of:=SUM([.O23:.O35])" table:style-name="ce9">
            <text:p>2.087</text:p>
          </table:table-cell>
          <table:table-cell office:value-type="float" office:value="608" table:formula="of:=SUM([.P23:.P35])" table:style-name="ce9">
            <text:p>608</text:p>
          </table:table-cell>
          <table:table-cell table:style-name="ce2"/>
          <table:table-cell table:number-columns-repeated="16367"/>
        </table:table-row>
        <table:table-row table:style-name="ro9"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style-name="ce8"/>
          <table:table-cell office:value-type="float" office:value="13835" table:formula="of:=[.H36]+[.H22]" table:style-name="ce9">
            <text:p>13.835</text:p>
          </table:table-cell>
          <table:table-cell office:value-type="float" office:value="374" table:formula="of:=[.I36]+[.I22]" table:style-name="ce9">
            <text:p>374</text:p>
          </table:table-cell>
          <table:table-cell office:value-type="float" office:value="14209" table:formula="of:=[.J36]+[.J22]" table:style-name="ce9">
            <text:p>14.209</text:p>
          </table:table-cell>
          <table:table-cell office:value-type="float" office:value="3943" table:formula="of:=[.K36]+[.K22]" table:style-name="ce9">
            <text:p>3.943</text:p>
          </table:table-cell>
          <table:table-cell office:value-type="float" office:value="18152" table:formula="of:=[.L22]+[.L36]" table:style-name="ce9">
            <text:p>18.152</text:p>
          </table:table-cell>
          <table:table-cell office:value-type="float" office:value="1982" table:formula="of:=[.M36]+[.M22]" table:style-name="ce9">
            <text:p>1.982</text:p>
          </table:table-cell>
          <table:table-cell office:value-type="float" office:value="536" table:formula="of:=[.N36]+[.N22]" table:style-name="ce9">
            <text:p>536</text:p>
          </table:table-cell>
          <table:table-cell office:value-type="float" office:value="2517" table:formula="of:=[.O36]+[.O22]" table:style-name="ce9">
            <text:p>2.517</text:p>
          </table:table-cell>
          <table:table-cell office:value-type="float" office:value="688" table:formula="of:=[.P36]+[.P22]" table:style-name="ce9">
            <text:p>688</text:p>
          </table:table-cell>
          <table:table-cell table:style-name="ce2"/>
          <table:table-cell table:number-columns-repeated="16367"/>
        </table:table-row>
        <table:table-row table:style-name="ro8">
          <table:table-cell table:style-name="ce10"/>
          <table:table-cell table:number-columns-repeated="16" table:style-name="ce2"/>
          <table:table-cell table:number-columns-repeated="16367"/>
        </table:table-row>
        <table:table-row table:style-name="ro10">
          <table:table-cell office:value-type="string" table:number-columns-spanned="16" table:number-rows-spanned="1" table:style-name="ce22">
            <text:p>OBS: O MPF possui a 1 pessoa a mais na coluna APOSENTADORIA classificada como OUTROS.<text:s/></text:p>
          </table:table-cell>
          <table:covered-table-cell table:number-columns-repeated="15"/>
          <table:table-cell table:number-columns-repeated="16368" table:style-name="ce1"/>
        </table:table-row>
        <table:table-row table:style-name="ro4">
          <table:table-cell office:value-type="string" table:style-name="ce2">
            <text:p>Atualização em 19/09/2021</text:p>
          </table:table-cell>
          <table:table-cell table:number-columns-repeated="6" table:style-name="ce2"/>
          <table:table-cell table:style-name="ce11"/>
          <table:table-cell table:number-columns-repeated="16376" table:style-name="ce1"/>
        </table:table-row>
        <table:table-row table:number-rows-repeated="1048536" table:style-name="ro11">
          <table:table-cell table:number-columns-repeated="16384"/>
        </table:table-row>
      </table:table>
      <table:table table:name="'file:///C:/Users/User/Desktop/SUBPLAN/PORTAL%20DA%20TRANSPARÊNCIA/PORTARIAS%20SOF/2021/Agosto/1%20-%20MPF/anexo_I_servidores_2021_ods.ods'#Anexo_1_Tabela_1_Quantitativo_F" table:style-name="ta2">
        <table:table-source xlink:href="file:///C:/Users/User/Desktop/SUBPLAN/PORTAL%20DA%20TRANSPARÊNCIA/PORTARIAS%20SOF/2021/Agosto/1%20-%20MPF/anexo_I_servidores_2021_ods.ods" table:table-name="Anexo_1_Tabela_1_Quantitativo_F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4"/>
          <table:table-cell office:value-type="float" office:value="1394"/>
          <table:table-cell office:value-type="float" office:value="3"/>
          <table:table-cell table:number-columns-repeated="3"/>
          <table:table-cell office:value-type="float" office:value="202"/>
          <table:table-cell office:value-type="float" office:value="27"/>
          <table:table-cell/>
          <table:table-cell office:value-type="float" office:value="37"/>
          <table:table-cell table:number-columns-repeated="16371"/>
        </table:table-row>
        <table:table-row>
          <table:table-cell table:number-columns-repeated="4"/>
          <table:table-cell office:value-type="float" office:value="39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96"/>
          <table:table-cell office:value-type="float" office:value="1"/>
          <table:table-cell table:number-columns-repeated="3"/>
          <table:table-cell office:value-type="float" office:value="5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87"/>
          <table:table-cell office:value-type="float" office:value="1"/>
          <table:table-cell table:number-columns-repeated="3"/>
          <table:table-cell office:value-type="float" office:value="1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12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364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2"/>
          <table:table-cell table:number-columns-repeated="16371"/>
        </table:table-row>
        <table:table-row>
          <table:table-cell table:number-columns-repeated="4"/>
          <table:table-cell office:value-type="float" office:value="137"/>
          <table:table-cell office:value-type="float" office:value="0"/>
          <table:table-cell table:number-columns-repeated="3"/>
          <table:table-cell office:value-type="float" office:value="2"/>
          <table:table-cell office:value-type="float" office:value="1"/>
          <table:table-cell/>
          <table:table-cell office:value-type="float" office:value="2"/>
          <table:table-cell table:number-columns-repeated="16371"/>
        </table:table-row>
        <table:table-row>
          <table:table-cell table:number-columns-repeated="4"/>
          <table:table-cell office:value-type="float" office:value="23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05"/>
          <table:table-cell office:value-type="float" office:value="8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0"/>
          <table:table-cell office:value-type="float" office:value="6"/>
          <table:table-cell table:number-columns-repeated="3"/>
          <table:table-cell office:value-type="float" office:value="0"/>
          <table:table-cell office:value-type="float" office:value="2"/>
          <table:table-cell/>
          <table:table-cell office:value-type="float" office:value="4"/>
          <table:table-cell table:number-columns-repeated="16371"/>
        </table:table-row>
        <table:table-row>
          <table:table-cell table:number-columns-repeated="4"/>
          <table:table-cell office:value-type="float" office:value="9"/>
          <table:table-cell office:value-type="float" office:value="39"/>
          <table:table-cell table:number-columns-repeated="3"/>
          <table:table-cell office:value-type="float" office:value="0"/>
          <table:table-cell office:value-type="float" office:value="2"/>
          <table:table-cell/>
          <table:table-cell office:value-type="float" office:value="2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28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7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16384"/>
        </table:table-row>
        <table:table-row>
          <table:table-cell table:number-columns-repeated="7"/>
          <table:table-cell office:value-type="float" office:value="1142"/>
          <table:table-cell table:number-columns-repeated="16376"/>
        </table:table-row>
        <table:table-row table:number-rows-repeated="2">
          <table:table-cell table:number-columns-repeated="16384"/>
        </table:table-row>
        <table:table-row>
          <table:table-cell table:number-columns-repeated="4"/>
          <table:table-cell office:value-type="float" office:value="3590"/>
          <table:table-cell office:value-type="float" office:value="12"/>
          <table:table-cell table:number-columns-repeated="3"/>
          <table:table-cell office:value-type="float" office:value="1067"/>
          <table:table-cell office:value-type="float" office:value="311"/>
          <table:table-cell/>
          <table:table-cell office:value-type="float" office:value="384"/>
          <table:table-cell table:number-columns-repeated="16371"/>
        </table:table-row>
        <table:table-row>
          <table:table-cell table:number-columns-repeated="4"/>
          <table:table-cell office:value-type="float" office:value="72"/>
          <table:table-cell office:value-type="float" office:value="1"/>
          <table:table-cell table:number-columns-repeated="3"/>
          <table:table-cell office:value-type="float" office:value="6"/>
          <table:table-cell office:value-type="float" office:value="4"/>
          <table:table-cell/>
          <table:table-cell office:value-type="float" office:value="4"/>
          <table:table-cell table:number-columns-repeated="16371"/>
        </table:table-row>
        <table:table-row>
          <table:table-cell table:number-columns-repeated="4"/>
          <table:table-cell office:value-type="float" office:value="317"/>
          <table:table-cell office:value-type="float" office:value="0"/>
          <table:table-cell table:number-columns-repeated="3"/>
          <table:table-cell office:value-type="float" office:value="3"/>
          <table:table-cell office:value-type="float" office:value="4"/>
          <table:table-cell/>
          <table:table-cell office:value-type="float" office:value="7"/>
          <table:table-cell table:number-columns-repeated="16371"/>
        </table:table-row>
        <table:table-row>
          <table:table-cell table:number-columns-repeated="4"/>
          <table:table-cell office:value-type="float" office:value="245"/>
          <table:table-cell office:value-type="float" office:value="0"/>
          <table:table-cell table:number-columns-repeated="3"/>
          <table:table-cell office:value-type="float" office:value="5"/>
          <table:table-cell office:value-type="float" office:value="3"/>
          <table:table-cell/>
          <table:table-cell office:value-type="float" office:value="5"/>
          <table:table-cell table:number-columns-repeated="16371"/>
        </table:table-row>
        <table:table-row>
          <table:table-cell table:number-columns-repeated="4"/>
          <table:table-cell office:value-type="float" office:value="28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3"/>
          <table:table-cell/>
          <table:table-cell office:value-type="float" office:value="3"/>
          <table:table-cell table:number-columns-repeated="16371"/>
        </table:table-row>
        <table:table-row>
          <table:table-cell table:number-columns-repeated="4"/>
          <table:table-cell office:value-type="float" office:value="619"/>
          <table:table-cell office:value-type="float" office:value="0"/>
          <table:table-cell table:number-columns-repeated="3"/>
          <table:table-cell office:value-type="float" office:value="6"/>
          <table:table-cell office:value-type="float" office:value="2"/>
          <table:table-cell/>
          <table:table-cell office:value-type="float" office:value="2"/>
          <table:table-cell table:number-columns-repeated="16371"/>
        </table:table-row>
        <table:table-row>
          <table:table-cell table:number-columns-repeated="4"/>
          <table:table-cell office:value-type="float" office:value="296"/>
          <table:table-cell office:value-type="float" office:value="2"/>
          <table:table-cell table:number-columns-repeated="3"/>
          <table:table-cell office:value-type="float" office:value="5"/>
          <table:table-cell office:value-type="float" office:value="3"/>
          <table:table-cell/>
          <table:table-cell office:value-type="float" office:value="4"/>
          <table:table-cell table:number-columns-repeated="16371"/>
        </table:table-row>
        <table:table-row>
          <table:table-cell table:number-columns-repeated="4"/>
          <table:table-cell office:value-type="float" office:value="339"/>
          <table:table-cell office:value-type="float" office:value="0"/>
          <table:table-cell table:number-columns-repeated="3"/>
          <table:table-cell office:value-type="float" office:value="2"/>
          <table:table-cell office:value-type="float" office:value="3"/>
          <table:table-cell/>
          <table:table-cell office:value-type="float" office:value="4"/>
          <table:table-cell table:number-columns-repeated="16371"/>
        </table:table-row>
        <table:table-row>
          <table:table-cell table:number-columns-repeated="4"/>
          <table:table-cell office:value-type="float" office:value="225"/>
          <table:table-cell office:value-type="float" office:value="4"/>
          <table:table-cell table:number-columns-repeated="3"/>
          <table:table-cell office:value-type="float" office:value="1"/>
          <table:table-cell office:value-type="float" office:value="4"/>
          <table:table-cell/>
          <table:table-cell office:value-type="float" office:value="8"/>
          <table:table-cell table:number-columns-repeated="16371"/>
        </table:table-row>
        <table:table-row>
          <table:table-cell table:number-columns-repeated="4"/>
          <table:table-cell office:value-type="float" office:value="64"/>
          <table:table-cell office:value-type="float" office:value="9"/>
          <table:table-cell table:number-columns-repeated="3"/>
          <table:table-cell office:value-type="float" office:value="1"/>
          <table:table-cell office:value-type="float" office:value="2"/>
          <table:table-cell/>
          <table:table-cell office:value-type="float" office:value="2"/>
          <table:table-cell table:number-columns-repeated="16371"/>
        </table:table-row>
        <table:table-row>
          <table:table-cell table:number-columns-repeated="4"/>
          <table:table-cell office:value-type="float" office:value="14"/>
          <table:table-cell office:value-type="float" office:value="54"/>
          <table:table-cell table:number-columns-repeated="3"/>
          <table:table-cell office:value-type="float" office:value="2"/>
          <table:table-cell office:value-type="float" office:value="2"/>
          <table:table-cell/>
          <table:table-cell office:value-type="float" office:value="6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66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8"/>
          <table:table-cell table:number-columns-repeated="3"/>
          <table:table-cell office:value-type="float" office:value="1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16384"/>
        </table:table-row>
        <table:table-row>
          <table:table-cell table:number-columns-repeated="7"/>
          <table:table-cell office:value-type="float" office:value="595"/>
          <table:table-cell table:number-columns-repeated="16376"/>
        </table:table-row>
        <table:table-row table:number-rows-repeated="1048535">
          <table:table-cell table:number-columns-repeated="16376"/>
        </table:table-row>
      </table:table>
      <table:table table:name="'file:///C:/Users/User/Desktop/SUBPLAN/PORTAL%20DA%20TRANSPARÊNCIA/PORTARIAS%20SOF/2021/Agosto/1%20-%20MPF/anexo_I_servidores_2021_ods.ods'#Mozart_Reports" table:style-name="ta2">
        <table:table-source xlink:href="file:///C:/Users/User/Desktop/SUBPLAN/PORTAL%20DA%20TRANSPARÊNCIA/PORTARIAS%20SOF/2021/Agosto/1%20-%20MPF/anexo_I_servidores_2021_ods.ods" table:table-name="Mozart_Repor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L%20DA%20TRANSPARÊNCIA/PORTARIAS%20SOF/2021/Agosto/2%20-%20MPM/Anexo-I-tabela-1-Quantitativo_Fisico_Pessoal_Servidores-DAP.ods'#Quantitativo_Fisico_Pessoal" table:style-name="ta2">
        <table:table-source xlink:href="file:///C:/Users/User/Desktop/SUBPLAN/PORTAL%20DA%20TRANSPARÊNCIA/PORTARIAS%20SOF/2021/Agosto/2%20-%20MPM/Anexo-I-tabela-1-Quantitativo_Fisico_Pessoal_Servidores-DAP.ods" table:table-name="Quantitativo_Fisico_Pessoal" table:mode="copy-results-only"/>
        <table:table-column/>
        <table:table-row table:number-rows-repeated="6">
          <table:table-cell table:number-columns-repeated="16384"/>
        </table:table-row>
        <table:table-row>
          <table:table-cell table:number-columns-repeated="4"/>
          <table:table-cell office:value-type="float" office:value="86"/>
          <table:table-cell office:value-type="float" office:value="0"/>
          <table:table-cell table:number-columns-repeated="3"/>
          <table:table-cell office:value-type="float" office:value="14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9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8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6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46"/>
          <table:table-cell table:number-columns-repeated="16376"/>
        </table:table-row>
        <table:table-row>
          <table:table-cell table:number-columns-repeated="4"/>
          <table:table-cell office:value-type="float" office:value="240"/>
          <table:table-cell office:value-type="float" office:value="0"/>
          <table:table-cell table:number-columns-repeated="3"/>
          <table:table-cell office:value-type="float" office:value="75"/>
          <table:table-cell office:value-type="float" office:value="8"/>
          <table:table-cell/>
          <table:table-cell office:value-type="float" office:value="12"/>
          <table:table-cell table:number-columns-repeated="16371"/>
        </table:table-row>
        <table:table-row>
          <table:table-cell table:number-columns-repeated="4"/>
          <table:table-cell office:value-type="float" office:value="7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2"/>
          <table:table-cell table:number-columns-repeated="16371"/>
        </table:table-row>
        <table:table-row>
          <table:table-cell table:number-columns-repeated="4"/>
          <table:table-cell office:value-type="float" office:value="7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6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16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1"/>
          <table:table-cell table:number-columns-repeated="3"/>
          <table:table-cell office:value-type="float" office:value="1"/>
          <table:table-cell office:value-type="float" office:value="1"/>
          <table:table-cell/>
          <table:table-cell office:value-type="float" office:value="3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31"/>
          <table:table-cell table:number-columns-repeated="16376"/>
        </table:table-row>
        <table:table-row table:number-rows-repeated="1048542">
          <table:table-cell table:number-columns-repeated="16376"/>
        </table:table-row>
      </table:table>
      <table:table table:name="'file:///C:/Users/User/Desktop/SUBPLAN/PORTAL%20DA%20TRANSPARÊNCIA/PORTARIAS%20SOF/2021/Agosto/3%20-%20MPDFT/anexo_i_-_tabela_1.xls'#Quantitativo_Fisico_Pessoal_Ser" table:style-name="ta2">
        <table:table-source xlink:href="file:///C:/Users/User/Desktop/SUBPLAN/PORTAL%20DA%20TRANSPARÊNCIA/PORTARIAS%20SOF/2021/Agosto/3%20-%20MPDFT/anexo_i_-_tabela_1.xls" table:table-name="Quantitativo_Fisico_Pessoal_Ser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82"/>
          <table:table-cell office:value-type="float" office:value="0"/>
          <table:table-cell table:number-columns-repeated="3"/>
          <table:table-cell office:value-type="float" office:value="35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17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14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9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87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3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0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23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15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20"/>
          <table:table-cell table:number-columns-repeated="16376"/>
        </table:table-row>
        <table:table-row>
          <table:table-cell table:number-columns-repeated="4"/>
          <table:table-cell office:value-type="float" office:value="420"/>
          <table:table-cell office:value-type="float" office:value="0"/>
          <table:table-cell table:number-columns-repeated="3"/>
          <table:table-cell office:value-type="float" office:value="107"/>
          <table:table-cell office:value-type="float" office:value="28"/>
          <table:table-cell/>
          <table:table-cell office:value-type="float" office:value="38"/>
          <table:table-cell table:number-columns-repeated="16371"/>
        </table:table-row>
        <table:table-row>
          <table:table-cell table:number-columns-repeated="4"/>
          <table:table-cell office:value-type="float" office:value="8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7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64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16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6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2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8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12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22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50"/>
          <table:table-cell table:number-columns-repeated="16376"/>
        </table:table-row>
        <table:table-row table:number-rows-repeated="1048540">
          <table:table-cell table:number-columns-repeated="16376"/>
        </table:table-row>
      </table:table>
      <table:table table:name="'file:///C:/Users/User/Desktop/SUBPLAN/PORTAL%20DA%20TRANSPARÊNCIA/PORTARIAS%20SOF/2021/Agosto/4%20-%20MPT/Anexo_1_Tabela_1_Quantitativo_Servidores_2021_08_MPT.ods'#Anexo_1_Tabela_1_Quantitativo_S" table:style-name="ta2">
        <table:table-source xlink:href="file:///C:/Users/User/Desktop/SUBPLAN/PORTAL%20DA%20TRANSPARÊNCIA/PORTARIAS%20SOF/2021/Agosto/4%20-%20MPT/Anexo_1_Tabela_1_Quantitativo_Servidores_2021_08_MPT.ods" table:table-name="Anexo_1_Tabela_1_Quantitativo_S" table:mode="copy-results-only"/>
        <table:table-column/>
        <table:table-row table:number-rows-repeated="10">
          <table:table-cell table:number-columns-repeated="16384"/>
        </table:table-row>
        <table:table-row>
          <table:table-cell table:number-columns-repeated="4"/>
          <table:table-cell office:value-type="float" office:value="527"/>
          <table:table-cell office:value-type="float" office:value="0"/>
          <table:table-cell table:number-columns-repeated="3"/>
          <table:table-cell office:value-type="float" office:value="101"/>
          <table:table-cell office:value-type="float" office:value="22"/>
          <table:table-cell/>
          <table:table-cell office:value-type="float" office:value="23"/>
          <table:table-cell table:number-columns-repeated="16371"/>
        </table:table-row>
        <table:table-row>
          <table:table-cell table:number-columns-repeated="4"/>
          <table:table-cell office:value-type="float" office:value="10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36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9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64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4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130"/>
          <table:table-cell office:value-type="float" office:value="0"/>
          <table:table-cell table:number-columns-repeated="3"/>
          <table:table-cell office:value-type="float" office:value="2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36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5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1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18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3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11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936"/>
          <table:table-cell table:number-columns-repeated="16376"/>
        </table:table-row>
        <table:table-row>
          <table:table-cell table:number-columns-repeated="4"/>
          <table:table-cell office:value-type="float" office:value="787"/>
          <table:table-cell office:value-type="float" office:value="0"/>
          <table:table-cell table:number-columns-repeated="3"/>
          <table:table-cell office:value-type="float" office:value="321"/>
          <table:table-cell office:value-type="float" office:value="87"/>
          <table:table-cell/>
          <table:table-cell office:value-type="float" office:value="112"/>
          <table:table-cell table:number-columns-repeated="16371"/>
        </table:table-row>
        <table:table-row>
          <table:table-cell table:number-columns-repeated="4"/>
          <table:table-cell office:value-type="float" office:value="74"/>
          <table:table-cell office:value-type="float" office:value="0"/>
          <table:table-cell table:number-columns-repeated="3"/>
          <table:table-cell office:value-type="float" office:value="2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74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76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10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2"/>
          <table:table-cell/>
          <table:table-cell office:value-type="float" office:value="4"/>
          <table:table-cell table:number-columns-repeated="16371"/>
        </table:table-row>
        <table:table-row>
          <table:table-cell table:number-columns-repeated="4"/>
          <table:table-cell office:value-type="float" office:value="236"/>
          <table:table-cell office:value-type="float" office:value="0"/>
          <table:table-cell table:number-columns-repeated="3"/>
          <table:table-cell office:value-type="float" office:value="2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97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2"/>
          <table:table-cell/>
          <table:table-cell office:value-type="float" office:value="3"/>
          <table:table-cell table:number-columns-repeated="16371"/>
        </table:table-row>
        <table:table-row>
          <table:table-cell table:number-columns-repeated="4"/>
          <table:table-cell office:value-type="float" office:value="13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7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79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6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3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15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955"/>
          <table:table-cell table:number-columns-repeated="16376"/>
        </table:table-row>
        <table:table-row table:number-rows-repeated="1048538">
          <table:table-cell table:number-columns-repeated="16376"/>
        </table:table-row>
      </table:table>
      <table:table table:name="'file:///C:/Users/User/Desktop/SUBPLAN/PORTAL%20DA%20TRANSPARÊNCIA/PORTARIAS%20SOF/2021/Agosto/5%20-%20ESMPU/AnexoIServidoresESMPUAGO2021.ods'#Quantitativo_Fisico_Pessoal_Ser" table:style-name="ta2">
        <table:table-source xlink:href="file:///C:/Users/User/Desktop/SUBPLAN/PORTAL%20DA%20TRANSPARÊNCIA/PORTARIAS%20SOF/2021/Agosto/5%20-%20ESMPU/AnexoIServidoresESMPUAGO2021.ods" table:table-name="Quantitativo_Fisico_Pessoal_Ser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7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65"/>
          <table:table-cell table:number-columns-repeated="16376"/>
        </table:table-row>
        <table:table-row>
          <table:table-cell table:number-columns-repeated="9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9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9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9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9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9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9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9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9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9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9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9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9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103"/>
          <table:table-cell table:number-columns-repeated="16376"/>
        </table:table-row>
        <table:table-row table:number-rows-repeated="1048540">
          <table:table-cell table:number-columns-repeated="16376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/</number:text>
      <number:year/>
    </number:date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Monica de Morais Pimentel Abbad Silveira</meta:initial-creator>
    <dc:creator>User</dc:creator>
    <meta:creation-date>2015-10-02T19:20:45Z</meta:creation-date>
    <dc:date>2021-09-22T17:02:05Z</dc:date>
    <meta:print-date>2016-05-19T15:31:24Z</meta:print-date>
  </office:meta>
</office:document-meta>
</file>